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9.4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nter-finder_centroid_square (copy)" table:style-name="ta1">
        <table:shapes>
          <draw:frame draw:z-index="0" draw:style-name="gr1" draw:text-style-name="P1" svg:width="106.48mm" svg:height="77.03mm" svg:x="212.12mm" svg:y="10.89mm">
            <loext:p draw:notify-on-update-of-ranges="'center-finder_centroid_square (copy)'.C1:'center-finder_centroid_square (copy)'.C4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1.69mm" svg:height="71.19mm" svg:x="332.87mm" svg:y="13.01mm">
            <loext:p draw:notify-on-update-of-ranges="'center-finder_centroid_square (copy)'.D1:'center-finder_centroid_square (copy)'.D4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9.29mm" svg:height="90.04mm" svg:x="210.75mm" svg:y="100.14mm">
            <loext:p draw:notify-on-update-of-ranges="'center-finder_centroid_square (copy)'.C1:'center-finder_centroid_square (copy)'.C463 'center-finder_centroid_square (copy)'.D1:'center-finder_centroid_square (copy)'.D4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a/benjamin/MyPassport/captures-bloc-calibration-cropped//00000000-0.png</text:p>
          </table:table-cell>
          <table:table-cell office:value-type="float" office:value="1841.61727913147" calcext:value-type="float">
            <text:p>1841.6172791315</text:p>
          </table:table-cell>
          <table:table-cell office:value-type="float" office:value="111.503754078863" calcext:value-type="float">
            <text:p>111.5037540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a/benjamin/MyPassport/captures-bloc-calibration-cropped//00000000-1.png</text:p>
          </table:table-cell>
          <table:table-cell office:value-type="float" office:value="1841.60545051888" calcext:value-type="float">
            <text:p>1841.6054505189</text:p>
          </table:table-cell>
          <table:table-cell office:value-type="float" office:value="111.493511722825" calcext:value-type="float">
            <text:p>111.4935117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edia/benjamin/MyPassport/captures-bloc-calibration-cropped//00000000-2.png</text:p>
          </table:table-cell>
          <table:table-cell office:value-type="float" office:value="1841.60113521926" calcext:value-type="float">
            <text:p>1841.6011352193</text:p>
          </table:table-cell>
          <table:table-cell office:value-type="float" office:value="111.483865848821" calcext:value-type="float">
            <text:p>111.4838658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edia/benjamin/MyPassport/captures-bloc-calibration-cropped//00000000-3.png</text:p>
          </table:table-cell>
          <table:table-cell office:value-type="float" office:value="1841.63265156692" calcext:value-type="float">
            <text:p>1841.6326515669</text:p>
          </table:table-cell>
          <table:table-cell office:value-type="float" office:value="111.48409279508" calcext:value-type="float">
            <text:p>111.4840927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edia/benjamin/MyPassport/captures-bloc-calibration-cropped//00000000-4.png</text:p>
          </table:table-cell>
          <table:table-cell office:value-type="float" office:value="1841.59859468493" calcext:value-type="float">
            <text:p>1841.5985946849</text:p>
          </table:table-cell>
          <table:table-cell office:value-type="float" office:value="111.498740461973" calcext:value-type="float">
            <text:p>111.498740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edia/benjamin/MyPassport/captures-bloc-calibration-cropped//00000100-0.png</text:p>
          </table:table-cell>
          <table:table-cell office:value-type="float" office:value="1841.06716498202" calcext:value-type="float">
            <text:p>1841.067164982</text:p>
          </table:table-cell>
          <table:table-cell office:value-type="float" office:value="111.279300093434" calcext:value-type="float">
            <text:p>111.2793000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edia/benjamin/MyPassport/captures-bloc-calibration-cropped//00000100-1.png</text:p>
          </table:table-cell>
          <table:table-cell office:value-type="float" office:value="1841.05888911528" calcext:value-type="float">
            <text:p>1841.0588891153</text:p>
          </table:table-cell>
          <table:table-cell office:value-type="float" office:value="111.267748800145" calcext:value-type="float">
            <text:p>111.2677488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edia/benjamin/MyPassport/captures-bloc-calibration-cropped//00000100-2.png</text:p>
          </table:table-cell>
          <table:table-cell office:value-type="float" office:value="1841.05843243855" calcext:value-type="float">
            <text:p>1841.0584324386</text:p>
          </table:table-cell>
          <table:table-cell office:value-type="float" office:value="111.27574470495" calcext:value-type="float">
            <text:p>111.275744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edia/benjamin/MyPassport/captures-bloc-calibration-cropped//00000100-3.png</text:p>
          </table:table-cell>
          <table:table-cell office:value-type="float" office:value="1841.06309478654" calcext:value-type="float">
            <text:p>1841.0630947866</text:p>
          </table:table-cell>
          <table:table-cell office:value-type="float" office:value="111.275663924728" calcext:value-type="float">
            <text:p>111.27566392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edia/benjamin/MyPassport/captures-bloc-calibration-cropped//00000100-4.png</text:p>
          </table:table-cell>
          <table:table-cell office:value-type="float" office:value="1841.05059357008" calcext:value-type="float">
            <text:p>1841.0505935701</text:p>
          </table:table-cell>
          <table:table-cell office:value-type="float" office:value="111.272187406237" calcext:value-type="float">
            <text:p>111.2721874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edia/benjamin/MyPassport/captures-bloc-calibration-cropped//00000200-0.png</text:p>
          </table:table-cell>
          <table:table-cell office:value-type="float" office:value="1840.29621532838" calcext:value-type="float">
            <text:p>1840.2962153284</text:p>
          </table:table-cell>
          <table:table-cell office:value-type="float" office:value="111.099093159368" calcext:value-type="float">
            <text:p>111.09909315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media/benjamin/MyPassport/captures-bloc-calibration-cropped//00000200-1.png</text:p>
          </table:table-cell>
          <table:table-cell office:value-type="float" office:value="1840.30806827581" calcext:value-type="float">
            <text:p>1840.3080682758</text:p>
          </table:table-cell>
          <table:table-cell office:value-type="float" office:value="111.091522208148" calcext:value-type="float">
            <text:p>111.0915222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media/benjamin/MyPassport/captures-bloc-calibration-cropped//00000200-2.png</text:p>
          </table:table-cell>
          <table:table-cell office:value-type="float" office:value="1840.31134579904" calcext:value-type="float">
            <text:p>1840.311345799</text:p>
          </table:table-cell>
          <table:table-cell office:value-type="float" office:value="111.111896403144" calcext:value-type="float">
            <text:p>111.11189640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edia/benjamin/MyPassport/captures-bloc-calibration-cropped//00000200-3.png</text:p>
          </table:table-cell>
          <table:table-cell office:value-type="float" office:value="1840.31506405809" calcext:value-type="float">
            <text:p>1840.3150640581</text:p>
          </table:table-cell>
          <table:table-cell office:value-type="float" office:value="111.111431016142" calcext:value-type="float">
            <text:p>111.1114310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media/benjamin/MyPassport/captures-bloc-calibration-cropped//00000200-4.png</text:p>
          </table:table-cell>
          <table:table-cell office:value-type="float" office:value="1840.30552196928" calcext:value-type="float">
            <text:p>1840.3055219693</text:p>
          </table:table-cell>
          <table:table-cell office:value-type="float" office:value="111.108489774667" calcext:value-type="float">
            <text:p>111.10848977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media/benjamin/MyPassport/captures-bloc-calibration-cropped//00000300-0.png</text:p>
          </table:table-cell>
          <table:table-cell office:value-type="float" office:value="1839.53619210173" calcext:value-type="float">
            <text:p>1839.5361921017</text:p>
          </table:table-cell>
          <table:table-cell office:value-type="float" office:value="110.998316646431" calcext:value-type="float">
            <text:p>110.9983166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edia/benjamin/MyPassport/captures-bloc-calibration-cropped//00000300-1.png</text:p>
          </table:table-cell>
          <table:table-cell office:value-type="float" office:value="1839.53523390526" calcext:value-type="float">
            <text:p>1839.5352339053</text:p>
          </table:table-cell>
          <table:table-cell office:value-type="float" office:value="110.996163660361" calcext:value-type="float">
            <text:p>110.9961636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media/benjamin/MyPassport/captures-bloc-calibration-cropped//00000300-2.png</text:p>
          </table:table-cell>
          <table:table-cell office:value-type="float" office:value="1839.55266303393" calcext:value-type="float">
            <text:p>1839.5526630339</text:p>
          </table:table-cell>
          <table:table-cell office:value-type="float" office:value="110.998183629226" calcext:value-type="float">
            <text:p>110.9981836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media/benjamin/MyPassport/captures-bloc-calibration-cropped//00000300-3.png</text:p>
          </table:table-cell>
          <table:table-cell office:value-type="float" office:value="1839.52962227572" calcext:value-type="float">
            <text:p>1839.5296222757</text:p>
          </table:table-cell>
          <table:table-cell office:value-type="float" office:value="111.006466236756" calcext:value-type="float">
            <text:p>111.00646623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media/benjamin/MyPassport/captures-bloc-calibration-cropped//00000300-4.png</text:p>
          </table:table-cell>
          <table:table-cell office:value-type="float" office:value="1839.53826500715" calcext:value-type="float">
            <text:p>1839.5382650072</text:p>
          </table:table-cell>
          <table:table-cell office:value-type="float" office:value="111.006281789841" calcext:value-type="float">
            <text:p>111.00628178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edia/benjamin/MyPassport/captures-bloc-calibration-cropped//00000400-0.png</text:p>
          </table:table-cell>
          <table:table-cell office:value-type="float" office:value="1838.71915709499" calcext:value-type="float">
            <text:p>1838.719157095</text:p>
          </table:table-cell>
          <table:table-cell office:value-type="float" office:value="110.883963182635" calcext:value-type="float">
            <text:p>110.8839631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media/benjamin/MyPassport/captures-bloc-calibration-cropped//00000400-1.png</text:p>
          </table:table-cell>
          <table:table-cell office:value-type="float" office:value="1838.74667510705" calcext:value-type="float">
            <text:p>1838.7466751071</text:p>
          </table:table-cell>
          <table:table-cell office:value-type="float" office:value="110.885147119421" calcext:value-type="float">
            <text:p>110.88514711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media/benjamin/MyPassport/captures-bloc-calibration-cropped//00000400-2.png</text:p>
          </table:table-cell>
          <table:table-cell office:value-type="float" office:value="1838.7222816378" calcext:value-type="float">
            <text:p>1838.7222816378</text:p>
          </table:table-cell>
          <table:table-cell office:value-type="float" office:value="110.878031439138" calcext:value-type="float">
            <text:p>110.8780314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media/benjamin/MyPassport/captures-bloc-calibration-cropped//00000400-3.png</text:p>
          </table:table-cell>
          <table:table-cell office:value-type="float" office:value="1838.71622760108" calcext:value-type="float">
            <text:p>1838.7162276011</text:p>
          </table:table-cell>
          <table:table-cell office:value-type="float" office:value="110.913971427376" calcext:value-type="float">
            <text:p>110.91397142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edia/benjamin/MyPassport/captures-bloc-calibration-cropped//00000400-4.png</text:p>
          </table:table-cell>
          <table:table-cell office:value-type="float" office:value="1838.73765655142" calcext:value-type="float">
            <text:p>1838.7376565514</text:p>
          </table:table-cell>
          <table:table-cell office:value-type="float" office:value="110.896014620424" calcext:value-type="float">
            <text:p>110.8960146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media/benjamin/MyPassport/captures-bloc-calibration-cropped//00000500-0.png</text:p>
          </table:table-cell>
          <table:table-cell office:value-type="float" office:value="1837.851244595" calcext:value-type="float">
            <text:p>1837.851244595</text:p>
          </table:table-cell>
          <table:table-cell office:value-type="float" office:value="110.676162037572" calcext:value-type="float">
            <text:p>110.67616203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media/benjamin/MyPassport/captures-bloc-calibration-cropped//00000500-1.png</text:p>
          </table:table-cell>
          <table:table-cell office:value-type="float" office:value="1837.82983397843" calcext:value-type="float">
            <text:p>1837.8298339784</text:p>
          </table:table-cell>
          <table:table-cell office:value-type="float" office:value="110.684656393778" calcext:value-type="float">
            <text:p>110.68465639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media/benjamin/MyPassport/captures-bloc-calibration-cropped//00000500-2.png</text:p>
          </table:table-cell>
          <table:table-cell office:value-type="float" office:value="1837.81703098595" calcext:value-type="float">
            <text:p>1837.817030986</text:p>
          </table:table-cell>
          <table:table-cell office:value-type="float" office:value="110.699968885933" calcext:value-type="float">
            <text:p>110.69996888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media/benjamin/MyPassport/captures-bloc-calibration-cropped//00000500-3.png</text:p>
          </table:table-cell>
          <table:table-cell office:value-type="float" office:value="1837.83721029467" calcext:value-type="float">
            <text:p>1837.8372102947</text:p>
          </table:table-cell>
          <table:table-cell office:value-type="float" office:value="110.695042853834" calcext:value-type="float">
            <text:p>110.69504285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media/benjamin/MyPassport/captures-bloc-calibration-cropped//00000500-4.png</text:p>
          </table:table-cell>
          <table:table-cell office:value-type="float" office:value="1837.84604026846" calcext:value-type="float">
            <text:p>1837.8460402685</text:p>
          </table:table-cell>
          <table:table-cell office:value-type="float" office:value="110.710140329469" calcext:value-type="float">
            <text:p>110.7101403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media/benjamin/MyPassport/captures-bloc-calibration-cropped//00000600-0.png</text:p>
          </table:table-cell>
          <table:table-cell office:value-type="float" office:value="1835.91224824391" calcext:value-type="float">
            <text:p>1835.9122482439</text:p>
          </table:table-cell>
          <table:table-cell office:value-type="float" office:value="109.688281214747" calcext:value-type="float">
            <text:p>109.68828121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media/benjamin/MyPassport/captures-bloc-calibration-cropped//00000600-1.png</text:p>
          </table:table-cell>
          <table:table-cell office:value-type="float" office:value="1837.34773141279" calcext:value-type="float">
            <text:p>1837.3477314128</text:p>
          </table:table-cell>
          <table:table-cell office:value-type="float" office:value="110.522993497642" calcext:value-type="float">
            <text:p>110.52299349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media/benjamin/MyPassport/captures-bloc-calibration-cropped//00000600-2.png</text:p>
          </table:table-cell>
          <table:table-cell office:value-type="float" office:value="1837.3397090501" calcext:value-type="float">
            <text:p>1837.3397090501</text:p>
          </table:table-cell>
          <table:table-cell office:value-type="float" office:value="110.544695383539" calcext:value-type="float">
            <text:p>110.54469538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media/benjamin/MyPassport/captures-bloc-calibration-cropped//00000600-3.png</text:p>
          </table:table-cell>
          <table:table-cell office:value-type="float" office:value="1835.90851207948" calcext:value-type="float">
            <text:p>1835.9085120795</text:p>
          </table:table-cell>
          <table:table-cell office:value-type="float" office:value="109.671473369961" calcext:value-type="float">
            <text:p>109.671473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media/benjamin/MyPassport/captures-bloc-calibration-cropped//00000600-4.png</text:p>
          </table:table-cell>
          <table:table-cell office:value-type="float" office:value="1835.92448391166" calcext:value-type="float">
            <text:p>1835.9244839117</text:p>
          </table:table-cell>
          <table:table-cell office:value-type="float" office:value="109.67042928939" calcext:value-type="float">
            <text:p>109.67042928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media/benjamin/MyPassport/captures-bloc-calibration-cropped//00000700-0.png</text:p>
          </table:table-cell>
          <table:table-cell office:value-type="float" office:value="1835.36648064179" calcext:value-type="float">
            <text:p>1835.3664806418</text:p>
          </table:table-cell>
          <table:table-cell office:value-type="float" office:value="109.623120235189" calcext:value-type="float">
            <text:p>109.62312023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media/benjamin/MyPassport/captures-bloc-calibration-cropped//00000700-1.png</text:p>
          </table:table-cell>
          <table:table-cell office:value-type="float" office:value="1835.3410453643" calcext:value-type="float">
            <text:p>1835.3410453643</text:p>
          </table:table-cell>
          <table:table-cell office:value-type="float" office:value="109.641864455818" calcext:value-type="float">
            <text:p>109.64186445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/media/benjamin/MyPassport/captures-bloc-calibration-cropped//00000700-2.png</text:p>
          </table:table-cell>
          <table:table-cell office:value-type="float" office:value="1835.34056577453" calcext:value-type="float">
            <text:p>1835.3405657745</text:p>
          </table:table-cell>
          <table:table-cell office:value-type="float" office:value="109.646166723131" calcext:value-type="float">
            <text:p>109.6461667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media/benjamin/MyPassport/captures-bloc-calibration-cropped//00000700-3.png</text:p>
          </table:table-cell>
          <table:table-cell office:value-type="float" office:value="1835.33811834815" calcext:value-type="float">
            <text:p>1835.3381183482</text:p>
          </table:table-cell>
          <table:table-cell office:value-type="float" office:value="109.640600709531" calcext:value-type="float">
            <text:p>109.64060070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media/benjamin/MyPassport/captures-bloc-calibration-cropped//00000700-4.png</text:p>
          </table:table-cell>
          <table:table-cell office:value-type="float" office:value="1835.34001048244" calcext:value-type="float">
            <text:p>1835.3400104825</text:p>
          </table:table-cell>
          <table:table-cell office:value-type="float" office:value="109.635415678738" calcext:value-type="float">
            <text:p>109.63541567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media/benjamin/MyPassport/captures-bloc-calibration-cropped//00000800-0.png</text:p>
          </table:table-cell>
          <table:table-cell office:value-type="float" office:value="1835.08182567423" calcext:value-type="float">
            <text:p>1835.0818256742</text:p>
          </table:table-cell>
          <table:table-cell office:value-type="float" office:value="109.665677006792" calcext:value-type="float">
            <text:p>109.66567700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/media/benjamin/MyPassport/captures-bloc-calibration-cropped//00000800-1.png</text:p>
          </table:table-cell>
          <table:table-cell office:value-type="float" office:value="1835.07576699783" calcext:value-type="float">
            <text:p>1835.0757669978</text:p>
          </table:table-cell>
          <table:table-cell office:value-type="float" office:value="109.668948465507" calcext:value-type="float">
            <text:p>109.66894846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media/benjamin/MyPassport/captures-bloc-calibration-cropped//00000800-2.png</text:p>
          </table:table-cell>
          <table:table-cell office:value-type="float" office:value="1835.05495924421" calcext:value-type="float">
            <text:p>1835.0549592442</text:p>
          </table:table-cell>
          <table:table-cell office:value-type="float" office:value="109.664272004387" calcext:value-type="float">
            <text:p>109.66427200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/media/benjamin/MyPassport/captures-bloc-calibration-cropped//00000800-3.png</text:p>
          </table:table-cell>
          <table:table-cell office:value-type="float" office:value="1835.0695948976" calcext:value-type="float">
            <text:p>1835.0695948976</text:p>
          </table:table-cell>
          <table:table-cell office:value-type="float" office:value="109.665543873636" calcext:value-type="float">
            <text:p>109.66554387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/media/benjamin/MyPassport/captures-bloc-calibration-cropped//00000800-4.png</text:p>
          </table:table-cell>
          <table:table-cell office:value-type="float" office:value="1835.08264442281" calcext:value-type="float">
            <text:p>1835.0826444228</text:p>
          </table:table-cell>
          <table:table-cell office:value-type="float" office:value="109.679775839113" calcext:value-type="float">
            <text:p>109.67977583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media/benjamin/MyPassport/captures-bloc-calibration-cropped//00000900-0.png</text:p>
          </table:table-cell>
          <table:table-cell office:value-type="float" office:value="1834.79692581733" calcext:value-type="float">
            <text:p>1834.7969258173</text:p>
          </table:table-cell>
          <table:table-cell office:value-type="float" office:value="109.677315894285" calcext:value-type="float">
            <text:p>109.67731589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media/benjamin/MyPassport/captures-bloc-calibration-cropped//00000900-1.png</text:p>
          </table:table-cell>
          <table:table-cell office:value-type="float" office:value="1834.80062224656" calcext:value-type="float">
            <text:p>1834.8006222466</text:p>
          </table:table-cell>
          <table:table-cell office:value-type="float" office:value="109.464031659905" calcext:value-type="float">
            <text:p>109.46403165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media/benjamin/MyPassport/captures-bloc-calibration-cropped//00000900-2.png</text:p>
          </table:table-cell>
          <table:table-cell office:value-type="float" office:value="1834.7635613831" calcext:value-type="float">
            <text:p>1834.7635613831</text:p>
          </table:table-cell>
          <table:table-cell office:value-type="float" office:value="109.684320508366" calcext:value-type="float">
            <text:p>109.6843205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media/benjamin/MyPassport/captures-bloc-calibration-cropped//00000900-3.png</text:p>
          </table:table-cell>
          <table:table-cell office:value-type="float" office:value="1834.78203339484" calcext:value-type="float">
            <text:p>1834.7820333949</text:p>
          </table:table-cell>
          <table:table-cell office:value-type="float" office:value="109.660875826995" calcext:value-type="float">
            <text:p>109.6608758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media/benjamin/MyPassport/captures-bloc-calibration-cropped//00000900-4.png</text:p>
          </table:table-cell>
          <table:table-cell office:value-type="float" office:value="1834.78640237958" calcext:value-type="float">
            <text:p>1834.7864023796</text:p>
          </table:table-cell>
          <table:table-cell office:value-type="float" office:value="109.66792811258" calcext:value-type="float">
            <text:p>109.6679281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media/benjamin/MyPassport/captures-bloc-calibration-cropped//00001000-0.png</text:p>
          </table:table-cell>
          <table:table-cell office:value-type="float" office:value="1834.43252818519" calcext:value-type="float">
            <text:p>1834.4325281852</text:p>
          </table:table-cell>
          <table:table-cell office:value-type="float" office:value="109.898158017204" calcext:value-type="float">
            <text:p>109.89815801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/media/benjamin/MyPassport/captures-bloc-calibration-cropped//00001000-1.png</text:p>
          </table:table-cell>
          <table:table-cell office:value-type="float" office:value="1834.44303430633" calcext:value-type="float">
            <text:p>1834.4430343063</text:p>
          </table:table-cell>
          <table:table-cell office:value-type="float" office:value="109.88378518822" calcext:value-type="float">
            <text:p>109.88378518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/media/benjamin/MyPassport/captures-bloc-calibration-cropped//00001000-2.png</text:p>
          </table:table-cell>
          <table:table-cell office:value-type="float" office:value="1834.44551299665" calcext:value-type="float">
            <text:p>1834.4455129967</text:p>
          </table:table-cell>
          <table:table-cell office:value-type="float" office:value="109.887698771526" calcext:value-type="float">
            <text:p>109.88769877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/media/benjamin/MyPassport/captures-bloc-calibration-cropped//00001000-3.png</text:p>
          </table:table-cell>
          <table:table-cell office:value-type="float" office:value="1834.44379280053" calcext:value-type="float">
            <text:p>1834.4437928005</text:p>
          </table:table-cell>
          <table:table-cell office:value-type="float" office:value="109.893620101024" calcext:value-type="float">
            <text:p>109.893620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media/benjamin/MyPassport/captures-bloc-calibration-cropped//00001000-4.png</text:p>
          </table:table-cell>
          <table:table-cell office:value-type="float" office:value="1834.44067170143" calcext:value-type="float">
            <text:p>1834.4406717014</text:p>
          </table:table-cell>
          <table:table-cell office:value-type="float" office:value="109.902771118037" calcext:value-type="float">
            <text:p>109.9027711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media/benjamin/MyPassport/captures-bloc-calibration-cropped//00001100-0.png</text:p>
          </table:table-cell>
          <table:table-cell office:value-type="float" office:value="1835.88384808879" calcext:value-type="float">
            <text:p>1835.8838480888</text:p>
          </table:table-cell>
          <table:table-cell office:value-type="float" office:value="111.084913640973" calcext:value-type="float">
            <text:p>111.0849136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media/benjamin/MyPassport/captures-bloc-calibration-cropped//00001100-1.png</text:p>
          </table:table-cell>
          <table:table-cell office:value-type="float" office:value="1835.88605154304" calcext:value-type="float">
            <text:p>1835.886051543</text:p>
          </table:table-cell>
          <table:table-cell office:value-type="float" office:value="111.099246695887" calcext:value-type="float">
            <text:p>111.09924669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/media/benjamin/MyPassport/captures-bloc-calibration-cropped//00001100-2.png</text:p>
          </table:table-cell>
          <table:table-cell office:value-type="float" office:value="1835.89058313059" calcext:value-type="float">
            <text:p>1835.8905831306</text:p>
          </table:table-cell>
          <table:table-cell office:value-type="float" office:value="111.091808590553" calcext:value-type="float">
            <text:p>111.09180859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/media/benjamin/MyPassport/captures-bloc-calibration-cropped//00001100-3.png</text:p>
          </table:table-cell>
          <table:table-cell office:value-type="float" office:value="1835.88920939872" calcext:value-type="float">
            <text:p>1835.8892093987</text:p>
          </table:table-cell>
          <table:table-cell office:value-type="float" office:value="111.084734085754" calcext:value-type="float">
            <text:p>111.08473408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/media/benjamin/MyPassport/captures-bloc-calibration-cropped//00001100-4.png</text:p>
          </table:table-cell>
          <table:table-cell office:value-type="float" office:value="1835.87053191012" calcext:value-type="float">
            <text:p>1835.8705319101</text:p>
          </table:table-cell>
          <table:table-cell office:value-type="float" office:value="111.101571960353" calcext:value-type="float">
            <text:p>111.10157196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media/benjamin/MyPassport/captures-bloc-calibration-cropped//00001200-0.png</text:p>
          </table:table-cell>
          <table:table-cell office:value-type="float" office:value="1835.25375927457" calcext:value-type="float">
            <text:p>1835.2537592746</text:p>
          </table:table-cell>
          <table:table-cell office:value-type="float" office:value="111.277062973238" calcext:value-type="float">
            <text:p>111.27706297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/media/benjamin/MyPassport/captures-bloc-calibration-cropped//00001200-1.png</text:p>
          </table:table-cell>
          <table:table-cell office:value-type="float" office:value="1835.25792918019" calcext:value-type="float">
            <text:p>1835.2579291802</text:p>
          </table:table-cell>
          <table:table-cell office:value-type="float" office:value="111.286480316558" calcext:value-type="float">
            <text:p>111.28648031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/media/benjamin/MyPassport/captures-bloc-calibration-cropped//00001200-2.png</text:p>
          </table:table-cell>
          <table:table-cell office:value-type="float" office:value="1835.2910273372" calcext:value-type="float">
            <text:p>1835.2910273372</text:p>
          </table:table-cell>
          <table:table-cell office:value-type="float" office:value="111.271709322425" calcext:value-type="float">
            <text:p>111.27170932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media/benjamin/MyPassport/captures-bloc-calibration-cropped//00001200-3.png</text:p>
          </table:table-cell>
          <table:table-cell office:value-type="float" office:value="1836.89592991085" calcext:value-type="float">
            <text:p>1836.8959299109</text:p>
          </table:table-cell>
          <table:table-cell office:value-type="float" office:value="112.533409160775" calcext:value-type="float">
            <text:p>112.53340916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media/benjamin/MyPassport/captures-bloc-calibration-cropped//00001200-4.png</text:p>
          </table:table-cell>
          <table:table-cell office:value-type="float" office:value="1835.26090707044" calcext:value-type="float">
            <text:p>1835.2609070704</text:p>
          </table:table-cell>
          <table:table-cell office:value-type="float" office:value="111.289840364533" calcext:value-type="float">
            <text:p>111.28984036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media/benjamin/MyPassport/captures-bloc-calibration-cropped//00001300-0.png</text:p>
          </table:table-cell>
          <table:table-cell office:value-type="float" office:value="1836.38045198455" calcext:value-type="float">
            <text:p>1836.3804519846</text:p>
          </table:table-cell>
          <table:table-cell office:value-type="float" office:value="112.6753687409" calcext:value-type="float">
            <text:p>112.67536874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media/benjamin/MyPassport/captures-bloc-calibration-cropped//00001300-1.png</text:p>
          </table:table-cell>
          <table:table-cell office:value-type="float" office:value="1836.3597368938" calcext:value-type="float">
            <text:p>1836.3597368938</text:p>
          </table:table-cell>
          <table:table-cell office:value-type="float" office:value="112.677428757913" calcext:value-type="float">
            <text:p>112.67742875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/media/benjamin/MyPassport/captures-bloc-calibration-cropped//00001300-2.png</text:p>
          </table:table-cell>
          <table:table-cell office:value-type="float" office:value="1836.37297184462" calcext:value-type="float">
            <text:p>1836.3729718446</text:p>
          </table:table-cell>
          <table:table-cell office:value-type="float" office:value="112.6603389273" calcext:value-type="float">
            <text:p>112.66033892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/media/benjamin/MyPassport/captures-bloc-calibration-cropped//00001300-3.png</text:p>
          </table:table-cell>
          <table:table-cell office:value-type="float" office:value="1836.37892300102" calcext:value-type="float">
            <text:p>1836.378923001</text:p>
          </table:table-cell>
          <table:table-cell office:value-type="float" office:value="112.666932311234" calcext:value-type="float">
            <text:p>112.66693231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/media/benjamin/MyPassport/captures-bloc-calibration-cropped//00001300-4.png</text:p>
          </table:table-cell>
          <table:table-cell office:value-type="float" office:value="1836.35998784979" calcext:value-type="float">
            <text:p>1836.3599878498</text:p>
          </table:table-cell>
          <table:table-cell office:value-type="float" office:value="112.682594828568" calcext:value-type="float">
            <text:p>112.68259482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media/benjamin/MyPassport/captures-bloc-calibration-cropped//00001400-0.png</text:p>
          </table:table-cell>
          <table:table-cell office:value-type="float" office:value="1835.78853283482" calcext:value-type="float">
            <text:p>1835.7885328348</text:p>
          </table:table-cell>
          <table:table-cell office:value-type="float" office:value="112.609620383833" calcext:value-type="float">
            <text:p>112.60962038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/media/benjamin/MyPassport/captures-bloc-calibration-cropped//00001400-1.png</text:p>
          </table:table-cell>
          <table:table-cell office:value-type="float" office:value="1835.79752979169" calcext:value-type="float">
            <text:p>1835.7975297917</text:p>
          </table:table-cell>
          <table:table-cell office:value-type="float" office:value="112.61572648927" calcext:value-type="float">
            <text:p>112.61572648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media/benjamin/MyPassport/captures-bloc-calibration-cropped//00001400-2.png</text:p>
          </table:table-cell>
          <table:table-cell office:value-type="float" office:value="1835.76241983646" calcext:value-type="float">
            <text:p>1835.7624198365</text:p>
          </table:table-cell>
          <table:table-cell office:value-type="float" office:value="112.611340699769" calcext:value-type="float">
            <text:p>112.61134069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/media/benjamin/MyPassport/captures-bloc-calibration-cropped//00001400-3.png</text:p>
          </table:table-cell>
          <table:table-cell office:value-type="float" office:value="1835.77947500363" calcext:value-type="float">
            <text:p>1835.7794750036</text:p>
          </table:table-cell>
          <table:table-cell office:value-type="float" office:value="112.600070723591" calcext:value-type="float">
            <text:p>112.60007072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/media/benjamin/MyPassport/captures-bloc-calibration-cropped//00001400-4.png</text:p>
          </table:table-cell>
          <table:table-cell office:value-type="float" office:value="1835.79904149325" calcext:value-type="float">
            <text:p>1835.7990414933</text:p>
          </table:table-cell>
          <table:table-cell office:value-type="float" office:value="112.590515827973" calcext:value-type="float">
            <text:p>112.5905158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/media/benjamin/MyPassport/captures-bloc-calibration-cropped//00001500-0.png</text:p>
          </table:table-cell>
          <table:table-cell office:value-type="float" office:value="1835.23410299958" calcext:value-type="float">
            <text:p>1835.2341029996</text:p>
          </table:table-cell>
          <table:table-cell office:value-type="float" office:value="112.530251754539" calcext:value-type="float">
            <text:p>112.53025175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/media/benjamin/MyPassport/captures-bloc-calibration-cropped//00001500-1.png</text:p>
          </table:table-cell>
          <table:table-cell office:value-type="float" office:value="1835.23421410652" calcext:value-type="float">
            <text:p>1835.2342141065</text:p>
          </table:table-cell>
          <table:table-cell office:value-type="float" office:value="112.528682335027" calcext:value-type="float">
            <text:p>112.5286823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media/benjamin/MyPassport/captures-bloc-calibration-cropped//00001500-2.png</text:p>
          </table:table-cell>
          <table:table-cell office:value-type="float" office:value="1835.25101386341" calcext:value-type="float">
            <text:p>1835.2510138634</text:p>
          </table:table-cell>
          <table:table-cell office:value-type="float" office:value="112.534864423065" calcext:value-type="float">
            <text:p>112.53486442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/media/benjamin/MyPassport/captures-bloc-calibration-cropped//00001500-3.png</text:p>
          </table:table-cell>
          <table:table-cell office:value-type="float" office:value="1835.24058724843" calcext:value-type="float">
            <text:p>1835.2405872484</text:p>
          </table:table-cell>
          <table:table-cell office:value-type="float" office:value="112.524008207508" calcext:value-type="float">
            <text:p>112.52400820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media/benjamin/MyPassport/captures-bloc-calibration-cropped//00001500-4.png</text:p>
          </table:table-cell>
          <table:table-cell office:value-type="float" office:value="1835.22232199088" calcext:value-type="float">
            <text:p>1835.2223219909</text:p>
          </table:table-cell>
          <table:table-cell office:value-type="float" office:value="112.537765556117" calcext:value-type="float">
            <text:p>112.53776555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media/benjamin/MyPassport/captures-bloc-calibration-cropped//00001600-0.png</text:p>
          </table:table-cell>
          <table:table-cell office:value-type="float" office:value="1834.14184172626" calcext:value-type="float">
            <text:p>1834.1418417263</text:p>
          </table:table-cell>
          <table:table-cell office:value-type="float" office:value="112.512490067541" calcext:value-type="float">
            <text:p>112.51249006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/media/benjamin/MyPassport/captures-bloc-calibration-cropped//00001600-1.png</text:p>
          </table:table-cell>
          <table:table-cell office:value-type="float" office:value="1834.14213005779" calcext:value-type="float">
            <text:p>1834.1421300578</text:p>
          </table:table-cell>
          <table:table-cell office:value-type="float" office:value="112.519548391502" calcext:value-type="float">
            <text:p>112.51954839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media/benjamin/MyPassport/captures-bloc-calibration-cropped//00001600-2.png</text:p>
          </table:table-cell>
          <table:table-cell office:value-type="float" office:value="1834.1353545384" calcext:value-type="float">
            <text:p>1834.1353545384</text:p>
          </table:table-cell>
          <table:table-cell office:value-type="float" office:value="112.527038013964" calcext:value-type="float">
            <text:p>112.5270380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/media/benjamin/MyPassport/captures-bloc-calibration-cropped//00001600-3.png</text:p>
          </table:table-cell>
          <table:table-cell office:value-type="float" office:value="1834.1205718647" calcext:value-type="float">
            <text:p>1834.1205718647</text:p>
          </table:table-cell>
          <table:table-cell office:value-type="float" office:value="112.518370284877" calcext:value-type="float">
            <text:p>112.51837028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media/benjamin/MyPassport/captures-bloc-calibration-cropped//00001600-4.png</text:p>
          </table:table-cell>
          <table:table-cell office:value-type="float" office:value="1834.12943233824" calcext:value-type="float">
            <text:p>1834.1294323382</text:p>
          </table:table-cell>
          <table:table-cell office:value-type="float" office:value="112.526969204629" calcext:value-type="float">
            <text:p>112.52696920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/media/benjamin/MyPassport/captures-bloc-calibration-cropped//00001700-0.png</text:p>
          </table:table-cell>
          <table:table-cell office:value-type="float" office:value="1832.27231105822" calcext:value-type="float">
            <text:p>1832.2723110582</text:p>
          </table:table-cell>
          <table:table-cell office:value-type="float" office:value="111.218612772636" calcext:value-type="float">
            <text:p>111.21861277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media/benjamin/MyPassport/captures-bloc-calibration-cropped//00001700-1.png</text:p>
          </table:table-cell>
          <table:table-cell office:value-type="float" office:value="1832.26763057715" calcext:value-type="float">
            <text:p>1832.2676305772</text:p>
          </table:table-cell>
          <table:table-cell office:value-type="float" office:value="111.216126804086" calcext:value-type="float">
            <text:p>111.21612680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/media/benjamin/MyPassport/captures-bloc-calibration-cropped//00001700-2.png</text:p>
          </table:table-cell>
          <table:table-cell office:value-type="float" office:value="1832.26466935815" calcext:value-type="float">
            <text:p>1832.2646693582</text:p>
          </table:table-cell>
          <table:table-cell office:value-type="float" office:value="111.195506575426" calcext:value-type="float">
            <text:p>111.19550657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media/benjamin/MyPassport/captures-bloc-calibration-cropped//00001700-3.png</text:p>
          </table:table-cell>
          <table:table-cell office:value-type="float" office:value="1832.27562349908" calcext:value-type="float">
            <text:p>1832.2756234991</text:p>
          </table:table-cell>
          <table:table-cell office:value-type="float" office:value="111.201666476074" calcext:value-type="float">
            <text:p>111.20166647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/media/benjamin/MyPassport/captures-bloc-calibration-cropped//00001700-4.png</text:p>
          </table:table-cell>
          <table:table-cell office:value-type="float" office:value="1832.26725464908" calcext:value-type="float">
            <text:p>1832.2672546491</text:p>
          </table:table-cell>
          <table:table-cell office:value-type="float" office:value="111.216187544203" calcext:value-type="float">
            <text:p>111.21618754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/media/benjamin/MyPassport/captures-bloc-calibration-cropped//00001800-0.png</text:p>
          </table:table-cell>
          <table:table-cell office:value-type="float" office:value="1831.81992207264" calcext:value-type="float">
            <text:p>1831.8199220726</text:p>
          </table:table-cell>
          <table:table-cell office:value-type="float" office:value="111.116828450268" calcext:value-type="float">
            <text:p>111.11682845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/media/benjamin/MyPassport/captures-bloc-calibration-cropped//00001800-1.png</text:p>
          </table:table-cell>
          <table:table-cell office:value-type="float" office:value="1831.8368857204" calcext:value-type="float">
            <text:p>1831.8368857204</text:p>
          </table:table-cell>
          <table:table-cell office:value-type="float" office:value="111.110352596363" calcext:value-type="float">
            <text:p>111.11035259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/media/benjamin/MyPassport/captures-bloc-calibration-cropped//00001800-2.png</text:p>
          </table:table-cell>
          <table:table-cell office:value-type="float" office:value="1831.83298665958" calcext:value-type="float">
            <text:p>1831.8329866596</text:p>
          </table:table-cell>
          <table:table-cell office:value-type="float" office:value="111.110992946623" calcext:value-type="float">
            <text:p>111.11099294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/media/benjamin/MyPassport/captures-bloc-calibration-cropped//00001800-3.png</text:p>
          </table:table-cell>
          <table:table-cell office:value-type="float" office:value="1831.83491220566" calcext:value-type="float">
            <text:p>1831.8349122057</text:p>
          </table:table-cell>
          <table:table-cell office:value-type="float" office:value="111.128707654749" calcext:value-type="float">
            <text:p>111.12870765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/media/benjamin/MyPassport/captures-bloc-calibration-cropped//00001800-4.png</text:p>
          </table:table-cell>
          <table:table-cell office:value-type="float" office:value="1831.82931562446" calcext:value-type="float">
            <text:p>1831.8293156245</text:p>
          </table:table-cell>
          <table:table-cell office:value-type="float" office:value="111.127933727366" calcext:value-type="float">
            <text:p>111.12793372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/media/benjamin/MyPassport/captures-bloc-calibration-cropped//00001900-0.png</text:p>
          </table:table-cell>
          <table:table-cell office:value-type="float" office:value="1831.3023101407" calcext:value-type="float">
            <text:p>1831.3023101407</text:p>
          </table:table-cell>
          <table:table-cell office:value-type="float" office:value="110.961191866359" calcext:value-type="float">
            <text:p>110.96119186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media/benjamin/MyPassport/captures-bloc-calibration-cropped//00001900-1.png</text:p>
          </table:table-cell>
          <table:table-cell office:value-type="float" office:value="1832.5856904338" calcext:value-type="float">
            <text:p>1832.5856904338</text:p>
          </table:table-cell>
          <table:table-cell office:value-type="float" office:value="112.15149312123" calcext:value-type="float">
            <text:p>112.15149312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media/benjamin/MyPassport/captures-bloc-calibration-cropped//00001900-2.png</text:p>
          </table:table-cell>
          <table:table-cell office:value-type="float" office:value="1831.30295260728" calcext:value-type="float">
            <text:p>1831.3029526073</text:p>
          </table:table-cell>
          <table:table-cell office:value-type="float" office:value="110.977785772558" calcext:value-type="float">
            <text:p>110.97778577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media/benjamin/MyPassport/captures-bloc-calibration-cropped//00001900-3.png</text:p>
          </table:table-cell>
          <table:table-cell office:value-type="float" office:value="1832.55342273103" calcext:value-type="float">
            <text:p>1832.553422731</text:p>
          </table:table-cell>
          <table:table-cell office:value-type="float" office:value="112.150251045509" calcext:value-type="float">
            <text:p>112.15025104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/media/benjamin/MyPassport/captures-bloc-calibration-cropped//00001900-4.png</text:p>
          </table:table-cell>
          <table:table-cell office:value-type="float" office:value="1831.29189799805" calcext:value-type="float">
            <text:p>1831.2918979981</text:p>
          </table:table-cell>
          <table:table-cell office:value-type="float" office:value="110.972989949749" calcext:value-type="float">
            <text:p>110.9729899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media/benjamin/MyPassport/captures-bloc-calibration-cropped//00002000-0.png</text:p>
          </table:table-cell>
          <table:table-cell office:value-type="float" office:value="1832.10247543212" calcext:value-type="float">
            <text:p>1832.1024754321</text:p>
          </table:table-cell>
          <table:table-cell office:value-type="float" office:value="111.923644105513" calcext:value-type="float">
            <text:p>111.92364410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/media/benjamin/MyPassport/captures-bloc-calibration-cropped//00002000-1.png</text:p>
          </table:table-cell>
          <table:table-cell office:value-type="float" office:value="1832.10936390871" calcext:value-type="float">
            <text:p>1832.1093639087</text:p>
          </table:table-cell>
          <table:table-cell office:value-type="float" office:value="111.913326996884" calcext:value-type="float">
            <text:p>111.91332699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/media/benjamin/MyPassport/captures-bloc-calibration-cropped//00002000-2.png</text:p>
          </table:table-cell>
          <table:table-cell office:value-type="float" office:value="1832.1155786145" calcext:value-type="float">
            <text:p>1832.1155786145</text:p>
          </table:table-cell>
          <table:table-cell office:value-type="float" office:value="111.934764965101" calcext:value-type="float">
            <text:p>111.93476496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/media/benjamin/MyPassport/captures-bloc-calibration-cropped//00002000-3.png</text:p>
          </table:table-cell>
          <table:table-cell office:value-type="float" office:value="1832.10815720146" calcext:value-type="float">
            <text:p>1832.1081572015</text:p>
          </table:table-cell>
          <table:table-cell office:value-type="float" office:value="111.907384907794" calcext:value-type="float">
            <text:p>111.90738490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/media/benjamin/MyPassport/captures-bloc-calibration-cropped//00002000-4.png</text:p>
          </table:table-cell>
          <table:table-cell office:value-type="float" office:value="1832.10002886489" calcext:value-type="float">
            <text:p>1832.1000288649</text:p>
          </table:table-cell>
          <table:table-cell office:value-type="float" office:value="111.92484304717" calcext:value-type="float">
            <text:p>111.92484304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media/benjamin/MyPassport/captures-bloc-calibration-cropped//00002100-0.png</text:p>
          </table:table-cell>
          <table:table-cell office:value-type="float" office:value="1831.67550763466" calcext:value-type="float">
            <text:p>1831.6755076347</text:p>
          </table:table-cell>
          <table:table-cell office:value-type="float" office:value="111.656688008306" calcext:value-type="float">
            <text:p>111.65668800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/media/benjamin/MyPassport/captures-bloc-calibration-cropped//00002100-1.png</text:p>
          </table:table-cell>
          <table:table-cell office:value-type="float" office:value="1831.67456963446" calcext:value-type="float">
            <text:p>1831.6745696345</text:p>
          </table:table-cell>
          <table:table-cell office:value-type="float" office:value="111.656967027195" calcext:value-type="float">
            <text:p>111.65696702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media/benjamin/MyPassport/captures-bloc-calibration-cropped//00002100-2.png</text:p>
          </table:table-cell>
          <table:table-cell office:value-type="float" office:value="1831.68421115526" calcext:value-type="float">
            <text:p>1831.6842111553</text:p>
          </table:table-cell>
          <table:table-cell office:value-type="float" office:value="111.660233621127" calcext:value-type="float">
            <text:p>111.66023362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/media/benjamin/MyPassport/captures-bloc-calibration-cropped//00002100-3.png</text:p>
          </table:table-cell>
          <table:table-cell office:value-type="float" office:value="1831.6737622107" calcext:value-type="float">
            <text:p>1831.6737622107</text:p>
          </table:table-cell>
          <table:table-cell office:value-type="float" office:value="111.650947001361" calcext:value-type="float">
            <text:p>111.65094700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/media/benjamin/MyPassport/captures-bloc-calibration-cropped//00002100-4.png</text:p>
          </table:table-cell>
          <table:table-cell office:value-type="float" office:value="1831.68674396666" calcext:value-type="float">
            <text:p>1831.6867439667</text:p>
          </table:table-cell>
          <table:table-cell office:value-type="float" office:value="111.641140154998" calcext:value-type="float">
            <text:p>111.6411401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/media/benjamin/MyPassport/captures-bloc-calibration-cropped//00002200-0.png</text:p>
          </table:table-cell>
          <table:table-cell office:value-type="float" office:value="1830.1696842713" calcext:value-type="float">
            <text:p>1830.1696842713</text:p>
          </table:table-cell>
          <table:table-cell office:value-type="float" office:value="110.337601775725" calcext:value-type="float">
            <text:p>110.33760177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/media/benjamin/MyPassport/captures-bloc-calibration-cropped//00002200-1.png</text:p>
          </table:table-cell>
          <table:table-cell office:value-type="float" office:value="1830.16857044821" calcext:value-type="float">
            <text:p>1830.1685704482</text:p>
          </table:table-cell>
          <table:table-cell office:value-type="float" office:value="110.341134113411" calcext:value-type="float">
            <text:p>110.34113411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/media/benjamin/MyPassport/captures-bloc-calibration-cropped//00002200-2.png</text:p>
          </table:table-cell>
          <table:table-cell office:value-type="float" office:value="1830.1699599632" calcext:value-type="float">
            <text:p>1830.1699599632</text:p>
          </table:table-cell>
          <table:table-cell office:value-type="float" office:value="110.330907915351" calcext:value-type="float">
            <text:p>110.33090791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/media/benjamin/MyPassport/captures-bloc-calibration-cropped//00002200-3.png</text:p>
          </table:table-cell>
          <table:table-cell office:value-type="float" office:value="1830.16661858337" calcext:value-type="float">
            <text:p>1830.1666185834</text:p>
          </table:table-cell>
          <table:table-cell office:value-type="float" office:value="110.338574413052" calcext:value-type="float">
            <text:p>110.33857441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/media/benjamin/MyPassport/captures-bloc-calibration-cropped//00002200-4.png</text:p>
          </table:table-cell>
          <table:table-cell office:value-type="float" office:value="1830.17623374558" calcext:value-type="float">
            <text:p>1830.1762337456</text:p>
          </table:table-cell>
          <table:table-cell office:value-type="float" office:value="110.331709547859" calcext:value-type="float">
            <text:p>110.33170954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/media/benjamin/MyPassport/captures-bloc-calibration-cropped//00002300-0.png</text:p>
          </table:table-cell>
          <table:table-cell office:value-type="float" office:value="1829.62141633815" calcext:value-type="float">
            <text:p>1829.6214163382</text:p>
          </table:table-cell>
          <table:table-cell office:value-type="float" office:value="110.263511253889" calcext:value-type="float">
            <text:p>110.26351125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/media/benjamin/MyPassport/captures-bloc-calibration-cropped//00002300-1.png</text:p>
          </table:table-cell>
          <table:table-cell office:value-type="float" office:value="1829.6389214121" calcext:value-type="float">
            <text:p>1829.6389214121</text:p>
          </table:table-cell>
          <table:table-cell office:value-type="float" office:value="110.245393953217" calcext:value-type="float">
            <text:p>110.24539395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/media/benjamin/MyPassport/captures-bloc-calibration-cropped//00002300-2.png</text:p>
          </table:table-cell>
          <table:table-cell office:value-type="float" office:value="1829.61531995966" calcext:value-type="float">
            <text:p>1829.6153199597</text:p>
          </table:table-cell>
          <table:table-cell office:value-type="float" office:value="110.208404226055" calcext:value-type="float">
            <text:p>110.20840422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/media/benjamin/MyPassport/captures-bloc-calibration-cropped//00002300-3.png</text:p>
          </table:table-cell>
          <table:table-cell office:value-type="float" office:value="1829.61151804348" calcext:value-type="float">
            <text:p>1829.6115180435</text:p>
          </table:table-cell>
          <table:table-cell office:value-type="float" office:value="110.22885640184" calcext:value-type="float">
            <text:p>110.2288564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/media/benjamin/MyPassport/captures-bloc-calibration-cropped//00002300-4.png</text:p>
          </table:table-cell>
          <table:table-cell office:value-type="float" office:value="1829.62208413924" calcext:value-type="float">
            <text:p>1829.6220841392</text:p>
          </table:table-cell>
          <table:table-cell office:value-type="float" office:value="110.198545052111" calcext:value-type="float">
            <text:p>110.19854505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media/benjamin/MyPassport/captures-bloc-calibration-cropped//00002400-0.png</text:p>
          </table:table-cell>
          <table:table-cell office:value-type="float" office:value="1829.15214010838" calcext:value-type="float">
            <text:p>1829.1521401084</text:p>
          </table:table-cell>
          <table:table-cell office:value-type="float" office:value="110.225429985078" calcext:value-type="float">
            <text:p>110.22542998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/media/benjamin/MyPassport/captures-bloc-calibration-cropped//00002400-1.png</text:p>
          </table:table-cell>
          <table:table-cell office:value-type="float" office:value="1829.16437416192" calcext:value-type="float">
            <text:p>1829.1643741619</text:p>
          </table:table-cell>
          <table:table-cell office:value-type="float" office:value="110.220242834395" calcext:value-type="float">
            <text:p>110.22024283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/media/benjamin/MyPassport/captures-bloc-calibration-cropped//00002400-2.png</text:p>
          </table:table-cell>
          <table:table-cell office:value-type="float" office:value="1829.16140523663" calcext:value-type="float">
            <text:p>1829.1614052366</text:p>
          </table:table-cell>
          <table:table-cell office:value-type="float" office:value="110.239677084752" calcext:value-type="float">
            <text:p>110.23967708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/media/benjamin/MyPassport/captures-bloc-calibration-cropped//00002400-3.png</text:p>
          </table:table-cell>
          <table:table-cell office:value-type="float" office:value="1829.15689939527" calcext:value-type="float">
            <text:p>1829.1568993953</text:p>
          </table:table-cell>
          <table:table-cell office:value-type="float" office:value="110.23223644598" calcext:value-type="float">
            <text:p>110.2322364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media/benjamin/MyPassport/captures-bloc-calibration-cropped//00002400-4.png</text:p>
          </table:table-cell>
          <table:table-cell office:value-type="float" office:value="1829.15817223199" calcext:value-type="float">
            <text:p>1829.158172232</text:p>
          </table:table-cell>
          <table:table-cell office:value-type="float" office:value="110.232195162775" calcext:value-type="float">
            <text:p>110.23219516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/media/benjamin/MyPassport/captures-bloc-calibration-cropped//00002500-0.png</text:p>
          </table:table-cell>
          <table:table-cell office:value-type="float" office:value="1828.52245720713" calcext:value-type="float">
            <text:p>1828.5224572071</text:p>
          </table:table-cell>
          <table:table-cell office:value-type="float" office:value="110.403004688561" calcext:value-type="float">
            <text:p>110.40300468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/media/benjamin/MyPassport/captures-bloc-calibration-cropped//00002500-1.png</text:p>
          </table:table-cell>
          <table:table-cell office:value-type="float" office:value="1828.53491398729" calcext:value-type="float">
            <text:p>1828.5349139873</text:p>
          </table:table-cell>
          <table:table-cell office:value-type="float" office:value="110.372371370252" calcext:value-type="float">
            <text:p>110.372371370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/media/benjamin/MyPassport/captures-bloc-calibration-cropped//00002500-2.png</text:p>
          </table:table-cell>
          <table:table-cell office:value-type="float" office:value="1828.52138839591" calcext:value-type="float">
            <text:p>1828.5213883959</text:p>
          </table:table-cell>
          <table:table-cell office:value-type="float" office:value="110.410159835769" calcext:value-type="float">
            <text:p>110.41015983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/media/benjamin/MyPassport/captures-bloc-calibration-cropped//00002500-3.png</text:p>
          </table:table-cell>
          <table:table-cell office:value-type="float" office:value="1828.51806034963" calcext:value-type="float">
            <text:p>1828.5180603496</text:p>
          </table:table-cell>
          <table:table-cell office:value-type="float" office:value="110.417876628438" calcext:value-type="float">
            <text:p>110.41787662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/media/benjamin/MyPassport/captures-bloc-calibration-cropped//00002500-4.png</text:p>
          </table:table-cell>
          <table:table-cell office:value-type="float" office:value="1828.54622363221" calcext:value-type="float">
            <text:p>1828.5462236322</text:p>
          </table:table-cell>
          <table:table-cell office:value-type="float" office:value="110.394100294985" calcext:value-type="float">
            <text:p>110.3941002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/media/benjamin/MyPassport/captures-bloc-calibration-cropped//00002600-0.png</text:p>
          </table:table-cell>
          <table:table-cell office:value-type="float" office:value="1827.542263582" calcext:value-type="float">
            <text:p>1827.542263582</text:p>
          </table:table-cell>
          <table:table-cell office:value-type="float" office:value="110.432613740958" calcext:value-type="float">
            <text:p>110.4326137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media/benjamin/MyPassport/captures-bloc-calibration-cropped//00002600-1.png</text:p>
          </table:table-cell>
          <table:table-cell office:value-type="float" office:value="1827.5270668458" calcext:value-type="float">
            <text:p>1827.5270668458</text:p>
          </table:table-cell>
          <table:table-cell office:value-type="float" office:value="110.418020479357" calcext:value-type="float">
            <text:p>110.41802047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/media/benjamin/MyPassport/captures-bloc-calibration-cropped//00002600-2.png</text:p>
          </table:table-cell>
          <table:table-cell office:value-type="float" office:value="1827.52072487607" calcext:value-type="float">
            <text:p>1827.5207248761</text:p>
          </table:table-cell>
          <table:table-cell office:value-type="float" office:value="110.424513744044" calcext:value-type="float">
            <text:p>110.4245137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/media/benjamin/MyPassport/captures-bloc-calibration-cropped//00002600-3.png</text:p>
          </table:table-cell>
          <table:table-cell office:value-type="float" office:value="1827.53195863479" calcext:value-type="float">
            <text:p>1827.5319586348</text:p>
          </table:table-cell>
          <table:table-cell office:value-type="float" office:value="110.407710511304" calcext:value-type="float">
            <text:p>110.40771051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/media/benjamin/MyPassport/captures-bloc-calibration-cropped//00002600-4.png</text:p>
          </table:table-cell>
          <table:table-cell office:value-type="float" office:value="1827.5322782127" calcext:value-type="float">
            <text:p>1827.5322782127</text:p>
          </table:table-cell>
          <table:table-cell office:value-type="float" office:value="110.409756097561" calcext:value-type="float">
            <text:p>110.4097560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/media/benjamin/MyPassport/captures-bloc-calibration-cropped//00002700-0.png</text:p>
          </table:table-cell>
          <table:table-cell office:value-type="float" office:value="1826.71302193325" calcext:value-type="float">
            <text:p>1826.7130219333</text:p>
          </table:table-cell>
          <table:table-cell office:value-type="float" office:value="110.592596903736" calcext:value-type="float">
            <text:p>110.59259690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/media/benjamin/MyPassport/captures-bloc-calibration-cropped//00002700-1.png</text:p>
          </table:table-cell>
          <table:table-cell office:value-type="float" office:value="1826.69882988998" calcext:value-type="float">
            <text:p>1826.69882989</text:p>
          </table:table-cell>
          <table:table-cell office:value-type="float" office:value="110.608762503192" calcext:value-type="float">
            <text:p>110.60876250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/media/benjamin/MyPassport/captures-bloc-calibration-cropped//00002700-2.png</text:p>
          </table:table-cell>
          <table:table-cell office:value-type="float" office:value="1826.70384551357" calcext:value-type="float">
            <text:p>1826.7038455136</text:p>
          </table:table-cell>
          <table:table-cell office:value-type="float" office:value="110.607424671217" calcext:value-type="float">
            <text:p>110.60742467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/media/benjamin/MyPassport/captures-bloc-calibration-cropped//00002700-3.png</text:p>
          </table:table-cell>
          <table:table-cell office:value-type="float" office:value="1826.69096583224" calcext:value-type="float">
            <text:p>1826.6909658323</text:p>
          </table:table-cell>
          <table:table-cell office:value-type="float" office:value="110.611000864726" calcext:value-type="float">
            <text:p>110.61100086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/media/benjamin/MyPassport/captures-bloc-calibration-cropped//00002700-4.png</text:p>
          </table:table-cell>
          <table:table-cell office:value-type="float" office:value="1826.67439359077" calcext:value-type="float">
            <text:p>1826.6743935908</text:p>
          </table:table-cell>
          <table:table-cell office:value-type="float" office:value="110.611892551216" calcext:value-type="float">
            <text:p>110.61189255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media/benjamin/MyPassport/captures-bloc-calibration-cropped//00002800-0.png</text:p>
          </table:table-cell>
          <table:table-cell office:value-type="float" office:value="1826.02903738847" calcext:value-type="float">
            <text:p>1826.0290373885</text:p>
          </table:table-cell>
          <table:table-cell office:value-type="float" office:value="110.750729169475" calcext:value-type="float">
            <text:p>110.75072916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/media/benjamin/MyPassport/captures-bloc-calibration-cropped//00002800-1.png</text:p>
          </table:table-cell>
          <table:table-cell office:value-type="float" office:value="1826.0181831912" calcext:value-type="float">
            <text:p>1826.0181831912</text:p>
          </table:table-cell>
          <table:table-cell office:value-type="float" office:value="110.761433942317" calcext:value-type="float">
            <text:p>110.76143394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/media/benjamin/MyPassport/captures-bloc-calibration-cropped//00002800-2.png</text:p>
          </table:table-cell>
          <table:table-cell office:value-type="float" office:value="1826.02185096219" calcext:value-type="float">
            <text:p>1826.0218509622</text:p>
          </table:table-cell>
          <table:table-cell office:value-type="float" office:value="110.75141291733" calcext:value-type="float">
            <text:p>110.75141291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/media/benjamin/MyPassport/captures-bloc-calibration-cropped//00002800-3.png</text:p>
          </table:table-cell>
          <table:table-cell office:value-type="float" office:value="1826.02741651453" calcext:value-type="float">
            <text:p>1826.0274165145</text:p>
          </table:table-cell>
          <table:table-cell office:value-type="float" office:value="110.730816248499" calcext:value-type="float">
            <text:p>110.73081624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/media/benjamin/MyPassport/captures-bloc-calibration-cropped//00002800-4.png</text:p>
          </table:table-cell>
          <table:table-cell office:value-type="float" office:value="1826.02106108199" calcext:value-type="float">
            <text:p>1826.021061082</text:p>
          </table:table-cell>
          <table:table-cell office:value-type="float" office:value="110.753199032343" calcext:value-type="float">
            <text:p>110.75319903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/media/benjamin/MyPassport/captures-bloc-calibration-cropped//00002900-0.png</text:p>
          </table:table-cell>
          <table:table-cell office:value-type="float" office:value="1825.55735452076" calcext:value-type="float">
            <text:p>1825.5573545208</text:p>
          </table:table-cell>
          <table:table-cell office:value-type="float" office:value="110.536088119458" calcext:value-type="float">
            <text:p>110.53608811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/media/benjamin/MyPassport/captures-bloc-calibration-cropped//00002900-1.png</text:p>
          </table:table-cell>
          <table:table-cell office:value-type="float" office:value="1825.54423713908" calcext:value-type="float">
            <text:p>1825.5442371391</text:p>
          </table:table-cell>
          <table:table-cell office:value-type="float" office:value="110.558813462035" calcext:value-type="float">
            <text:p>110.5588134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/media/benjamin/MyPassport/captures-bloc-calibration-cropped//00002900-2.png</text:p>
          </table:table-cell>
          <table:table-cell office:value-type="float" office:value="1825.54481487333" calcext:value-type="float">
            <text:p>1825.5448148733</text:p>
          </table:table-cell>
          <table:table-cell office:value-type="float" office:value="110.544725338389" calcext:value-type="float">
            <text:p>110.54472533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media/benjamin/MyPassport/captures-bloc-calibration-cropped//00002900-3.png</text:p>
          </table:table-cell>
          <table:table-cell office:value-type="float" office:value="1825.54208489731" calcext:value-type="float">
            <text:p>1825.5420848973</text:p>
          </table:table-cell>
          <table:table-cell office:value-type="float" office:value="110.559434439712" calcext:value-type="float">
            <text:p>110.55943443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/media/benjamin/MyPassport/captures-bloc-calibration-cropped//00002900-4.png</text:p>
          </table:table-cell>
          <table:table-cell office:value-type="float" office:value="1825.55966096507" calcext:value-type="float">
            <text:p>1825.5596609651</text:p>
          </table:table-cell>
          <table:table-cell office:value-type="float" office:value="110.55723853303" calcext:value-type="float">
            <text:p>110.557238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/media/benjamin/MyPassport/captures-bloc-calibration-cropped//00003000-0.png</text:p>
          </table:table-cell>
          <table:table-cell office:value-type="float" office:value="1824.10388011679" calcext:value-type="float">
            <text:p>1824.1038801168</text:p>
          </table:table-cell>
          <table:table-cell office:value-type="float" office:value="109.293446331199" calcext:value-type="float">
            <text:p>109.29344633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/media/benjamin/MyPassport/captures-bloc-calibration-cropped//00003000-1.png</text:p>
          </table:table-cell>
          <table:table-cell office:value-type="float" office:value="1824.08773748148" calcext:value-type="float">
            <text:p>1824.0877374815</text:p>
          </table:table-cell>
          <table:table-cell office:value-type="float" office:value="109.275373987465" calcext:value-type="float">
            <text:p>109.27537398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/media/benjamin/MyPassport/captures-bloc-calibration-cropped//00003000-2.png</text:p>
          </table:table-cell>
          <table:table-cell office:value-type="float" office:value="1824.09035691895" calcext:value-type="float">
            <text:p>1824.090356919</text:p>
          </table:table-cell>
          <table:table-cell office:value-type="float" office:value="109.296237833319" calcext:value-type="float">
            <text:p>109.29623783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/media/benjamin/MyPassport/captures-bloc-calibration-cropped//00003000-3.png</text:p>
          </table:table-cell>
          <table:table-cell office:value-type="float" office:value="1824.10743882487" calcext:value-type="float">
            <text:p>1824.1074388249</text:p>
          </table:table-cell>
          <table:table-cell office:value-type="float" office:value="109.281530089629" calcext:value-type="float">
            <text:p>109.28153008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/media/benjamin/MyPassport/captures-bloc-calibration-cropped//00003000-4.png</text:p>
          </table:table-cell>
          <table:table-cell office:value-type="float" office:value="1824.0859314879" calcext:value-type="float">
            <text:p>1824.0859314879</text:p>
          </table:table-cell>
          <table:table-cell office:value-type="float" office:value="109.291000725066" calcext:value-type="float">
            <text:p>109.29100072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/media/benjamin/MyPassport/captures-bloc-calibration-cropped//00003100-0.png</text:p>
          </table:table-cell>
          <table:table-cell office:value-type="float" office:value="1823.56758524265" calcext:value-type="float">
            <text:p>1823.5675852427</text:p>
          </table:table-cell>
          <table:table-cell office:value-type="float" office:value="109.128734439834" calcext:value-type="float">
            <text:p>109.12873443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/media/benjamin/MyPassport/captures-bloc-calibration-cropped//00003100-1.png</text:p>
          </table:table-cell>
          <table:table-cell office:value-type="float" office:value="1823.5744275754" calcext:value-type="float">
            <text:p>1823.5744275754</text:p>
          </table:table-cell>
          <table:table-cell office:value-type="float" office:value="109.151254225387" calcext:value-type="float">
            <text:p>109.15125422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/media/benjamin/MyPassport/captures-bloc-calibration-cropped//00003100-2.png</text:p>
          </table:table-cell>
          <table:table-cell office:value-type="float" office:value="1823.58055310491" calcext:value-type="float">
            <text:p>1823.5805531049</text:p>
          </table:table-cell>
          <table:table-cell office:value-type="float" office:value="109.148556921914" calcext:value-type="float">
            <text:p>109.14855692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/media/benjamin/MyPassport/captures-bloc-calibration-cropped//00003100-3.png</text:p>
          </table:table-cell>
          <table:table-cell office:value-type="float" office:value="1823.56464577288" calcext:value-type="float">
            <text:p>1823.5646457729</text:p>
          </table:table-cell>
          <table:table-cell office:value-type="float" office:value="109.163304017157" calcext:value-type="float">
            <text:p>109.16330401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/media/benjamin/MyPassport/captures-bloc-calibration-cropped//00003100-4.png</text:p>
          </table:table-cell>
          <table:table-cell office:value-type="float" office:value="1823.56231758729" calcext:value-type="float">
            <text:p>1823.5623175873</text:p>
          </table:table-cell>
          <table:table-cell office:value-type="float" office:value="109.139611033041" calcext:value-type="float">
            <text:p>109.1396110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media/benjamin/MyPassport/captures-bloc-calibration-cropped//00003200-0.png</text:p>
          </table:table-cell>
          <table:table-cell office:value-type="float" office:value="1823.29806338108" calcext:value-type="float">
            <text:p>1823.2980633811</text:p>
          </table:table-cell>
          <table:table-cell office:value-type="float" office:value="108.740609745537" calcext:value-type="float">
            <text:p>108.74060974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/media/benjamin/MyPassport/captures-bloc-calibration-cropped//00003200-1.png</text:p>
          </table:table-cell>
          <table:table-cell office:value-type="float" office:value="1823.30123074118" calcext:value-type="float">
            <text:p>1823.3012307412</text:p>
          </table:table-cell>
          <table:table-cell office:value-type="float" office:value="108.731835171848" calcext:value-type="float">
            <text:p>108.73183517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/media/benjamin/MyPassport/captures-bloc-calibration-cropped//00003200-2.png</text:p>
          </table:table-cell>
          <table:table-cell office:value-type="float" office:value="1823.31773475421" calcext:value-type="float">
            <text:p>1823.3177347542</text:p>
          </table:table-cell>
          <table:table-cell office:value-type="float" office:value="108.733358271596" calcext:value-type="float">
            <text:p>108.73335827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/media/benjamin/MyPassport/captures-bloc-calibration-cropped//00003200-3.png</text:p>
          </table:table-cell>
          <table:table-cell office:value-type="float" office:value="1823.29590933158" calcext:value-type="float">
            <text:p>1823.2959093316</text:p>
          </table:table-cell>
          <table:table-cell office:value-type="float" office:value="108.734782092713" calcext:value-type="float">
            <text:p>108.73478209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/media/benjamin/MyPassport/captures-bloc-calibration-cropped//00003200-4.png</text:p>
          </table:table-cell>
          <table:table-cell office:value-type="float" office:value="1823.30143658503" calcext:value-type="float">
            <text:p>1823.301436585</text:p>
          </table:table-cell>
          <table:table-cell office:value-type="float" office:value="108.742741825147" calcext:value-type="float">
            <text:p>108.74274182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/media/benjamin/MyPassport/captures-bloc-calibration-cropped//00003300-0.png</text:p>
          </table:table-cell>
          <table:table-cell office:value-type="float" office:value="1822.87914287799" calcext:value-type="float">
            <text:p>1822.879142878</text:p>
          </table:table-cell>
          <table:table-cell office:value-type="float" office:value="109.043216350802" calcext:value-type="float">
            <text:p>109.04321635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/media/benjamin/MyPassport/captures-bloc-calibration-cropped//00003300-1.png</text:p>
          </table:table-cell>
          <table:table-cell office:value-type="float" office:value="1822.88878240234" calcext:value-type="float">
            <text:p>1822.8887824023</text:p>
          </table:table-cell>
          <table:table-cell office:value-type="float" office:value="109.041146403797" calcext:value-type="float">
            <text:p>109.04114640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/media/benjamin/MyPassport/captures-bloc-calibration-cropped//00003300-2.png</text:p>
          </table:table-cell>
          <table:table-cell office:value-type="float" office:value="1822.87961138478" calcext:value-type="float">
            <text:p>1822.8796113848</text:p>
          </table:table-cell>
          <table:table-cell office:value-type="float" office:value="109.040033752965" calcext:value-type="float">
            <text:p>109.0400337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media/benjamin/MyPassport/captures-bloc-calibration-cropped//00003300-3.png</text:p>
          </table:table-cell>
          <table:table-cell office:value-type="float" office:value="1822.88554640418" calcext:value-type="float">
            <text:p>1822.8855464042</text:p>
          </table:table-cell>
          <table:table-cell office:value-type="float" office:value="109.040683553088" calcext:value-type="float">
            <text:p>109.04068355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/media/benjamin/MyPassport/captures-bloc-calibration-cropped//00003300-4.png</text:p>
          </table:table-cell>
          <table:table-cell office:value-type="float" office:value="1822.87412274698" calcext:value-type="float">
            <text:p>1822.874122747</text:p>
          </table:table-cell>
          <table:table-cell office:value-type="float" office:value="109.050714122747" calcext:value-type="float">
            <text:p>109.05071412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/media/benjamin/MyPassport/captures-bloc-calibration-cropped//00003400-0.png</text:p>
          </table:table-cell>
          <table:table-cell office:value-type="float" office:value="1822.20728300138" calcext:value-type="float">
            <text:p>1822.2072830014</text:p>
          </table:table-cell>
          <table:table-cell office:value-type="float" office:value="109.098577862159" calcext:value-type="float">
            <text:p>109.09857786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/media/benjamin/MyPassport/captures-bloc-calibration-cropped//00003400-1.png</text:p>
          </table:table-cell>
          <table:table-cell office:value-type="float" office:value="1822.21427672504" calcext:value-type="float">
            <text:p>1822.214276725</text:p>
          </table:table-cell>
          <table:table-cell office:value-type="float" office:value="109.090602639243" calcext:value-type="float">
            <text:p>109.09060263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/media/benjamin/MyPassport/captures-bloc-calibration-cropped//00003400-2.png</text:p>
          </table:table-cell>
          <table:table-cell office:value-type="float" office:value="1822.21440761699" calcext:value-type="float">
            <text:p>1822.214407617</text:p>
          </table:table-cell>
          <table:table-cell office:value-type="float" office:value="109.093999820354" calcext:value-type="float">
            <text:p>109.09399982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/media/benjamin/MyPassport/captures-bloc-calibration-cropped//00003400-3.png</text:p>
          </table:table-cell>
          <table:table-cell office:value-type="float" office:value="1822.20380886489" calcext:value-type="float">
            <text:p>1822.2038088649</text:p>
          </table:table-cell>
          <table:table-cell office:value-type="float" office:value="109.089893344595" calcext:value-type="float">
            <text:p>109.08989334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/media/benjamin/MyPassport/captures-bloc-calibration-cropped//00003400-4.png</text:p>
          </table:table-cell>
          <table:table-cell office:value-type="float" office:value="1822.20594988295" calcext:value-type="float">
            <text:p>1822.205949883</text:p>
          </table:table-cell>
          <table:table-cell office:value-type="float" office:value="109.100669934714" calcext:value-type="float">
            <text:p>109.10066993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/media/benjamin/MyPassport/captures-bloc-calibration-cropped//00003500-0.png</text:p>
          </table:table-cell>
          <table:table-cell office:value-type="float" office:value="1821.86440259589" calcext:value-type="float">
            <text:p>1821.8644025959</text:p>
          </table:table-cell>
          <table:table-cell office:value-type="float" office:value="109.050059691043" calcext:value-type="float">
            <text:p>109.0500596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/media/benjamin/MyPassport/captures-bloc-calibration-cropped//00003500-1.png</text:p>
          </table:table-cell>
          <table:table-cell office:value-type="float" office:value="1821.85362264219" calcext:value-type="float">
            <text:p>1821.8536226422</text:p>
          </table:table-cell>
          <table:table-cell office:value-type="float" office:value="109.060217340584" calcext:value-type="float">
            <text:p>109.06021734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/media/benjamin/MyPassport/captures-bloc-calibration-cropped//00003500-2.png</text:p>
          </table:table-cell>
          <table:table-cell office:value-type="float" office:value="1821.8659973791" calcext:value-type="float">
            <text:p>1821.8659973791</text:p>
          </table:table-cell>
          <table:table-cell office:value-type="float" office:value="109.048096255341" calcext:value-type="float">
            <text:p>109.04809625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/media/benjamin/MyPassport/captures-bloc-calibration-cropped//00003500-3.png</text:p>
          </table:table-cell>
          <table:table-cell office:value-type="float" office:value="1821.85823464209" calcext:value-type="float">
            <text:p>1821.8582346421</text:p>
          </table:table-cell>
          <table:table-cell office:value-type="float" office:value="109.045289521749" calcext:value-type="float">
            <text:p>109.04528952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/media/benjamin/MyPassport/captures-bloc-calibration-cropped//00003500-4.png</text:p>
          </table:table-cell>
          <table:table-cell office:value-type="float" office:value="1821.85913678816" calcext:value-type="float">
            <text:p>1821.8591367882</text:p>
          </table:table-cell>
          <table:table-cell office:value-type="float" office:value="109.03913041527" calcext:value-type="float">
            <text:p>109.03913041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/media/benjamin/MyPassport/captures-bloc-calibration-cropped//00003600-0.png</text:p>
          </table:table-cell>
          <table:table-cell office:value-type="float" office:value="1821.28342792129" calcext:value-type="float">
            <text:p>1821.2834279213</text:p>
          </table:table-cell>
          <table:table-cell office:value-type="float" office:value="109.078678963848" calcext:value-type="float">
            <text:p>109.07867896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/media/benjamin/MyPassport/captures-bloc-calibration-cropped//00003600-1.png</text:p>
          </table:table-cell>
          <table:table-cell office:value-type="float" office:value="1821.29105971386" calcext:value-type="float">
            <text:p>1821.2910597139</text:p>
          </table:table-cell>
          <table:table-cell office:value-type="float" office:value="109.065924814724" calcext:value-type="float">
            <text:p>109.06592481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/media/benjamin/MyPassport/captures-bloc-calibration-cropped//00003600-2.png</text:p>
          </table:table-cell>
          <table:table-cell office:value-type="float" office:value="1821.30185326111" calcext:value-type="float">
            <text:p>1821.3018532611</text:p>
          </table:table-cell>
          <table:table-cell office:value-type="float" office:value="109.059492367608" calcext:value-type="float">
            <text:p>109.05949236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/media/benjamin/MyPassport/captures-bloc-calibration-cropped//00003600-3.png</text:p>
          </table:table-cell>
          <table:table-cell office:value-type="float" office:value="1821.29538096411" calcext:value-type="float">
            <text:p>1821.2953809641</text:p>
          </table:table-cell>
          <table:table-cell office:value-type="float" office:value="109.066220361373" calcext:value-type="float">
            <text:p>109.06622036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/media/benjamin/MyPassport/captures-bloc-calibration-cropped//00003600-4.png</text:p>
          </table:table-cell>
          <table:table-cell office:value-type="float" office:value="1821.29508505008" calcext:value-type="float">
            <text:p>1821.2950850501</text:p>
          </table:table-cell>
          <table:table-cell office:value-type="float" office:value="109.071519080859" calcext:value-type="float">
            <text:p>109.07151908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/media/benjamin/MyPassport/captures-bloc-calibration-cropped//00003700-0.png</text:p>
          </table:table-cell>
          <table:table-cell office:value-type="float" office:value="1820.95975680241" calcext:value-type="float">
            <text:p>1820.9597568024</text:p>
          </table:table-cell>
          <table:table-cell office:value-type="float" office:value="109.107351036995" calcext:value-type="float">
            <text:p>109.1073510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/media/benjamin/MyPassport/captures-bloc-calibration-cropped//00003700-1.png</text:p>
          </table:table-cell>
          <table:table-cell office:value-type="float" office:value="1820.97019815604" calcext:value-type="float">
            <text:p>1820.9701981561</text:p>
          </table:table-cell>
          <table:table-cell office:value-type="float" office:value="109.123218903934" calcext:value-type="float">
            <text:p>109.12321890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/media/benjamin/MyPassport/captures-bloc-calibration-cropped//00003700-2.png</text:p>
          </table:table-cell>
          <table:table-cell office:value-type="float" office:value="1820.95225167106" calcext:value-type="float">
            <text:p>1820.9522516711</text:p>
          </table:table-cell>
          <table:table-cell office:value-type="float" office:value="109.126785298281" calcext:value-type="float">
            <text:p>109.12678529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/media/benjamin/MyPassport/captures-bloc-calibration-cropped//00003700-3.png</text:p>
          </table:table-cell>
          <table:table-cell office:value-type="float" office:value="1820.96188638876" calcext:value-type="float">
            <text:p>1820.9618863888</text:p>
          </table:table-cell>
          <table:table-cell office:value-type="float" office:value="109.137822220034" calcext:value-type="float">
            <text:p>109.137822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/media/benjamin/MyPassport/captures-bloc-calibration-cropped//00003700-4.png</text:p>
          </table:table-cell>
          <table:table-cell office:value-type="float" office:value="1820.96519970066" calcext:value-type="float">
            <text:p>1820.9651997007</text:p>
          </table:table-cell>
          <table:table-cell office:value-type="float" office:value="109.115751549344" calcext:value-type="float">
            <text:p>109.11575154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/media/benjamin/MyPassport/captures-bloc-calibration-cropped//00003800-0.png</text:p>
          </table:table-cell>
          <table:table-cell office:value-type="float" office:value="1820.37506816252" calcext:value-type="float">
            <text:p>1820.3750681625</text:p>
          </table:table-cell>
          <table:table-cell office:value-type="float" office:value="109.01836141778" calcext:value-type="float">
            <text:p>109.01836141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/media/benjamin/MyPassport/captures-bloc-calibration-cropped//00003800-1.png</text:p>
          </table:table-cell>
          <table:table-cell office:value-type="float" office:value="1820.37950701426" calcext:value-type="float">
            <text:p>1820.3795070143</text:p>
          </table:table-cell>
          <table:table-cell office:value-type="float" office:value="109.029910540819" calcext:value-type="float">
            <text:p>109.02991054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/media/benjamin/MyPassport/captures-bloc-calibration-cropped//00003800-2.png</text:p>
          </table:table-cell>
          <table:table-cell office:value-type="float" office:value="1820.37917297498" calcext:value-type="float">
            <text:p>1820.379172975</text:p>
          </table:table-cell>
          <table:table-cell office:value-type="float" office:value="109.007181424763" calcext:value-type="float">
            <text:p>109.00718142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/media/benjamin/MyPassport/captures-bloc-calibration-cropped//00003800-3.png</text:p>
          </table:table-cell>
          <table:table-cell office:value-type="float" office:value="1820.37232036744" calcext:value-type="float">
            <text:p>1820.3723203675</text:p>
          </table:table-cell>
          <table:table-cell office:value-type="float" office:value="109.037610916012" calcext:value-type="float">
            <text:p>109.0376109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/media/benjamin/MyPassport/captures-bloc-calibration-cropped//00003800-4.png</text:p>
          </table:table-cell>
          <table:table-cell office:value-type="float" office:value="1820.37366633902" calcext:value-type="float">
            <text:p>1820.373666339</text:p>
          </table:table-cell>
          <table:table-cell office:value-type="float" office:value="109.018340630864" calcext:value-type="float">
            <text:p>109.01834063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/media/benjamin/MyPassport/captures-bloc-calibration-cropped//00003900-0.png</text:p>
          </table:table-cell>
          <table:table-cell office:value-type="float" office:value="1820.00479015816" calcext:value-type="float">
            <text:p>1820.0047901582</text:p>
          </table:table-cell>
          <table:table-cell office:value-type="float" office:value="108.815025173905" calcext:value-type="float">
            <text:p>108.81502517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/media/benjamin/MyPassport/captures-bloc-calibration-cropped//00003900-1.png</text:p>
          </table:table-cell>
          <table:table-cell office:value-type="float" office:value="1820.00735284306" calcext:value-type="float">
            <text:p>1820.0073528431</text:p>
          </table:table-cell>
          <table:table-cell office:value-type="float" office:value="108.819439440241" calcext:value-type="float">
            <text:p>108.81943944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/media/benjamin/MyPassport/captures-bloc-calibration-cropped//00003900-2.png</text:p>
          </table:table-cell>
          <table:table-cell office:value-type="float" office:value="1820.0199756275" calcext:value-type="float">
            <text:p>1820.0199756275</text:p>
          </table:table-cell>
          <table:table-cell office:value-type="float" office:value="109.00705731108" calcext:value-type="float">
            <text:p>109.00705731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/media/benjamin/MyPassport/captures-bloc-calibration-cropped//00003900-3.png</text:p>
          </table:table-cell>
          <table:table-cell office:value-type="float" office:value="1820.00623649687" calcext:value-type="float">
            <text:p>1820.0062364969</text:p>
          </table:table-cell>
          <table:table-cell office:value-type="float" office:value="108.825823551685" calcext:value-type="float">
            <text:p>108.82582355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/media/benjamin/MyPassport/captures-bloc-calibration-cropped//00003900-4.png</text:p>
          </table:table-cell>
          <table:table-cell office:value-type="float" office:value="1820.01518594073" calcext:value-type="float">
            <text:p>1820.0151859407</text:p>
          </table:table-cell>
          <table:table-cell office:value-type="float" office:value="109.021189788548" calcext:value-type="float">
            <text:p>109.02118978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media/benjamin/MyPassport/captures-bloc-calibration-cropped//00004000-0.png</text:p>
          </table:table-cell>
          <table:table-cell office:value-type="float" office:value="1819.30137863837" calcext:value-type="float">
            <text:p>1819.3013786384</text:p>
          </table:table-cell>
          <table:table-cell office:value-type="float" office:value="109.471730107718" calcext:value-type="float">
            <text:p>109.47173010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/media/benjamin/MyPassport/captures-bloc-calibration-cropped//00004000-1.png</text:p>
          </table:table-cell>
          <table:table-cell office:value-type="float" office:value="1819.1644531634" calcext:value-type="float">
            <text:p>1819.1644531634</text:p>
          </table:table-cell>
          <table:table-cell office:value-type="float" office:value="108.643731734129" calcext:value-type="float">
            <text:p>108.64373173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/media/benjamin/MyPassport/captures-bloc-calibration-cropped//00004000-2.png</text:p>
          </table:table-cell>
          <table:table-cell office:value-type="float" office:value="1819.16507688182" calcext:value-type="float">
            <text:p>1819.1650768818</text:p>
          </table:table-cell>
          <table:table-cell office:value-type="float" office:value="108.646450920794" calcext:value-type="float">
            <text:p>108.64645092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/media/benjamin/MyPassport/captures-bloc-calibration-cropped//00004000-3.png</text:p>
          </table:table-cell>
          <table:table-cell office:value-type="float" office:value="1819.15679645084" calcext:value-type="float">
            <text:p>1819.1567964508</text:p>
          </table:table-cell>
          <table:table-cell office:value-type="float" office:value="108.643384227332" calcext:value-type="float">
            <text:p>108.64338422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/media/benjamin/MyPassport/captures-bloc-calibration-cropped//00004000-4.png</text:p>
          </table:table-cell>
          <table:table-cell office:value-type="float" office:value="1819.16778175545" calcext:value-type="float">
            <text:p>1819.1677817555</text:p>
          </table:table-cell>
          <table:table-cell office:value-type="float" office:value="108.653307947745" calcext:value-type="float">
            <text:p>108.65330794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/media/benjamin/MyPassport/captures-bloc-calibration-cropped//00004100-0.png</text:p>
          </table:table-cell>
          <table:table-cell office:value-type="float" office:value="1818.39863834568" calcext:value-type="float">
            <text:p>1818.3986383457</text:p>
          </table:table-cell>
          <table:table-cell office:value-type="float" office:value="108.493610836165" calcext:value-type="float">
            <text:p>108.49361083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/media/benjamin/MyPassport/captures-bloc-calibration-cropped//00004100-1.png</text:p>
          </table:table-cell>
          <table:table-cell office:value-type="float" office:value="1818.38291261963" calcext:value-type="float">
            <text:p>1818.3829126196</text:p>
          </table:table-cell>
          <table:table-cell office:value-type="float" office:value="108.500135953749" calcext:value-type="float">
            <text:p>108.50013595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/media/benjamin/MyPassport/captures-bloc-calibration-cropped//00004100-2.png</text:p>
          </table:table-cell>
          <table:table-cell office:value-type="float" office:value="1818.40340247445" calcext:value-type="float">
            <text:p>1818.4034024745</text:p>
          </table:table-cell>
          <table:table-cell office:value-type="float" office:value="108.489869763665" calcext:value-type="float">
            <text:p>108.48986976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/media/benjamin/MyPassport/captures-bloc-calibration-cropped//00004100-3.png</text:p>
          </table:table-cell>
          <table:table-cell office:value-type="float" office:value="1818.39954678063" calcext:value-type="float">
            <text:p>1818.3995467806</text:p>
          </table:table-cell>
          <table:table-cell office:value-type="float" office:value="108.494923586143" calcext:value-type="float">
            <text:p>108.49492358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/media/benjamin/MyPassport/captures-bloc-calibration-cropped//00004100-4.png</text:p>
          </table:table-cell>
          <table:table-cell office:value-type="float" office:value="1818.39683488674" calcext:value-type="float">
            <text:p>1818.3968348867</text:p>
          </table:table-cell>
          <table:table-cell office:value-type="float" office:value="108.499092048846" calcext:value-type="float">
            <text:p>108.49909204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/media/benjamin/MyPassport/captures-bloc-calibration-cropped//00004200-0.png</text:p>
          </table:table-cell>
          <table:table-cell office:value-type="float" office:value="1818.10228611519" calcext:value-type="float">
            <text:p>1818.1022861152</text:p>
          </table:table-cell>
          <table:table-cell office:value-type="float" office:value="108.470804707253" calcext:value-type="float">
            <text:p>108.47080470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/media/benjamin/MyPassport/captures-bloc-calibration-cropped//00004200-1.png</text:p>
          </table:table-cell>
          <table:table-cell office:value-type="float" office:value="1818.1032436674" calcext:value-type="float">
            <text:p>1818.1032436674</text:p>
          </table:table-cell>
          <table:table-cell office:value-type="float" office:value="108.469480960316" calcext:value-type="float">
            <text:p>108.46948096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/media/benjamin/MyPassport/captures-bloc-calibration-cropped//00004200-2.png</text:p>
          </table:table-cell>
          <table:table-cell office:value-type="float" office:value="1818.09680966639" calcext:value-type="float">
            <text:p>1818.0968096664</text:p>
          </table:table-cell>
          <table:table-cell office:value-type="float" office:value="108.469152159128" calcext:value-type="float">
            <text:p>108.469152159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/media/benjamin/MyPassport/captures-bloc-calibration-cropped//00004200-3.png</text:p>
          </table:table-cell>
          <table:table-cell office:value-type="float" office:value="1818.09325599859" calcext:value-type="float">
            <text:p>1818.0932559986</text:p>
          </table:table-cell>
          <table:table-cell office:value-type="float" office:value="108.472177134792" calcext:value-type="float">
            <text:p>108.47217713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/media/benjamin/MyPassport/captures-bloc-calibration-cropped//00004200-4.png</text:p>
          </table:table-cell>
          <table:table-cell office:value-type="float" office:value="1818.08183692662" calcext:value-type="float">
            <text:p>1818.0818369266</text:p>
          </table:table-cell>
          <table:table-cell office:value-type="float" office:value="108.452692649026" calcext:value-type="float">
            <text:p>108.4526926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/media/benjamin/MyPassport/captures-bloc-calibration-cropped//00004300-0.png</text:p>
          </table:table-cell>
          <table:table-cell office:value-type="float" office:value="1817.74237870894" calcext:value-type="float">
            <text:p>1817.7423787089</text:p>
          </table:table-cell>
          <table:table-cell office:value-type="float" office:value="108.460431402912" calcext:value-type="float">
            <text:p>108.46043140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/media/benjamin/MyPassport/captures-bloc-calibration-cropped//00004300-1.png</text:p>
          </table:table-cell>
          <table:table-cell office:value-type="float" office:value="1817.7384662523" calcext:value-type="float">
            <text:p>1817.7384662523</text:p>
          </table:table-cell>
          <table:table-cell office:value-type="float" office:value="108.479248008404" calcext:value-type="float">
            <text:p>108.47924800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/media/benjamin/MyPassport/captures-bloc-calibration-cropped//00004300-2.png</text:p>
          </table:table-cell>
          <table:table-cell office:value-type="float" office:value="1817.74588438188" calcext:value-type="float">
            <text:p>1817.7458843819</text:p>
          </table:table-cell>
          <table:table-cell office:value-type="float" office:value="108.475192485304" calcext:value-type="float">
            <text:p>108.47519248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/media/benjamin/MyPassport/captures-bloc-calibration-cropped//00004300-3.png</text:p>
          </table:table-cell>
          <table:table-cell office:value-type="float" office:value="1817.74004508547" calcext:value-type="float">
            <text:p>1817.7400450855</text:p>
          </table:table-cell>
          <table:table-cell office:value-type="float" office:value="108.464818016677" calcext:value-type="float">
            <text:p>108.46481801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/media/benjamin/MyPassport/captures-bloc-calibration-cropped//00004300-4.png</text:p>
          </table:table-cell>
          <table:table-cell office:value-type="float" office:value="1817.74796026339" calcext:value-type="float">
            <text:p>1817.7479602634</text:p>
          </table:table-cell>
          <table:table-cell office:value-type="float" office:value="108.461627591755" calcext:value-type="float">
            <text:p>108.46162759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/media/benjamin/MyPassport/captures-bloc-calibration-cropped//00004400-0.png</text:p>
          </table:table-cell>
          <table:table-cell office:value-type="float" office:value="1817.32185859833" calcext:value-type="float">
            <text:p>1817.3218585983</text:p>
          </table:table-cell>
          <table:table-cell office:value-type="float" office:value="109.020669959864" calcext:value-type="float">
            <text:p>109.020669959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/media/benjamin/MyPassport/captures-bloc-calibration-cropped//00004400-1.png</text:p>
          </table:table-cell>
          <table:table-cell office:value-type="float" office:value="1817.32590138937" calcext:value-type="float">
            <text:p>1817.3259013894</text:p>
          </table:table-cell>
          <table:table-cell office:value-type="float" office:value="109.020863705909" calcext:value-type="float">
            <text:p>109.02086370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/media/benjamin/MyPassport/captures-bloc-calibration-cropped//00004400-2.png</text:p>
          </table:table-cell>
          <table:table-cell office:value-type="float" office:value="1817.32057411343" calcext:value-type="float">
            <text:p>1817.3205741134</text:p>
          </table:table-cell>
          <table:table-cell office:value-type="float" office:value="109.016045945543" calcext:value-type="float">
            <text:p>109.01604594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/media/benjamin/MyPassport/captures-bloc-calibration-cropped//00004400-3.png</text:p>
          </table:table-cell>
          <table:table-cell office:value-type="float" office:value="1817.3224904662" calcext:value-type="float">
            <text:p>1817.3224904662</text:p>
          </table:table-cell>
          <table:table-cell office:value-type="float" office:value="109.018271824392" calcext:value-type="float">
            <text:p>109.01827182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/media/benjamin/MyPassport/captures-bloc-calibration-cropped//00004400-4.png</text:p>
          </table:table-cell>
          <table:table-cell office:value-type="float" office:value="1817.31551788069" calcext:value-type="float">
            <text:p>1817.3155178807</text:p>
          </table:table-cell>
          <table:table-cell office:value-type="float" office:value="108.99471098385" calcext:value-type="float">
            <text:p>108.99471098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/media/benjamin/MyPassport/captures-bloc-calibration-cropped//00004500-0.png</text:p>
          </table:table-cell>
          <table:table-cell office:value-type="float" office:value="1816.74388942951" calcext:value-type="float">
            <text:p>1816.7438894295</text:p>
          </table:table-cell>
          <table:table-cell office:value-type="float" office:value="109.1908600332" calcext:value-type="float">
            <text:p>109.19086003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/media/benjamin/MyPassport/captures-bloc-calibration-cropped//00004500-1.png</text:p>
          </table:table-cell>
          <table:table-cell office:value-type="float" office:value="1816.7419302776" calcext:value-type="float">
            <text:p>1816.7419302776</text:p>
          </table:table-cell>
          <table:table-cell office:value-type="float" office:value="109.165340802599" calcext:value-type="float">
            <text:p>109.16534080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/media/benjamin/MyPassport/captures-bloc-calibration-cropped//00004500-2.png</text:p>
          </table:table-cell>
          <table:table-cell office:value-type="float" office:value="1816.73163562069" calcext:value-type="float">
            <text:p>1816.7316356207</text:p>
          </table:table-cell>
          <table:table-cell office:value-type="float" office:value="109.183205987512" calcext:value-type="float">
            <text:p>109.18320598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/media/benjamin/MyPassport/captures-bloc-calibration-cropped//00004500-3.png</text:p>
          </table:table-cell>
          <table:table-cell office:value-type="float" office:value="1816.75418842982" calcext:value-type="float">
            <text:p>1816.7541884298</text:p>
          </table:table-cell>
          <table:table-cell office:value-type="float" office:value="109.182747943577" calcext:value-type="float">
            <text:p>109.18274794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/media/benjamin/MyPassport/captures-bloc-calibration-cropped//00004500-4.png</text:p>
          </table:table-cell>
          <table:table-cell office:value-type="float" office:value="1816.73462218075" calcext:value-type="float">
            <text:p>1816.7346221808</text:p>
          </table:table-cell>
          <table:table-cell office:value-type="float" office:value="109.201244715951" calcext:value-type="float">
            <text:p>109.2012447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/media/benjamin/MyPassport/captures-bloc-calibration-cropped//00004600-0.png</text:p>
          </table:table-cell>
          <table:table-cell office:value-type="float" office:value="1816.40641891892" calcext:value-type="float">
            <text:p>1816.4064189189</text:p>
          </table:table-cell>
          <table:table-cell office:value-type="float" office:value="108.339738738739" calcext:value-type="float">
            <text:p>108.339738738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/media/benjamin/MyPassport/captures-bloc-calibration-cropped//00004600-1.png</text:p>
          </table:table-cell>
          <table:table-cell office:value-type="float" office:value="1816.4031731302" calcext:value-type="float">
            <text:p>1816.4031731302</text:p>
          </table:table-cell>
          <table:table-cell office:value-type="float" office:value="108.331840766885" calcext:value-type="float">
            <text:p>108.331840766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/media/benjamin/MyPassport/captures-bloc-calibration-cropped//00004600-2.png</text:p>
          </table:table-cell>
          <table:table-cell office:value-type="float" office:value="1816.40061251737" calcext:value-type="float">
            <text:p>1816.4006125174</text:p>
          </table:table-cell>
          <table:table-cell office:value-type="float" office:value="108.343596081332" calcext:value-type="float">
            <text:p>108.34359608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/media/benjamin/MyPassport/captures-bloc-calibration-cropped//00004600-3.png</text:p>
          </table:table-cell>
          <table:table-cell office:value-type="float" office:value="1816.41435901135" calcext:value-type="float">
            <text:p>1816.4143590114</text:p>
          </table:table-cell>
          <table:table-cell office:value-type="float" office:value="108.331815435667" calcext:value-type="float">
            <text:p>108.331815435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/media/benjamin/MyPassport/captures-bloc-calibration-cropped//00004600-4.png</text:p>
          </table:table-cell>
          <table:table-cell office:value-type="float" office:value="1816.41419081553" calcext:value-type="float">
            <text:p>1816.4141908155</text:p>
          </table:table-cell>
          <table:table-cell office:value-type="float" office:value="108.335270661446" calcext:value-type="float">
            <text:p>108.33527066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/media/benjamin/MyPassport/captures-bloc-calibration-cropped//00004700-0.png</text:p>
          </table:table-cell>
          <table:table-cell office:value-type="float" office:value="1816.40756997913" calcext:value-type="float">
            <text:p>1816.4075699791</text:p>
          </table:table-cell>
          <table:table-cell office:value-type="float" office:value="107.992894149817" calcext:value-type="float">
            <text:p>107.99289414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/media/benjamin/MyPassport/captures-bloc-calibration-cropped//00004700-1.png</text:p>
          </table:table-cell>
          <table:table-cell office:value-type="float" office:value="1816.41499186202" calcext:value-type="float">
            <text:p>1816.414991862</text:p>
          </table:table-cell>
          <table:table-cell office:value-type="float" office:value="107.989213808483" calcext:value-type="float">
            <text:p>107.98921380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/media/benjamin/MyPassport/captures-bloc-calibration-cropped//00004700-2.png</text:p>
          </table:table-cell>
          <table:table-cell office:value-type="float" office:value="1816.40681955232" calcext:value-type="float">
            <text:p>1816.4068195523</text:p>
          </table:table-cell>
          <table:table-cell office:value-type="float" office:value="107.986981018298" calcext:value-type="float">
            <text:p>107.98698101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/media/benjamin/MyPassport/captures-bloc-calibration-cropped//00004700-3.png</text:p>
          </table:table-cell>
          <table:table-cell office:value-type="float" office:value="1816.40946586322" calcext:value-type="float">
            <text:p>1816.4094658632</text:p>
          </table:table-cell>
          <table:table-cell office:value-type="float" office:value="107.990400928855" calcext:value-type="float">
            <text:p>107.990400928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/media/benjamin/MyPassport/captures-bloc-calibration-cropped//00004700-4.png</text:p>
          </table:table-cell>
          <table:table-cell office:value-type="float" office:value="1816.4093209294" calcext:value-type="float">
            <text:p>1816.4093209294</text:p>
          </table:table-cell>
          <table:table-cell office:value-type="float" office:value="108.00002696508" calcext:value-type="float">
            <text:p>108.00002696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/media/benjamin/MyPassport/captures-bloc-calibration-cropped//00004800-0.png</text:p>
          </table:table-cell>
          <table:table-cell office:value-type="float" office:value="1815.97645597115" calcext:value-type="float">
            <text:p>1815.9764559712</text:p>
          </table:table-cell>
          <table:table-cell office:value-type="float" office:value="107.933207002427" calcext:value-type="float">
            <text:p>107.93320700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/media/benjamin/MyPassport/captures-bloc-calibration-cropped//00004800-1.png</text:p>
          </table:table-cell>
          <table:table-cell office:value-type="float" office:value="1815.97240526447" calcext:value-type="float">
            <text:p>1815.9724052645</text:p>
          </table:table-cell>
          <table:table-cell office:value-type="float" office:value="107.954632308297" calcext:value-type="float">
            <text:p>107.954632308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/media/benjamin/MyPassport/captures-bloc-calibration-cropped//00004800-2.png</text:p>
          </table:table-cell>
          <table:table-cell office:value-type="float" office:value="1815.96669657725" calcext:value-type="float">
            <text:p>1815.9666965773</text:p>
          </table:table-cell>
          <table:table-cell office:value-type="float" office:value="107.960513569136" calcext:value-type="float">
            <text:p>107.96051356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/media/benjamin/MyPassport/captures-bloc-calibration-cropped//00004800-3.png</text:p>
          </table:table-cell>
          <table:table-cell office:value-type="float" office:value="1815.9790923796" calcext:value-type="float">
            <text:p>1815.9790923796</text:p>
          </table:table-cell>
          <table:table-cell office:value-type="float" office:value="107.942473882231" calcext:value-type="float">
            <text:p>107.94247388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/media/benjamin/MyPassport/captures-bloc-calibration-cropped//00004800-4.png</text:p>
          </table:table-cell>
          <table:table-cell office:value-type="float" office:value="1815.95752079488" calcext:value-type="float">
            <text:p>1815.9575207949</text:p>
          </table:table-cell>
          <table:table-cell office:value-type="float" office:value="107.948134606875" calcext:value-type="float">
            <text:p>107.948134606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/media/benjamin/MyPassport/captures-bloc-calibration-cropped//00004900-0.png</text:p>
          </table:table-cell>
          <table:table-cell office:value-type="float" office:value="1815.2983606852" calcext:value-type="float">
            <text:p>1815.2983606852</text:p>
          </table:table-cell>
          <table:table-cell office:value-type="float" office:value="108.143845493794" calcext:value-type="float">
            <text:p>108.14384549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/media/benjamin/MyPassport/captures-bloc-calibration-cropped//00004900-1.png</text:p>
          </table:table-cell>
          <table:table-cell office:value-type="float" office:value="1815.3004530413" calcext:value-type="float">
            <text:p>1815.3004530413</text:p>
          </table:table-cell>
          <table:table-cell office:value-type="float" office:value="108.12883614632" calcext:value-type="float">
            <text:p>108.12883614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/media/benjamin/MyPassport/captures-bloc-calibration-cropped//00004900-2.png</text:p>
          </table:table-cell>
          <table:table-cell office:value-type="float" office:value="1815.28871668006" calcext:value-type="float">
            <text:p>1815.2887166801</text:p>
          </table:table-cell>
          <table:table-cell office:value-type="float" office:value="108.132790366682" calcext:value-type="float">
            <text:p>108.13279036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/media/benjamin/MyPassport/captures-bloc-calibration-cropped//00004900-3.png</text:p>
          </table:table-cell>
          <table:table-cell office:value-type="float" office:value="1815.30270556743" calcext:value-type="float">
            <text:p>1815.3027055674</text:p>
          </table:table-cell>
          <table:table-cell office:value-type="float" office:value="108.115197707633" calcext:value-type="float">
            <text:p>108.11519770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/media/benjamin/MyPassport/captures-bloc-calibration-cropped//00004900-4.png</text:p>
          </table:table-cell>
          <table:table-cell office:value-type="float" office:value="1815.27956564482" calcext:value-type="float">
            <text:p>1815.2795656448</text:p>
          </table:table-cell>
          <table:table-cell office:value-type="float" office:value="108.144276306634" calcext:value-type="float">
            <text:p>108.14427630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/media/benjamin/MyPassport/captures-bloc-calibration-cropped//00005000-0.png</text:p>
          </table:table-cell>
          <table:table-cell office:value-type="float" office:value="1814.39300427203" calcext:value-type="float">
            <text:p>1814.393004272</text:p>
          </table:table-cell>
          <table:table-cell office:value-type="float" office:value="108.096167725335" calcext:value-type="float">
            <text:p>108.09616772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/media/benjamin/MyPassport/captures-bloc-calibration-cropped//00005000-1.png</text:p>
          </table:table-cell>
          <table:table-cell office:value-type="float" office:value="1814.39695876196" calcext:value-type="float">
            <text:p>1814.396958762</text:p>
          </table:table-cell>
          <table:table-cell office:value-type="float" office:value="108.091668013142" calcext:value-type="float">
            <text:p>108.09166801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/media/benjamin/MyPassport/captures-bloc-calibration-cropped//00005000-2.png</text:p>
          </table:table-cell>
          <table:table-cell office:value-type="float" office:value="1814.39835862552" calcext:value-type="float">
            <text:p>1814.3983586255</text:p>
          </table:table-cell>
          <table:table-cell office:value-type="float" office:value="108.089113442399" calcext:value-type="float">
            <text:p>108.08911344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/media/benjamin/MyPassport/captures-bloc-calibration-cropped//00005000-3.png</text:p>
          </table:table-cell>
          <table:table-cell office:value-type="float" office:value="1814.39185854525" calcext:value-type="float">
            <text:p>1814.3918585453</text:p>
          </table:table-cell>
          <table:table-cell office:value-type="float" office:value="108.085735180632" calcext:value-type="float">
            <text:p>108.08573518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/media/benjamin/MyPassport/captures-bloc-calibration-cropped//00005000-4.png</text:p>
          </table:table-cell>
          <table:table-cell office:value-type="float" office:value="1814.39826123606" calcext:value-type="float">
            <text:p>1814.3982612361</text:p>
          </table:table-cell>
          <table:table-cell office:value-type="float" office:value="108.092910434377" calcext:value-type="float">
            <text:p>108.09291043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/media/benjamin/MyPassport/captures-bloc-calibration-cropped//00005100-0.png</text:p>
          </table:table-cell>
          <table:table-cell office:value-type="float" office:value="1813.91301261794" calcext:value-type="float">
            <text:p>1813.9130126179</text:p>
          </table:table-cell>
          <table:table-cell office:value-type="float" office:value="107.751031904265" calcext:value-type="float">
            <text:p>107.75103190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/media/benjamin/MyPassport/captures-bloc-calibration-cropped//00005100-1.png</text:p>
          </table:table-cell>
          <table:table-cell office:value-type="float" office:value="1813.90930351201" calcext:value-type="float">
            <text:p>1813.909303512</text:p>
          </table:table-cell>
          <table:table-cell office:value-type="float" office:value="107.76515257543" calcext:value-type="float">
            <text:p>107.765152575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/media/benjamin/MyPassport/captures-bloc-calibration-cropped//00005100-2.png</text:p>
          </table:table-cell>
          <table:table-cell office:value-type="float" office:value="1813.91390967765" calcext:value-type="float">
            <text:p>1813.9139096777</text:p>
          </table:table-cell>
          <table:table-cell office:value-type="float" office:value="107.754357359975" calcext:value-type="float">
            <text:p>107.754357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/media/benjamin/MyPassport/captures-bloc-calibration-cropped//00005100-3.png</text:p>
          </table:table-cell>
          <table:table-cell office:value-type="float" office:value="1813.91330986775" calcext:value-type="float">
            <text:p>1813.9133098678</text:p>
          </table:table-cell>
          <table:table-cell office:value-type="float" office:value="107.747967847025" calcext:value-type="float">
            <text:p>107.7479678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/media/benjamin/MyPassport/captures-bloc-calibration-cropped//00005100-4.png</text:p>
          </table:table-cell>
          <table:table-cell office:value-type="float" office:value="1813.90924689234" calcext:value-type="float">
            <text:p>1813.9092468924</text:p>
          </table:table-cell>
          <table:table-cell office:value-type="float" office:value="107.753699163314" calcext:value-type="float">
            <text:p>107.75369916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/media/benjamin/MyPassport/captures-bloc-calibration-cropped//00005200-0.png</text:p>
          </table:table-cell>
          <table:table-cell office:value-type="float" office:value="1813.09372148379" calcext:value-type="float">
            <text:p>1813.0937214838</text:p>
          </table:table-cell>
          <table:table-cell office:value-type="float" office:value="107.146822299625" calcext:value-type="float">
            <text:p>107.14682229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/media/benjamin/MyPassport/captures-bloc-calibration-cropped//00005200-1.png</text:p>
          </table:table-cell>
          <table:table-cell office:value-type="float" office:value="1813.10305336103" calcext:value-type="float">
            <text:p>1813.103053361</text:p>
          </table:table-cell>
          <table:table-cell office:value-type="float" office:value="107.142648057923" calcext:value-type="float">
            <text:p>107.142648057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/media/benjamin/MyPassport/captures-bloc-calibration-cropped//00005200-2.png</text:p>
          </table:table-cell>
          <table:table-cell office:value-type="float" office:value="1813.10787463051" calcext:value-type="float">
            <text:p>1813.1078746305</text:p>
          </table:table-cell>
          <table:table-cell office:value-type="float" office:value="107.147094353401" calcext:value-type="float">
            <text:p>107.14709435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/media/benjamin/MyPassport/captures-bloc-calibration-cropped//00005200-3.png</text:p>
          </table:table-cell>
          <table:table-cell office:value-type="float" office:value="1813.08062574743" calcext:value-type="float">
            <text:p>1813.0806257474</text:p>
          </table:table-cell>
          <table:table-cell office:value-type="float" office:value="107.154976936338" calcext:value-type="float">
            <text:p>107.15497693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/media/benjamin/MyPassport/captures-bloc-calibration-cropped//00005200-4.png</text:p>
          </table:table-cell>
          <table:table-cell office:value-type="float" office:value="1813.21612659312" calcext:value-type="float">
            <text:p>1813.2161265931</text:p>
          </table:table-cell>
          <table:table-cell office:value-type="float" office:value="107.695578897503" calcext:value-type="float">
            <text:p>107.69557889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/media/benjamin/MyPassport/captures-bloc-calibration-cropped//00005300-0.png</text:p>
          </table:table-cell>
          <table:table-cell office:value-type="float" office:value="1812.28640149677" calcext:value-type="float">
            <text:p>1812.2864014968</text:p>
          </table:table-cell>
          <table:table-cell office:value-type="float" office:value="107.062857165224" calcext:value-type="float">
            <text:p>107.062857165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/media/benjamin/MyPassport/captures-bloc-calibration-cropped//00005300-1.png</text:p>
          </table:table-cell>
          <table:table-cell office:value-type="float" office:value="1812.27849374415" calcext:value-type="float">
            <text:p>1812.2784937442</text:p>
          </table:table-cell>
          <table:table-cell office:value-type="float" office:value="107.05985026671" calcext:value-type="float">
            <text:p>107.05985026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/media/benjamin/MyPassport/captures-bloc-calibration-cropped//00005300-2.png</text:p>
          </table:table-cell>
          <table:table-cell office:value-type="float" office:value="1812.29044664236" calcext:value-type="float">
            <text:p>1812.2904466424</text:p>
          </table:table-cell>
          <table:table-cell office:value-type="float" office:value="107.063021330537" calcext:value-type="float">
            <text:p>107.06302133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/media/benjamin/MyPassport/captures-bloc-calibration-cropped//00005300-3.png</text:p>
          </table:table-cell>
          <table:table-cell office:value-type="float" office:value="1812.28641646773" calcext:value-type="float">
            <text:p>1812.2864164677</text:p>
          </table:table-cell>
          <table:table-cell office:value-type="float" office:value="107.06070911439" calcext:value-type="float">
            <text:p>107.06070911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/media/benjamin/MyPassport/captures-bloc-calibration-cropped//00005300-4.png</text:p>
          </table:table-cell>
          <table:table-cell office:value-type="float" office:value="1812.28806030316" calcext:value-type="float">
            <text:p>1812.2880603032</text:p>
          </table:table-cell>
          <table:table-cell office:value-type="float" office:value="107.061136789702" calcext:value-type="float">
            <text:p>107.06113678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/media/benjamin/MyPassport/captures-bloc-calibration-cropped//00005400-0.png</text:p>
          </table:table-cell>
          <table:table-cell office:value-type="float" office:value="1811.97872090565" calcext:value-type="float">
            <text:p>1811.9787209057</text:p>
          </table:table-cell>
          <table:table-cell office:value-type="float" office:value="107.035304663707" calcext:value-type="float">
            <text:p>107.03530466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/media/benjamin/MyPassport/captures-bloc-calibration-cropped//00005400-1.png</text:p>
          </table:table-cell>
          <table:table-cell office:value-type="float" office:value="1811.96070861667" calcext:value-type="float">
            <text:p>1811.9607086167</text:p>
          </table:table-cell>
          <table:table-cell office:value-type="float" office:value="107.044022026691" calcext:value-type="float">
            <text:p>107.04402202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/media/benjamin/MyPassport/captures-bloc-calibration-cropped//00005400-2.png</text:p>
          </table:table-cell>
          <table:table-cell office:value-type="float" office:value="1811.96382497777" calcext:value-type="float">
            <text:p>1811.9638249778</text:p>
          </table:table-cell>
          <table:table-cell office:value-type="float" office:value="107.043218848307" calcext:value-type="float">
            <text:p>107.04321884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/media/benjamin/MyPassport/captures-bloc-calibration-cropped//00005400-3.png</text:p>
          </table:table-cell>
          <table:table-cell office:value-type="float" office:value="1811.96484551074" calcext:value-type="float">
            <text:p>1811.9648455107</text:p>
          </table:table-cell>
          <table:table-cell office:value-type="float" office:value="107.042452700769" calcext:value-type="float">
            <text:p>107.04245270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/media/benjamin/MyPassport/captures-bloc-calibration-cropped//00005400-4.png</text:p>
          </table:table-cell>
          <table:table-cell office:value-type="float" office:value="1811.9640683837" calcext:value-type="float">
            <text:p>1811.9640683837</text:p>
          </table:table-cell>
          <table:table-cell office:value-type="float" office:value="107.042134424213" calcext:value-type="float">
            <text:p>107.042134424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/media/benjamin/MyPassport/captures-bloc-calibration-cropped//00005500-0.png</text:p>
          </table:table-cell>
          <table:table-cell office:value-type="float" office:value="1811.10299470223" calcext:value-type="float">
            <text:p>1811.1029947022</text:p>
          </table:table-cell>
          <table:table-cell office:value-type="float" office:value="107.067584105103" calcext:value-type="float">
            <text:p>107.06758410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/media/benjamin/MyPassport/captures-bloc-calibration-cropped//00005500-1.png</text:p>
          </table:table-cell>
          <table:table-cell office:value-type="float" office:value="1811.22951025359" calcext:value-type="float">
            <text:p>1811.2295102536</text:p>
          </table:table-cell>
          <table:table-cell office:value-type="float" office:value="107.615043240254" calcext:value-type="float">
            <text:p>107.61504324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/media/benjamin/MyPassport/captures-bloc-calibration-cropped//00005500-2.png</text:p>
          </table:table-cell>
          <table:table-cell office:value-type="float" office:value="1811.10140762672" calcext:value-type="float">
            <text:p>1811.1014076267</text:p>
          </table:table-cell>
          <table:table-cell office:value-type="float" office:value="107.070369477308" calcext:value-type="float">
            <text:p>107.070369477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/media/benjamin/MyPassport/captures-bloc-calibration-cropped//00005500-3.png</text:p>
          </table:table-cell>
          <table:table-cell office:value-type="float" office:value="1811.104689975" calcext:value-type="float">
            <text:p>1811.104689975</text:p>
          </table:table-cell>
          <table:table-cell office:value-type="float" office:value="107.072338509305" calcext:value-type="float">
            <text:p>107.072338509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/media/benjamin/MyPassport/captures-bloc-calibration-cropped//00005500-4.png</text:p>
          </table:table-cell>
          <table:table-cell office:value-type="float" office:value="1811.09057928105" calcext:value-type="float">
            <text:p>1811.0905792811</text:p>
          </table:table-cell>
          <table:table-cell office:value-type="float" office:value="107.082944487869" calcext:value-type="float">
            <text:p>107.08294448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media/benjamin/MyPassport/captures-bloc-calibration-cropped//00005600-0.png</text:p>
          </table:table-cell>
          <table:table-cell office:value-type="float" office:value="1810.35907735746" calcext:value-type="float">
            <text:p>1810.3590773575</text:p>
          </table:table-cell>
          <table:table-cell office:value-type="float" office:value="107.711546498992" calcext:value-type="float">
            <text:p>107.7115464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/media/benjamin/MyPassport/captures-bloc-calibration-cropped//00005600-1.png</text:p>
          </table:table-cell>
          <table:table-cell office:value-type="float" office:value="1810.36124518608" calcext:value-type="float">
            <text:p>1810.3612451861</text:p>
          </table:table-cell>
          <table:table-cell office:value-type="float" office:value="107.733133266128" calcext:value-type="float">
            <text:p>107.73313326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/media/benjamin/MyPassport/captures-bloc-calibration-cropped//00005600-2.png</text:p>
          </table:table-cell>
          <table:table-cell office:value-type="float" office:value="1810.35841676152" calcext:value-type="float">
            <text:p>1810.3584167615</text:p>
          </table:table-cell>
          <table:table-cell office:value-type="float" office:value="107.722533739054" calcext:value-type="float">
            <text:p>107.722533739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/media/benjamin/MyPassport/captures-bloc-calibration-cropped//00005600-3.png</text:p>
          </table:table-cell>
          <table:table-cell office:value-type="float" office:value="1810.38242514413" calcext:value-type="float">
            <text:p>1810.3824251441</text:p>
          </table:table-cell>
          <table:table-cell office:value-type="float" office:value="107.719839129626" calcext:value-type="float">
            <text:p>107.71983912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/media/benjamin/MyPassport/captures-bloc-calibration-cropped//00005600-4.png</text:p>
          </table:table-cell>
          <table:table-cell office:value-type="float" office:value="1810.34978017289" calcext:value-type="float">
            <text:p>1810.3497801729</text:p>
          </table:table-cell>
          <table:table-cell office:value-type="float" office:value="107.752476533225" calcext:value-type="float">
            <text:p>107.75247653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/media/benjamin/MyPassport/captures-bloc-calibration-cropped//00005700-0.png</text:p>
          </table:table-cell>
          <table:table-cell office:value-type="float" office:value="1809.87098611902" calcext:value-type="float">
            <text:p>1809.870986119</text:p>
          </table:table-cell>
          <table:table-cell office:value-type="float" office:value="107.745455219145" calcext:value-type="float">
            <text:p>107.74545521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/media/benjamin/MyPassport/captures-bloc-calibration-cropped//00005700-1.png</text:p>
          </table:table-cell>
          <table:table-cell office:value-type="float" office:value="1809.85832260336" calcext:value-type="float">
            <text:p>1809.8583226034</text:p>
          </table:table-cell>
          <table:table-cell office:value-type="float" office:value="107.748446083018" calcext:value-type="float">
            <text:p>107.7484460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/media/benjamin/MyPassport/captures-bloc-calibration-cropped//00005700-2.png</text:p>
          </table:table-cell>
          <table:table-cell office:value-type="float" office:value="1809.86340281413" calcext:value-type="float">
            <text:p>1809.8634028141</text:p>
          </table:table-cell>
          <table:table-cell office:value-type="float" office:value="107.746287742252" calcext:value-type="float">
            <text:p>107.74628774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/media/benjamin/MyPassport/captures-bloc-calibration-cropped//00005700-3.png</text:p>
          </table:table-cell>
          <table:table-cell office:value-type="float" office:value="1809.87122534292" calcext:value-type="float">
            <text:p>1809.8712253429</text:p>
          </table:table-cell>
          <table:table-cell office:value-type="float" office:value="107.748177193039" calcext:value-type="float">
            <text:p>107.7481771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/media/benjamin/MyPassport/captures-bloc-calibration-cropped//00005700-4.png</text:p>
          </table:table-cell>
          <table:table-cell office:value-type="float" office:value="1809.87670814354" calcext:value-type="float">
            <text:p>1809.8767081435</text:p>
          </table:table-cell>
          <table:table-cell office:value-type="float" office:value="107.744375624931" calcext:value-type="float">
            <text:p>107.74437562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/media/benjamin/MyPassport/captures-bloc-calibration-cropped//00005800-0.png</text:p>
          </table:table-cell>
          <table:table-cell office:value-type="float" office:value="1809.12507006533" calcext:value-type="float">
            <text:p>1809.1250700653</text:p>
          </table:table-cell>
          <table:table-cell office:value-type="float" office:value="107.745297582401" calcext:value-type="float">
            <text:p>107.74529758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/media/benjamin/MyPassport/captures-bloc-calibration-cropped//00005800-1.png</text:p>
          </table:table-cell>
          <table:table-cell office:value-type="float" office:value="1809.12303751446" calcext:value-type="float">
            <text:p>1809.1230375145</text:p>
          </table:table-cell>
          <table:table-cell office:value-type="float" office:value="107.742801924383" calcext:value-type="float">
            <text:p>107.742801924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/media/benjamin/MyPassport/captures-bloc-calibration-cropped//00005800-2.png</text:p>
          </table:table-cell>
          <table:table-cell office:value-type="float" office:value="1809.12958589921" calcext:value-type="float">
            <text:p>1809.1295858992</text:p>
          </table:table-cell>
          <table:table-cell office:value-type="float" office:value="107.745496063498" calcext:value-type="float">
            <text:p>107.74549606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/media/benjamin/MyPassport/captures-bloc-calibration-cropped//00005800-3.png</text:p>
          </table:table-cell>
          <table:table-cell office:value-type="float" office:value="1809.11552237161" calcext:value-type="float">
            <text:p>1809.1155223716</text:p>
          </table:table-cell>
          <table:table-cell office:value-type="float" office:value="107.750431636177" calcext:value-type="float">
            <text:p>107.750431636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/media/benjamin/MyPassport/captures-bloc-calibration-cropped//00005800-4.png</text:p>
          </table:table-cell>
          <table:table-cell office:value-type="float" office:value="1809.11131861106" calcext:value-type="float">
            <text:p>1809.1113186111</text:p>
          </table:table-cell>
          <table:table-cell office:value-type="float" office:value="107.754745794676" calcext:value-type="float">
            <text:p>107.75474579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/media/benjamin/MyPassport/captures-bloc-calibration-cropped//00005900-0.png</text:p>
          </table:table-cell>
          <table:table-cell office:value-type="float" office:value="1808.76114085196" calcext:value-type="float">
            <text:p>1808.761140852</text:p>
          </table:table-cell>
          <table:table-cell office:value-type="float" office:value="107.786880022975" calcext:value-type="float">
            <text:p>107.78688002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/media/benjamin/MyPassport/captures-bloc-calibration-cropped//00005900-1.png</text:p>
          </table:table-cell>
          <table:table-cell office:value-type="float" office:value="1808.78348753107" calcext:value-type="float">
            <text:p>1808.7834875311</text:p>
          </table:table-cell>
          <table:table-cell office:value-type="float" office:value="107.78433554385" calcext:value-type="float">
            <text:p>107.78433554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/media/benjamin/MyPassport/captures-bloc-calibration-cropped//00005900-2.png</text:p>
          </table:table-cell>
          <table:table-cell office:value-type="float" office:value="1808.76872888163" calcext:value-type="float">
            <text:p>1808.7687288816</text:p>
          </table:table-cell>
          <table:table-cell office:value-type="float" office:value="107.787077464315" calcext:value-type="float">
            <text:p>107.787077464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/media/benjamin/MyPassport/captures-bloc-calibration-cropped//00005900-3.png</text:p>
          </table:table-cell>
          <table:table-cell office:value-type="float" office:value="1808.76761764547" calcext:value-type="float">
            <text:p>1808.7676176455</text:p>
          </table:table-cell>
          <table:table-cell office:value-type="float" office:value="107.786725496885" calcext:value-type="float">
            <text:p>107.78672549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/media/benjamin/MyPassport/captures-bloc-calibration-cropped//00005900-4.png</text:p>
          </table:table-cell>
          <table:table-cell office:value-type="float" office:value="1808.77601008854" calcext:value-type="float">
            <text:p>1808.7760100886</text:p>
          </table:table-cell>
          <table:table-cell office:value-type="float" office:value="107.78529531879" calcext:value-type="float">
            <text:p>107.78529531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/media/benjamin/MyPassport/captures-bloc-calibration-cropped//00006000-0.png</text:p>
          </table:table-cell>
          <table:table-cell office:value-type="float" office:value="1808.12747106263" calcext:value-type="float">
            <text:p>1808.1274710626</text:p>
          </table:table-cell>
          <table:table-cell office:value-type="float" office:value="107.795654395592" calcext:value-type="float">
            <text:p>107.79565439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/media/benjamin/MyPassport/captures-bloc-calibration-cropped//00006000-1.png</text:p>
          </table:table-cell>
          <table:table-cell office:value-type="float" office:value="1808.11764575266" calcext:value-type="float">
            <text:p>1808.1176457527</text:p>
          </table:table-cell>
          <table:table-cell office:value-type="float" office:value="107.799601200838" calcext:value-type="float">
            <text:p>107.79960120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/media/benjamin/MyPassport/captures-bloc-calibration-cropped//00006000-2.png</text:p>
          </table:table-cell>
          <table:table-cell office:value-type="float" office:value="1808.11241326959" calcext:value-type="float">
            <text:p>1808.1124132696</text:p>
          </table:table-cell>
          <table:table-cell office:value-type="float" office:value="107.80788575335" calcext:value-type="float">
            <text:p>107.80788575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/media/benjamin/MyPassport/captures-bloc-calibration-cropped//00006000-3.png</text:p>
          </table:table-cell>
          <table:table-cell office:value-type="float" office:value="1808.11998081373" calcext:value-type="float">
            <text:p>1808.1199808137</text:p>
          </table:table-cell>
          <table:table-cell office:value-type="float" office:value="107.800858052682" calcext:value-type="float">
            <text:p>107.80085805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/media/benjamin/MyPassport/captures-bloc-calibration-cropped//00006000-4.png</text:p>
          </table:table-cell>
          <table:table-cell office:value-type="float" office:value="1808.11996607791" calcext:value-type="float">
            <text:p>1808.1199660779</text:p>
          </table:table-cell>
          <table:table-cell office:value-type="float" office:value="107.791907540116" calcext:value-type="float">
            <text:p>107.79190754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/media/benjamin/MyPassport/captures-bloc-calibration-cropped//00006100-0.png</text:p>
          </table:table-cell>
          <table:table-cell office:value-type="float" office:value="1807.35951933808" calcext:value-type="float">
            <text:p>1807.3595193381</text:p>
          </table:table-cell>
          <table:table-cell office:value-type="float" office:value="107.75976316509" calcext:value-type="float">
            <text:p>107.75976316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/media/benjamin/MyPassport/captures-bloc-calibration-cropped//00006100-1.png</text:p>
          </table:table-cell>
          <table:table-cell office:value-type="float" office:value="1807.35862198795" calcext:value-type="float">
            <text:p>1807.358621988</text:p>
          </table:table-cell>
          <table:table-cell office:value-type="float" office:value="107.75665608864" calcext:value-type="float">
            <text:p>107.756656088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/media/benjamin/MyPassport/captures-bloc-calibration-cropped//00006100-2.png</text:p>
          </table:table-cell>
          <table:table-cell office:value-type="float" office:value="1807.35523395785" calcext:value-type="float">
            <text:p>1807.3552339579</text:p>
          </table:table-cell>
          <table:table-cell office:value-type="float" office:value="107.748467852932" calcext:value-type="float">
            <text:p>107.74846785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/media/benjamin/MyPassport/captures-bloc-calibration-cropped//00006100-3.png</text:p>
          </table:table-cell>
          <table:table-cell office:value-type="float" office:value="1807.34523281497" calcext:value-type="float">
            <text:p>1807.345232815</text:p>
          </table:table-cell>
          <table:table-cell office:value-type="float" office:value="107.760357163658" calcext:value-type="float">
            <text:p>107.760357163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/media/benjamin/MyPassport/captures-bloc-calibration-cropped//00006100-4.png</text:p>
          </table:table-cell>
          <table:table-cell office:value-type="float" office:value="1807.35115769474" calcext:value-type="float">
            <text:p>1807.3511576947</text:p>
          </table:table-cell>
          <table:table-cell office:value-type="float" office:value="107.759046240573" calcext:value-type="float">
            <text:p>107.75904624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/media/benjamin/MyPassport/captures-bloc-calibration-cropped//00006200-0.png</text:p>
          </table:table-cell>
          <table:table-cell office:value-type="float" office:value="1806.89656120425" calcext:value-type="float">
            <text:p>1806.8965612043</text:p>
          </table:table-cell>
          <table:table-cell office:value-type="float" office:value="107.633355868037" calcext:value-type="float">
            <text:p>107.6333558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/media/benjamin/MyPassport/captures-bloc-calibration-cropped//00006200-1.png</text:p>
          </table:table-cell>
          <table:table-cell office:value-type="float" office:value="1806.899737301" calcext:value-type="float">
            <text:p>1806.899737301</text:p>
          </table:table-cell>
          <table:table-cell office:value-type="float" office:value="107.632023142745" calcext:value-type="float">
            <text:p>107.63202314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/media/benjamin/MyPassport/captures-bloc-calibration-cropped//00006200-2.png</text:p>
          </table:table-cell>
          <table:table-cell office:value-type="float" office:value="1806.88750693108" calcext:value-type="float">
            <text:p>1806.8875069311</text:p>
          </table:table-cell>
          <table:table-cell office:value-type="float" office:value="107.631586777083" calcext:value-type="float">
            <text:p>107.631586777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/media/benjamin/MyPassport/captures-bloc-calibration-cropped//00006200-3.png</text:p>
          </table:table-cell>
          <table:table-cell office:value-type="float" office:value="1806.91730865455" calcext:value-type="float">
            <text:p>1806.9173086546</text:p>
          </table:table-cell>
          <table:table-cell office:value-type="float" office:value="107.631716079824" calcext:value-type="float">
            <text:p>107.63171607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/media/benjamin/MyPassport/captures-bloc-calibration-cropped//00006200-4.png</text:p>
          </table:table-cell>
          <table:table-cell office:value-type="float" office:value="1806.90325037289" calcext:value-type="float">
            <text:p>1806.9032503729</text:p>
          </table:table-cell>
          <table:table-cell office:value-type="float" office:value="107.626943892426" calcext:value-type="float">
            <text:p>107.62694389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/media/benjamin/MyPassport/captures-bloc-calibration-cropped//00006300-0.png</text:p>
          </table:table-cell>
          <table:table-cell office:value-type="float" office:value="1805.99835618927" calcext:value-type="float">
            <text:p>1805.9983561893</text:p>
          </table:table-cell>
          <table:table-cell office:value-type="float" office:value="107.56998001998" calcext:value-type="float">
            <text:p>107.569980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/media/benjamin/MyPassport/captures-bloc-calibration-cropped//00006300-1.png</text:p>
          </table:table-cell>
          <table:table-cell office:value-type="float" office:value="1805.99757645073" calcext:value-type="float">
            <text:p>1805.9975764507</text:p>
          </table:table-cell>
          <table:table-cell office:value-type="float" office:value="107.58111628498" calcext:value-type="float">
            <text:p>107.5811162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/media/benjamin/MyPassport/captures-bloc-calibration-cropped//00006300-2.png</text:p>
          </table:table-cell>
          <table:table-cell office:value-type="float" office:value="1805.98603820455" calcext:value-type="float">
            <text:p>1805.9860382046</text:p>
          </table:table-cell>
          <table:table-cell office:value-type="float" office:value="107.594745287894" calcext:value-type="float">
            <text:p>107.594745287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/media/benjamin/MyPassport/captures-bloc-calibration-cropped//00006300-3.png</text:p>
          </table:table-cell>
          <table:table-cell office:value-type="float" office:value="1805.98253582221" calcext:value-type="float">
            <text:p>1805.9825358222</text:p>
          </table:table-cell>
          <table:table-cell office:value-type="float" office:value="107.583536756899" calcext:value-type="float">
            <text:p>107.58353675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/media/benjamin/MyPassport/captures-bloc-calibration-cropped//00006300-4.png</text:p>
          </table:table-cell>
          <table:table-cell office:value-type="float" office:value="1805.99333445182" calcext:value-type="float">
            <text:p>1805.9933344518</text:p>
          </table:table-cell>
          <table:table-cell office:value-type="float" office:value="107.591501652784" calcext:value-type="float">
            <text:p>107.59150165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/media/benjamin/MyPassport/captures-bloc-calibration-cropped//00006400-0.png</text:p>
          </table:table-cell>
          <table:table-cell office:value-type="float" office:value="1805.29859557712" calcext:value-type="float">
            <text:p>1805.2985955771</text:p>
          </table:table-cell>
          <table:table-cell office:value-type="float" office:value="108.373853794867" calcext:value-type="float">
            <text:p>108.373853794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/media/benjamin/MyPassport/captures-bloc-calibration-cropped//00006400-1.png</text:p>
          </table:table-cell>
          <table:table-cell office:value-type="float" office:value="1805.31503362828" calcext:value-type="float">
            <text:p>1805.3150336283</text:p>
          </table:table-cell>
          <table:table-cell office:value-type="float" office:value="108.333244885361" calcext:value-type="float">
            <text:p>108.333244885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/media/benjamin/MyPassport/captures-bloc-calibration-cropped//00006400-2.png</text:p>
          </table:table-cell>
          <table:table-cell office:value-type="float" office:value="1805.3092321854" calcext:value-type="float">
            <text:p>1805.3092321854</text:p>
          </table:table-cell>
          <table:table-cell office:value-type="float" office:value="108.351651505306" calcext:value-type="float">
            <text:p>108.351651505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/media/benjamin/MyPassport/captures-bloc-calibration-cropped//00006400-3.png</text:p>
          </table:table-cell>
          <table:table-cell office:value-type="float" office:value="1805.29415710159" calcext:value-type="float">
            <text:p>1805.2941571016</text:p>
          </table:table-cell>
          <table:table-cell office:value-type="float" office:value="108.344586042386" calcext:value-type="float">
            <text:p>108.34458604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/media/benjamin/MyPassport/captures-bloc-calibration-cropped//00006400-4.png</text:p>
          </table:table-cell>
          <table:table-cell office:value-type="float" office:value="1805.27398192979" calcext:value-type="float">
            <text:p>1805.2739819298</text:p>
          </table:table-cell>
          <table:table-cell office:value-type="float" office:value="108.361063678022" calcext:value-type="float">
            <text:p>108.3610636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/media/benjamin/MyPassport/captures-bloc-calibration-cropped//00006500-0.png</text:p>
          </table:table-cell>
          <table:table-cell office:value-type="float" office:value="1804.56536912752" calcext:value-type="float">
            <text:p>1804.5653691275</text:p>
          </table:table-cell>
          <table:table-cell office:value-type="float" office:value="108.117652322674" calcext:value-type="float">
            <text:p>108.11765232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/media/benjamin/MyPassport/captures-bloc-calibration-cropped//00006500-1.png</text:p>
          </table:table-cell>
          <table:table-cell office:value-type="float" office:value="1804.59970857179" calcext:value-type="float">
            <text:p>1804.5997085718</text:p>
          </table:table-cell>
          <table:table-cell office:value-type="float" office:value="108.076156737693" calcext:value-type="float">
            <text:p>108.07615673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/media/benjamin/MyPassport/captures-bloc-calibration-cropped//00006500-2.png</text:p>
          </table:table-cell>
          <table:table-cell office:value-type="float" office:value="1804.58617818046" calcext:value-type="float">
            <text:p>1804.5861781805</text:p>
          </table:table-cell>
          <table:table-cell office:value-type="float" office:value="108.09511461084" calcext:value-type="float">
            <text:p>108.09511461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/media/benjamin/MyPassport/captures-bloc-calibration-cropped//00006500-3.png</text:p>
          </table:table-cell>
          <table:table-cell office:value-type="float" office:value="1804.59295983611" calcext:value-type="float">
            <text:p>1804.5929598361</text:p>
          </table:table-cell>
          <table:table-cell office:value-type="float" office:value="108.117603577632" calcext:value-type="float">
            <text:p>108.117603577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/media/benjamin/MyPassport/captures-bloc-calibration-cropped//00006500-4.png</text:p>
          </table:table-cell>
          <table:table-cell office:value-type="float" office:value="1804.59287990099" calcext:value-type="float">
            <text:p>1804.592879901</text:p>
          </table:table-cell>
          <table:table-cell office:value-type="float" office:value="108.09884403718" calcext:value-type="float">
            <text:p>108.09884403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/media/benjamin/MyPassport/captures-bloc-calibration-cropped//00006600-0.png</text:p>
          </table:table-cell>
          <table:table-cell office:value-type="float" office:value="1804.25923428999" calcext:value-type="float">
            <text:p>1804.25923429</text:p>
          </table:table-cell>
          <table:table-cell office:value-type="float" office:value="108.147079736442" calcext:value-type="float">
            <text:p>108.14707973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/media/benjamin/MyPassport/captures-bloc-calibration-cropped//00006600-1.png</text:p>
          </table:table-cell>
          <table:table-cell office:value-type="float" office:value="1804.26218670656" calcext:value-type="float">
            <text:p>1804.2621867066</text:p>
          </table:table-cell>
          <table:table-cell office:value-type="float" office:value="108.1389447845" calcext:value-type="float">
            <text:p>108.13894478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/media/benjamin/MyPassport/captures-bloc-calibration-cropped//00006600-2.png</text:p>
          </table:table-cell>
          <table:table-cell office:value-type="float" office:value="1804.25918774334" calcext:value-type="float">
            <text:p>1804.2591877434</text:p>
          </table:table-cell>
          <table:table-cell office:value-type="float" office:value="108.120361284332" calcext:value-type="float">
            <text:p>108.12036128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/media/benjamin/MyPassport/captures-bloc-calibration-cropped//00006600-3.png</text:p>
          </table:table-cell>
          <table:table-cell office:value-type="float" office:value="1804.27829556369" calcext:value-type="float">
            <text:p>1804.2782955637</text:p>
          </table:table-cell>
          <table:table-cell office:value-type="float" office:value="108.133696076672" calcext:value-type="float">
            <text:p>108.13369607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/media/benjamin/MyPassport/captures-bloc-calibration-cropped//00006600-4.png</text:p>
          </table:table-cell>
          <table:table-cell office:value-type="float" office:value="1804.26312493422" calcext:value-type="float">
            <text:p>1804.2631249342</text:p>
          </table:table-cell>
          <table:table-cell office:value-type="float" office:value="108.133291232502" calcext:value-type="float">
            <text:p>108.13329123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/media/benjamin/MyPassport/captures-bloc-calibration-cropped//00006700-0.png</text:p>
          </table:table-cell>
          <table:table-cell office:value-type="float" office:value="1804.23266740697" calcext:value-type="float">
            <text:p>1804.232667407</text:p>
          </table:table-cell>
          <table:table-cell office:value-type="float" office:value="107.944607986926" calcext:value-type="float">
            <text:p>107.94460798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/media/benjamin/MyPassport/captures-bloc-calibration-cropped//00006700-1.png</text:p>
          </table:table-cell>
          <table:table-cell office:value-type="float" office:value="1804.23790358504" calcext:value-type="float">
            <text:p>1804.237903585</text:p>
          </table:table-cell>
          <table:table-cell office:value-type="float" office:value="107.917257534548" calcext:value-type="float">
            <text:p>107.91725753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/media/benjamin/MyPassport/captures-bloc-calibration-cropped//00006700-2.png</text:p>
          </table:table-cell>
          <table:table-cell office:value-type="float" office:value="1804.25695217492" calcext:value-type="float">
            <text:p>1804.2569521749</text:p>
          </table:table-cell>
          <table:table-cell office:value-type="float" office:value="107.924938564617" calcext:value-type="float">
            <text:p>107.92493856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/media/benjamin/MyPassport/captures-bloc-calibration-cropped//00006700-3.png</text:p>
          </table:table-cell>
          <table:table-cell office:value-type="float" office:value="1804.28040838158" calcext:value-type="float">
            <text:p>1804.2804083816</text:p>
          </table:table-cell>
          <table:table-cell office:value-type="float" office:value="107.900977430993" calcext:value-type="float">
            <text:p>107.90097743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/media/benjamin/MyPassport/captures-bloc-calibration-cropped//00006700-4.png</text:p>
          </table:table-cell>
          <table:table-cell office:value-type="float" office:value="1804.23001969796" calcext:value-type="float">
            <text:p>1804.230019698</text:p>
          </table:table-cell>
          <table:table-cell office:value-type="float" office:value="107.949447143795" calcext:value-type="float">
            <text:p>107.94944714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/media/benjamin/MyPassport/captures-bloc-calibration-cropped//00006800-0.png</text:p>
          </table:table-cell>
          <table:table-cell office:value-type="float" office:value="1804.03178238551" calcext:value-type="float">
            <text:p>1804.0317823855</text:p>
          </table:table-cell>
          <table:table-cell office:value-type="float" office:value="107.626826650229" calcext:value-type="float">
            <text:p>107.626826650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/media/benjamin/MyPassport/captures-bloc-calibration-cropped//00006800-1.png</text:p>
          </table:table-cell>
          <table:table-cell office:value-type="float" office:value="1804.02039828774" calcext:value-type="float">
            <text:p>1804.0203982877</text:p>
          </table:table-cell>
          <table:table-cell office:value-type="float" office:value="107.640892292149" calcext:value-type="float">
            <text:p>107.64089229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/media/benjamin/MyPassport/captures-bloc-calibration-cropped//00006800-2.png</text:p>
          </table:table-cell>
          <table:table-cell office:value-type="float" office:value="1804.02108630612" calcext:value-type="float">
            <text:p>1804.0210863061</text:p>
          </table:table-cell>
          <table:table-cell office:value-type="float" office:value="107.603802762264" calcext:value-type="float">
            <text:p>107.60380276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/media/benjamin/MyPassport/captures-bloc-calibration-cropped//00006800-3.png</text:p>
          </table:table-cell>
          <table:table-cell office:value-type="float" office:value="1804.02002778236" calcext:value-type="float">
            <text:p>1804.0200277824</text:p>
          </table:table-cell>
          <table:table-cell office:value-type="float" office:value="107.624038661124" calcext:value-type="float">
            <text:p>107.62403866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/media/benjamin/MyPassport/captures-bloc-calibration-cropped//00006800-4.png</text:p>
          </table:table-cell>
          <table:table-cell office:value-type="float" office:value="1804.02452693873" calcext:value-type="float">
            <text:p>1804.0245269387</text:p>
          </table:table-cell>
          <table:table-cell office:value-type="float" office:value="107.628132935264" calcext:value-type="float">
            <text:p>107.628132935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/media/benjamin/MyPassport/captures-bloc-calibration-cropped//00006900-0.png</text:p>
          </table:table-cell>
          <table:table-cell office:value-type="float" office:value="1803.33218974307" calcext:value-type="float">
            <text:p>1803.3321897431</text:p>
          </table:table-cell>
          <table:table-cell office:value-type="float" office:value="107.538084236144" calcext:value-type="float">
            <text:p>107.53808423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/media/benjamin/MyPassport/captures-bloc-calibration-cropped//00006900-1.png</text:p>
          </table:table-cell>
          <table:table-cell office:value-type="float" office:value="1803.32745700114" calcext:value-type="float">
            <text:p>1803.3274570011</text:p>
          </table:table-cell>
          <table:table-cell office:value-type="float" office:value="107.544013441841" calcext:value-type="float">
            <text:p>107.54401344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/media/benjamin/MyPassport/captures-bloc-calibration-cropped//00006900-2.png</text:p>
          </table:table-cell>
          <table:table-cell office:value-type="float" office:value="1803.34162789202" calcext:value-type="float">
            <text:p>1803.341627892</text:p>
          </table:table-cell>
          <table:table-cell office:value-type="float" office:value="107.529306130326" calcext:value-type="float">
            <text:p>107.529306130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/media/benjamin/MyPassport/captures-bloc-calibration-cropped//00006900-3.png</text:p>
          </table:table-cell>
          <table:table-cell office:value-type="float" office:value="1803.31510978108" calcext:value-type="float">
            <text:p>1803.3151097811</text:p>
          </table:table-cell>
          <table:table-cell office:value-type="float" office:value="107.535251150368" calcext:value-type="float">
            <text:p>107.535251150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/media/benjamin/MyPassport/captures-bloc-calibration-cropped//00006900-4.png</text:p>
          </table:table-cell>
          <table:table-cell office:value-type="float" office:value="1803.34356111439" calcext:value-type="float">
            <text:p>1803.3435611144</text:p>
          </table:table-cell>
          <table:table-cell office:value-type="float" office:value="107.538960760105" calcext:value-type="float">
            <text:p>107.53896076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media/benjamin/MyPassport/captures-bloc-calibration-cropped//00007000-0.png</text:p>
          </table:table-cell>
          <table:table-cell office:value-type="float" office:value="1802.42052182137" calcext:value-type="float">
            <text:p>1802.4205218214</text:p>
          </table:table-cell>
          <table:table-cell office:value-type="float" office:value="106.911818735734" calcext:value-type="float">
            <text:p>106.91181873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/media/benjamin/MyPassport/captures-bloc-calibration-cropped//00007000-1.png</text:p>
          </table:table-cell>
          <table:table-cell office:value-type="float" office:value="1802.64383538986" calcext:value-type="float">
            <text:p>1802.6438353899</text:p>
          </table:table-cell>
          <table:table-cell office:value-type="float" office:value="107.599264503181" calcext:value-type="float">
            <text:p>107.59926450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/media/benjamin/MyPassport/captures-bloc-calibration-cropped//00007000-2.png</text:p>
          </table:table-cell>
          <table:table-cell office:value-type="float" office:value="1802.43948905508" calcext:value-type="float">
            <text:p>1802.4394890551</text:p>
          </table:table-cell>
          <table:table-cell office:value-type="float" office:value="106.879237403788" calcext:value-type="float">
            <text:p>106.87923740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/media/benjamin/MyPassport/captures-bloc-calibration-cropped//00007000-3.png</text:p>
          </table:table-cell>
          <table:table-cell office:value-type="float" office:value="1802.44327959558" calcext:value-type="float">
            <text:p>1802.4432795956</text:p>
          </table:table-cell>
          <table:table-cell office:value-type="float" office:value="106.870278608188" calcext:value-type="float">
            <text:p>106.870278608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/media/benjamin/MyPassport/captures-bloc-calibration-cropped//00007000-4.png</text:p>
          </table:table-cell>
          <table:table-cell office:value-type="float" office:value="1802.43096104842" calcext:value-type="float">
            <text:p>1802.4309610484</text:p>
          </table:table-cell>
          <table:table-cell office:value-type="float" office:value="106.870877320714" calcext:value-type="float">
            <text:p>106.87087732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/media/benjamin/MyPassport/captures-bloc-calibration-cropped//00007100-0.png</text:p>
          </table:table-cell>
          <table:table-cell office:value-type="float" office:value="1802.05993580766" calcext:value-type="float">
            <text:p>1802.0599358077</text:p>
          </table:table-cell>
          <table:table-cell office:value-type="float" office:value="106.822672109393" calcext:value-type="float">
            <text:p>106.82267210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/media/benjamin/MyPassport/captures-bloc-calibration-cropped//00007100-1.png</text:p>
          </table:table-cell>
          <table:table-cell office:value-type="float" office:value="1802.03807412914" calcext:value-type="float">
            <text:p>1802.0380741292</text:p>
          </table:table-cell>
          <table:table-cell office:value-type="float" office:value="106.825502370168" calcext:value-type="float">
            <text:p>106.82550237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/media/benjamin/MyPassport/captures-bloc-calibration-cropped//00007100-2.png</text:p>
          </table:table-cell>
          <table:table-cell office:value-type="float" office:value="1802.05518267892" calcext:value-type="float">
            <text:p>1802.0551826789</text:p>
          </table:table-cell>
          <table:table-cell office:value-type="float" office:value="106.832802730651" calcext:value-type="float">
            <text:p>106.832802730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/media/benjamin/MyPassport/captures-bloc-calibration-cropped//00007100-3.png</text:p>
          </table:table-cell>
          <table:table-cell office:value-type="float" office:value="1802.06602264054" calcext:value-type="float">
            <text:p>1802.0660226405</text:p>
          </table:table-cell>
          <table:table-cell office:value-type="float" office:value="106.830444258481" calcext:value-type="float">
            <text:p>106.830444258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/media/benjamin/MyPassport/captures-bloc-calibration-cropped//00007100-4.png</text:p>
          </table:table-cell>
          <table:table-cell office:value-type="float" office:value="1802.05189142999" calcext:value-type="float">
            <text:p>1802.05189143</text:p>
          </table:table-cell>
          <table:table-cell office:value-type="float" office:value="106.85052787298" calcext:value-type="float">
            <text:p>106.8505278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media/benjamin/MyPassport/captures-bloc-calibration-cropped//00007200-0.png</text:p>
          </table:table-cell>
          <table:table-cell office:value-type="float" office:value="1801.29871153988" calcext:value-type="float">
            <text:p>1801.2987115399</text:p>
          </table:table-cell>
          <table:table-cell office:value-type="float" office:value="106.811490075998" calcext:value-type="float">
            <text:p>106.81149007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/media/benjamin/MyPassport/captures-bloc-calibration-cropped//00007200-1.png</text:p>
          </table:table-cell>
          <table:table-cell office:value-type="float" office:value="1801.291850266" calcext:value-type="float">
            <text:p>1801.291850266</text:p>
          </table:table-cell>
          <table:table-cell office:value-type="float" office:value="106.816113061814" calcext:value-type="float">
            <text:p>106.81611306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/media/benjamin/MyPassport/captures-bloc-calibration-cropped//00007200-2.png</text:p>
          </table:table-cell>
          <table:table-cell office:value-type="float" office:value="1801.29399472266" calcext:value-type="float">
            <text:p>1801.2939947227</text:p>
          </table:table-cell>
          <table:table-cell office:value-type="float" office:value="106.823735099827" calcext:value-type="float">
            <text:p>106.82373509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/media/benjamin/MyPassport/captures-bloc-calibration-cropped//00007200-3.png</text:p>
          </table:table-cell>
          <table:table-cell office:value-type="float" office:value="1801.29679843264" calcext:value-type="float">
            <text:p>1801.2967984326</text:p>
          </table:table-cell>
          <table:table-cell office:value-type="float" office:value="106.823667166071" calcext:value-type="float">
            <text:p>106.82366716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/media/benjamin/MyPassport/captures-bloc-calibration-cropped//00007200-4.png</text:p>
          </table:table-cell>
          <table:table-cell office:value-type="float" office:value="1801.30289246667" calcext:value-type="float">
            <text:p>1801.3028924667</text:p>
          </table:table-cell>
          <table:table-cell office:value-type="float" office:value="106.817783826175" calcext:value-type="float">
            <text:p>106.81778382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/media/benjamin/MyPassport/captures-bloc-calibration-cropped//00007300-0.png</text:p>
          </table:table-cell>
          <table:table-cell office:value-type="float" office:value="1800.44375089583" calcext:value-type="float">
            <text:p>1800.4437508958</text:p>
          </table:table-cell>
          <table:table-cell office:value-type="float" office:value="106.755843147046" calcext:value-type="float">
            <text:p>106.7558431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/media/benjamin/MyPassport/captures-bloc-calibration-cropped//00007300-1.png</text:p>
          </table:table-cell>
          <table:table-cell office:value-type="float" office:value="1800.46521696896" calcext:value-type="float">
            <text:p>1800.465216969</text:p>
          </table:table-cell>
          <table:table-cell office:value-type="float" office:value="106.750239380525" calcext:value-type="float">
            <text:p>106.750239380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/media/benjamin/MyPassport/captures-bloc-calibration-cropped//00007300-2.png</text:p>
          </table:table-cell>
          <table:table-cell office:value-type="float" office:value="1800.44809023683" calcext:value-type="float">
            <text:p>1800.4480902368</text:p>
          </table:table-cell>
          <table:table-cell office:value-type="float" office:value="106.761838034324" calcext:value-type="float">
            <text:p>106.76183803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/media/benjamin/MyPassport/captures-bloc-calibration-cropped//00007300-3.png</text:p>
          </table:table-cell>
          <table:table-cell office:value-type="float" office:value="1800.46986096079" calcext:value-type="float">
            <text:p>1800.4698609608</text:p>
          </table:table-cell>
          <table:table-cell office:value-type="float" office:value="106.750302963025" calcext:value-type="float">
            <text:p>106.7503029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/media/benjamin/MyPassport/captures-bloc-calibration-cropped//00007300-4.png</text:p>
          </table:table-cell>
          <table:table-cell office:value-type="float" office:value="1800.44389290221" calcext:value-type="float">
            <text:p>1800.4438929022</text:p>
          </table:table-cell>
          <table:table-cell office:value-type="float" office:value="106.762057283362" calcext:value-type="float">
            <text:p>106.762057283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/media/benjamin/MyPassport/captures-bloc-calibration-cropped//00007400-0.png</text:p>
          </table:table-cell>
          <table:table-cell office:value-type="float" office:value="1800.01427312447" calcext:value-type="float">
            <text:p>1800.0142731245</text:p>
          </table:table-cell>
          <table:table-cell office:value-type="float" office:value="106.727187947347" calcext:value-type="float">
            <text:p>106.727187947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/media/benjamin/MyPassport/captures-bloc-calibration-cropped//00007400-1.png</text:p>
          </table:table-cell>
          <table:table-cell office:value-type="float" office:value="1800.02859259742" calcext:value-type="float">
            <text:p>1800.0285925974</text:p>
          </table:table-cell>
          <table:table-cell office:value-type="float" office:value="106.722969604056" calcext:value-type="float">
            <text:p>106.722969604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/media/benjamin/MyPassport/captures-bloc-calibration-cropped//00007400-2.png</text:p>
          </table:table-cell>
          <table:table-cell office:value-type="float" office:value="1800.00927297975" calcext:value-type="float">
            <text:p>1800.0092729798</text:p>
          </table:table-cell>
          <table:table-cell office:value-type="float" office:value="106.730957772994" calcext:value-type="float">
            <text:p>106.7309577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/media/benjamin/MyPassport/captures-bloc-calibration-cropped//00007400-3.png</text:p>
          </table:table-cell>
          <table:table-cell office:value-type="float" office:value="1800.0236816736" calcext:value-type="float">
            <text:p>1800.0236816736</text:p>
          </table:table-cell>
          <table:table-cell office:value-type="float" office:value="106.725693102276" calcext:value-type="float">
            <text:p>106.72569310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/media/benjamin/MyPassport/captures-bloc-calibration-cropped//00007400-4.png</text:p>
          </table:table-cell>
          <table:table-cell office:value-type="float" office:value="1800.02122164309" calcext:value-type="float">
            <text:p>1800.0212216431</text:p>
          </table:table-cell>
          <table:table-cell office:value-type="float" office:value="106.728323807215" calcext:value-type="float">
            <text:p>106.72832380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/media/benjamin/MyPassport/captures-bloc-calibration-cropped//00007500-0.png</text:p>
          </table:table-cell>
          <table:table-cell office:value-type="float" office:value="1799.11753312518" calcext:value-type="float">
            <text:p>1799.1175331252</text:p>
          </table:table-cell>
          <table:table-cell office:value-type="float" office:value="106.731470202508" calcext:value-type="float">
            <text:p>106.73147020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/media/benjamin/MyPassport/captures-bloc-calibration-cropped//00007500-1.png</text:p>
          </table:table-cell>
          <table:table-cell office:value-type="float" office:value="1799.12012316018" calcext:value-type="float">
            <text:p>1799.1201231602</text:p>
          </table:table-cell>
          <table:table-cell office:value-type="float" office:value="106.731221571692" calcext:value-type="float">
            <text:p>106.73122157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/media/benjamin/MyPassport/captures-bloc-calibration-cropped//00007500-2.png</text:p>
          </table:table-cell>
          <table:table-cell office:value-type="float" office:value="1799.13131652504" calcext:value-type="float">
            <text:p>1799.1313165251</text:p>
          </table:table-cell>
          <table:table-cell office:value-type="float" office:value="106.72923812057" calcext:value-type="float">
            <text:p>106.72923812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/media/benjamin/MyPassport/captures-bloc-calibration-cropped//00007500-3.png</text:p>
          </table:table-cell>
          <table:table-cell office:value-type="float" office:value="1799.15545083401" calcext:value-type="float">
            <text:p>1799.155450834</text:p>
          </table:table-cell>
          <table:table-cell office:value-type="float" office:value="106.717965706287" calcext:value-type="float">
            <text:p>106.717965706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/media/benjamin/MyPassport/captures-bloc-calibration-cropped//00007500-4.png</text:p>
          </table:table-cell>
          <table:table-cell office:value-type="float" office:value="1799.13065319595" calcext:value-type="float">
            <text:p>1799.130653196</text:p>
          </table:table-cell>
          <table:table-cell office:value-type="float" office:value="106.733618745711" calcext:value-type="float">
            <text:p>106.733618745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/media/benjamin/MyPassport/captures-bloc-calibration-cropped//00007600-0.png</text:p>
          </table:table-cell>
          <table:table-cell office:value-type="float" office:value="1798.17836849416" calcext:value-type="float">
            <text:p>1798.1783684942</text:p>
          </table:table-cell>
          <table:table-cell office:value-type="float" office:value="106.971448881572" calcext:value-type="float">
            <text:p>106.97144888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/media/benjamin/MyPassport/captures-bloc-calibration-cropped//00007600-1.png</text:p>
          </table:table-cell>
          <table:table-cell office:value-type="float" office:value="1798.1825749635" calcext:value-type="float">
            <text:p>1798.1825749635</text:p>
          </table:table-cell>
          <table:table-cell office:value-type="float" office:value="106.949720173698" calcext:value-type="float">
            <text:p>106.949720173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/media/benjamin/MyPassport/captures-bloc-calibration-cropped//00007600-2.png</text:p>
          </table:table-cell>
          <table:table-cell office:value-type="float" office:value="1798.177119699" calcext:value-type="float">
            <text:p>1798.177119699</text:p>
          </table:table-cell>
          <table:table-cell office:value-type="float" office:value="106.973264509608" calcext:value-type="float">
            <text:p>106.973264509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/media/benjamin/MyPassport/captures-bloc-calibration-cropped//00007600-3.png</text:p>
          </table:table-cell>
          <table:table-cell office:value-type="float" office:value="1798.17931650638" calcext:value-type="float">
            <text:p>1798.1793165064</text:p>
          </table:table-cell>
          <table:table-cell office:value-type="float" office:value="106.968898514388" calcext:value-type="float">
            <text:p>106.96889851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/media/benjamin/MyPassport/captures-bloc-calibration-cropped//00007600-4.png</text:p>
          </table:table-cell>
          <table:table-cell office:value-type="float" office:value="1798.17014369644" calcext:value-type="float">
            <text:p>1798.1701436965</text:p>
          </table:table-cell>
          <table:table-cell office:value-type="float" office:value="106.979413800846" calcext:value-type="float">
            <text:p>106.97941380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/media/benjamin/MyPassport/captures-bloc-calibration-cropped//00007700-0.png</text:p>
          </table:table-cell>
          <table:table-cell office:value-type="float" office:value="1797.22767270817" calcext:value-type="float">
            <text:p>1797.2276727082</text:p>
          </table:table-cell>
          <table:table-cell office:value-type="float" office:value="107.359858718901" calcext:value-type="float">
            <text:p>107.359858718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/media/benjamin/MyPassport/captures-bloc-calibration-cropped//00007700-1.png</text:p>
          </table:table-cell>
          <table:table-cell office:value-type="float" office:value="1797.2244387858" calcext:value-type="float">
            <text:p>1797.2244387858</text:p>
          </table:table-cell>
          <table:table-cell office:value-type="float" office:value="107.347636264731" calcext:value-type="float">
            <text:p>107.34763626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/media/benjamin/MyPassport/captures-bloc-calibration-cropped//00007700-2.png</text:p>
          </table:table-cell>
          <table:table-cell office:value-type="float" office:value="1797.21873548823" calcext:value-type="float">
            <text:p>1797.2187354882</text:p>
          </table:table-cell>
          <table:table-cell office:value-type="float" office:value="107.349952389664" calcext:value-type="float">
            <text:p>107.349952389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/media/benjamin/MyPassport/captures-bloc-calibration-cropped//00007700-3.png</text:p>
          </table:table-cell>
          <table:table-cell office:value-type="float" office:value="1797.22173035396" calcext:value-type="float">
            <text:p>1797.221730354</text:p>
          </table:table-cell>
          <table:table-cell office:value-type="float" office:value="107.355947798329" calcext:value-type="float">
            <text:p>107.355947798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/media/benjamin/MyPassport/captures-bloc-calibration-cropped//00007700-4.png</text:p>
          </table:table-cell>
          <table:table-cell office:value-type="float" office:value="1797.22608899627" calcext:value-type="float">
            <text:p>1797.2260889963</text:p>
          </table:table-cell>
          <table:table-cell office:value-type="float" office:value="107.356862377143" calcext:value-type="float">
            <text:p>107.35686237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/media/benjamin/MyPassport/captures-bloc-calibration-cropped//00007800-0.png</text:p>
          </table:table-cell>
          <table:table-cell office:value-type="float" office:value="1796.38409815742" calcext:value-type="float">
            <text:p>1796.3840981574</text:p>
          </table:table-cell>
          <table:table-cell office:value-type="float" office:value="107.376044555064" calcext:value-type="float">
            <text:p>107.37604455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/media/benjamin/MyPassport/captures-bloc-calibration-cropped//00007800-1.png</text:p>
          </table:table-cell>
          <table:table-cell office:value-type="float" office:value="1796.38332559923" calcext:value-type="float">
            <text:p>1796.3833255992</text:p>
          </table:table-cell>
          <table:table-cell office:value-type="float" office:value="107.372884566212" calcext:value-type="float">
            <text:p>107.372884566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/media/benjamin/MyPassport/captures-bloc-calibration-cropped//00007800-2.png</text:p>
          </table:table-cell>
          <table:table-cell office:value-type="float" office:value="1796.39477684385" calcext:value-type="float">
            <text:p>1796.3947768439</text:p>
          </table:table-cell>
          <table:table-cell office:value-type="float" office:value="107.35172724044" calcext:value-type="float">
            <text:p>107.35172724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/media/benjamin/MyPassport/captures-bloc-calibration-cropped//00007800-3.png</text:p>
          </table:table-cell>
          <table:table-cell office:value-type="float" office:value="1796.37764298915" calcext:value-type="float">
            <text:p>1796.3776429892</text:p>
          </table:table-cell>
          <table:table-cell office:value-type="float" office:value="107.363867696536" calcext:value-type="float">
            <text:p>107.36386769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/media/benjamin/MyPassport/captures-bloc-calibration-cropped//00007800-4.png</text:p>
          </table:table-cell>
          <table:table-cell office:value-type="float" office:value="1796.38667417879" calcext:value-type="float">
            <text:p>1796.3866741788</text:p>
          </table:table-cell>
          <table:table-cell office:value-type="float" office:value="107.361732650298" calcext:value-type="float">
            <text:p>107.361732650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/media/benjamin/MyPassport/captures-bloc-calibration-cropped//00007900-0.png</text:p>
          </table:table-cell>
          <table:table-cell office:value-type="float" office:value="1795.93001439207" calcext:value-type="float">
            <text:p>1795.9300143921</text:p>
          </table:table-cell>
          <table:table-cell office:value-type="float" office:value="107.35728185978" calcext:value-type="float">
            <text:p>107.35728185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/media/benjamin/MyPassport/captures-bloc-calibration-cropped//00007900-1.png</text:p>
          </table:table-cell>
          <table:table-cell office:value-type="float" office:value="1795.94921839487" calcext:value-type="float">
            <text:p>1795.9492183949</text:p>
          </table:table-cell>
          <table:table-cell office:value-type="float" office:value="107.339748221232" calcext:value-type="float">
            <text:p>107.33974822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/media/benjamin/MyPassport/captures-bloc-calibration-cropped//00007900-2.png</text:p>
          </table:table-cell>
          <table:table-cell office:value-type="float" office:value="1795.94634865477" calcext:value-type="float">
            <text:p>1795.9463486548</text:p>
          </table:table-cell>
          <table:table-cell office:value-type="float" office:value="107.35144526931" calcext:value-type="float">
            <text:p>107.351445269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/media/benjamin/MyPassport/captures-bloc-calibration-cropped//00007900-3.png</text:p>
          </table:table-cell>
          <table:table-cell office:value-type="float" office:value="1795.94930679229" calcext:value-type="float">
            <text:p>1795.9493067923</text:p>
          </table:table-cell>
          <table:table-cell office:value-type="float" office:value="107.338249937765" calcext:value-type="float">
            <text:p>107.338249937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/media/benjamin/MyPassport/captures-bloc-calibration-cropped//00007900-4.png</text:p>
          </table:table-cell>
          <table:table-cell office:value-type="float" office:value="1795.94174580772" calcext:value-type="float">
            <text:p>1795.9417458077</text:p>
          </table:table-cell>
          <table:table-cell office:value-type="float" office:value="107.343262445279" calcext:value-type="float">
            <text:p>107.34326244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/media/benjamin/MyPassport/captures-bloc-calibration-cropped//00008000-0.png</text:p>
          </table:table-cell>
          <table:table-cell office:value-type="float" office:value="1794.9658576405" calcext:value-type="float">
            <text:p>1794.9658576405</text:p>
          </table:table-cell>
          <table:table-cell office:value-type="float" office:value="107.22004119484" calcext:value-type="float">
            <text:p>107.22004119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/media/benjamin/MyPassport/captures-bloc-calibration-cropped//00008000-1.png</text:p>
          </table:table-cell>
          <table:table-cell office:value-type="float" office:value="1794.98251234688" calcext:value-type="float">
            <text:p>1794.9825123469</text:p>
          </table:table-cell>
          <table:table-cell office:value-type="float" office:value="107.219895711033" calcext:value-type="float">
            <text:p>107.2198957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/media/benjamin/MyPassport/captures-bloc-calibration-cropped//00008000-2.png</text:p>
          </table:table-cell>
          <table:table-cell office:value-type="float" office:value="1794.9733725561" calcext:value-type="float">
            <text:p>1794.9733725561</text:p>
          </table:table-cell>
          <table:table-cell office:value-type="float" office:value="107.21890296642" calcext:value-type="float">
            <text:p>107.21890296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/media/benjamin/MyPassport/captures-bloc-calibration-cropped//00008000-3.png</text:p>
          </table:table-cell>
          <table:table-cell office:value-type="float" office:value="1794.969270586" calcext:value-type="float">
            <text:p>1794.969270586</text:p>
          </table:table-cell>
          <table:table-cell office:value-type="float" office:value="107.211207142179" calcext:value-type="float">
            <text:p>107.211207142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/media/benjamin/MyPassport/captures-bloc-calibration-cropped//00008000-4.png</text:p>
          </table:table-cell>
          <table:table-cell office:value-type="float" office:value="1794.97794927812" calcext:value-type="float">
            <text:p>1794.9779492781</text:p>
          </table:table-cell>
          <table:table-cell office:value-type="float" office:value="107.208648366261" calcext:value-type="float">
            <text:p>107.208648366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/media/benjamin/MyPassport/captures-bloc-calibration-cropped//00008100-0.png</text:p>
          </table:table-cell>
          <table:table-cell office:value-type="float" office:value="1794.27912871251" calcext:value-type="float">
            <text:p>1794.2791287125</text:p>
          </table:table-cell>
          <table:table-cell office:value-type="float" office:value="106.883517467763" calcext:value-type="float">
            <text:p>106.883517467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/media/benjamin/MyPassport/captures-bloc-calibration-cropped//00008100-1.png</text:p>
          </table:table-cell>
          <table:table-cell office:value-type="float" office:value="1794.43364569889" calcext:value-type="float">
            <text:p>1794.4336456989</text:p>
          </table:table-cell>
          <table:table-cell office:value-type="float" office:value="107.605650636889" calcext:value-type="float">
            <text:p>107.60565063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/media/benjamin/MyPassport/captures-bloc-calibration-cropped//00008100-2.png</text:p>
          </table:table-cell>
          <table:table-cell office:value-type="float" office:value="1794.27556972891" calcext:value-type="float">
            <text:p>1794.2755697289</text:p>
          </table:table-cell>
          <table:table-cell office:value-type="float" office:value="106.899659408719" calcext:value-type="float">
            <text:p>106.899659408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/media/benjamin/MyPassport/captures-bloc-calibration-cropped//00008100-3.png</text:p>
          </table:table-cell>
          <table:table-cell office:value-type="float" office:value="1794.26668420591" calcext:value-type="float">
            <text:p>1794.2666842059</text:p>
          </table:table-cell>
          <table:table-cell office:value-type="float" office:value="106.876283711119" calcext:value-type="float">
            <text:p>106.876283711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/media/benjamin/MyPassport/captures-bloc-calibration-cropped//00008100-4.png</text:p>
          </table:table-cell>
          <table:table-cell office:value-type="float" office:value="1794.27575184502" calcext:value-type="float">
            <text:p>1794.275751845</text:p>
          </table:table-cell>
          <table:table-cell office:value-type="float" office:value="106.900341328413" calcext:value-type="float">
            <text:p>106.90034132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/media/benjamin/MyPassport/captures-bloc-calibration-cropped//00008200-0.png</text:p>
          </table:table-cell>
          <table:table-cell office:value-type="float" office:value="1794.49711071309" calcext:value-type="float">
            <text:p>1794.4971107131</text:p>
          </table:table-cell>
          <table:table-cell office:value-type="float" office:value="107.532724255221" calcext:value-type="float">
            <text:p>107.532724255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/media/benjamin/MyPassport/captures-bloc-calibration-cropped//00008200-1.png</text:p>
          </table:table-cell>
          <table:table-cell office:value-type="float" office:value="1794.5271437013" calcext:value-type="float">
            <text:p>1794.5271437013</text:p>
          </table:table-cell>
          <table:table-cell office:value-type="float" office:value="107.529950538387" calcext:value-type="float">
            <text:p>107.529950538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/media/benjamin/MyPassport/captures-bloc-calibration-cropped//00008200-2.png</text:p>
          </table:table-cell>
          <table:table-cell office:value-type="float" office:value="1794.53456611864" calcext:value-type="float">
            <text:p>1794.5345661186</text:p>
          </table:table-cell>
          <table:table-cell office:value-type="float" office:value="107.526247279012" calcext:value-type="float">
            <text:p>107.52624727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/media/benjamin/MyPassport/captures-bloc-calibration-cropped//00008200-3.png</text:p>
          </table:table-cell>
          <table:table-cell office:value-type="float" office:value="1794.50403336143" calcext:value-type="float">
            <text:p>1794.5040333614</text:p>
          </table:table-cell>
          <table:table-cell office:value-type="float" office:value="107.526422074582" calcext:value-type="float">
            <text:p>107.526422074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/media/benjamin/MyPassport/captures-bloc-calibration-cropped//00008200-4.png</text:p>
          </table:table-cell>
          <table:table-cell office:value-type="float" office:value="1794.49938483243" calcext:value-type="float">
            <text:p>1794.4993848324</text:p>
          </table:table-cell>
          <table:table-cell office:value-type="float" office:value="107.528021566408" calcext:value-type="float">
            <text:p>107.52802156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/media/benjamin/MyPassport/captures-bloc-calibration-cropped//00008300-0.png</text:p>
          </table:table-cell>
          <table:table-cell office:value-type="float" office:value="1794.91205142696" calcext:value-type="float">
            <text:p>1794.912051427</text:p>
          </table:table-cell>
          <table:table-cell office:value-type="float" office:value="107.545009455083" calcext:value-type="float">
            <text:p>107.54500945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/media/benjamin/MyPassport/captures-bloc-calibration-cropped//00008300-1.png</text:p>
          </table:table-cell>
          <table:table-cell office:value-type="float" office:value="1794.92852564451" calcext:value-type="float">
            <text:p>1794.9285256445</text:p>
          </table:table-cell>
          <table:table-cell office:value-type="float" office:value="107.528224711289" calcext:value-type="float">
            <text:p>107.52822471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/media/benjamin/MyPassport/captures-bloc-calibration-cropped//00008300-2.png</text:p>
          </table:table-cell>
          <table:table-cell office:value-type="float" office:value="1794.93476901664" calcext:value-type="float">
            <text:p>1794.9347690167</text:p>
          </table:table-cell>
          <table:table-cell office:value-type="float" office:value="107.539446857789" calcext:value-type="float">
            <text:p>107.539446857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/media/benjamin/MyPassport/captures-bloc-calibration-cropped//00008300-3.png</text:p>
          </table:table-cell>
          <table:table-cell office:value-type="float" office:value="1794.90619909207" calcext:value-type="float">
            <text:p>1794.9061990921</text:p>
          </table:table-cell>
          <table:table-cell office:value-type="float" office:value="107.542339103803" calcext:value-type="float">
            <text:p>107.542339103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/media/benjamin/MyPassport/captures-bloc-calibration-cropped//00008300-4.png</text:p>
          </table:table-cell>
          <table:table-cell office:value-type="float" office:value="1794.93414339639" calcext:value-type="float">
            <text:p>1794.9341433964</text:p>
          </table:table-cell>
          <table:table-cell office:value-type="float" office:value="107.525623592633" calcext:value-type="float">
            <text:p>107.52562359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media/benjamin/MyPassport/captures-bloc-calibration-cropped//00008400-0.png</text:p>
          </table:table-cell>
          <table:table-cell office:value-type="float" office:value="1794.29776470978" calcext:value-type="float">
            <text:p>1794.2977647098</text:p>
          </table:table-cell>
          <table:table-cell office:value-type="float" office:value="107.447344903296" calcext:value-type="float">
            <text:p>107.44734490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/media/benjamin/MyPassport/captures-bloc-calibration-cropped//00008400-1.png</text:p>
          </table:table-cell>
          <table:table-cell office:value-type="float" office:value="1794.28013846247" calcext:value-type="float">
            <text:p>1794.2801384625</text:p>
          </table:table-cell>
          <table:table-cell office:value-type="float" office:value="107.433483444585" calcext:value-type="float">
            <text:p>107.43348344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/media/benjamin/MyPassport/captures-bloc-calibration-cropped//00008400-2.png</text:p>
          </table:table-cell>
          <table:table-cell office:value-type="float" office:value="1794.27786410977" calcext:value-type="float">
            <text:p>1794.2778641098</text:p>
          </table:table-cell>
          <table:table-cell office:value-type="float" office:value="107.43019231829" calcext:value-type="float">
            <text:p>107.43019231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/media/benjamin/MyPassport/captures-bloc-calibration-cropped//00008400-3.png</text:p>
          </table:table-cell>
          <table:table-cell office:value-type="float" office:value="1794.25884205426" calcext:value-type="float">
            <text:p>1794.2588420543</text:p>
          </table:table-cell>
          <table:table-cell office:value-type="float" office:value="107.444761936223" calcext:value-type="float">
            <text:p>107.444761936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/media/benjamin/MyPassport/captures-bloc-calibration-cropped//00008400-4.png</text:p>
          </table:table-cell>
          <table:table-cell office:value-type="float" office:value="1794.28660124948" calcext:value-type="float">
            <text:p>1794.2866012495</text:p>
          </table:table-cell>
          <table:table-cell office:value-type="float" office:value="107.444115764145" calcext:value-type="float">
            <text:p>107.444115764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/media/benjamin/MyPassport/captures-bloc-calibration-cropped//00008500-0.png</text:p>
          </table:table-cell>
          <table:table-cell office:value-type="float" office:value="1794.30813727774" calcext:value-type="float">
            <text:p>1794.3081372777</text:p>
          </table:table-cell>
          <table:table-cell office:value-type="float" office:value="107.379721140727" calcext:value-type="float">
            <text:p>107.37972114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/media/benjamin/MyPassport/captures-bloc-calibration-cropped//00008500-1.png</text:p>
          </table:table-cell>
          <table:table-cell office:value-type="float" office:value="1794.30470533983" calcext:value-type="float">
            <text:p>1794.3047053398</text:p>
          </table:table-cell>
          <table:table-cell office:value-type="float" office:value="107.361020518149" calcext:value-type="float">
            <text:p>107.361020518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/media/benjamin/MyPassport/captures-bloc-calibration-cropped//00008500-2.png</text:p>
          </table:table-cell>
          <table:table-cell office:value-type="float" office:value="1794.33316806863" calcext:value-type="float">
            <text:p>1794.3331680686</text:p>
          </table:table-cell>
          <table:table-cell office:value-type="float" office:value="107.35397470893" calcext:value-type="float">
            <text:p>107.353974708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/media/benjamin/MyPassport/captures-bloc-calibration-cropped//00008500-3.png</text:p>
          </table:table-cell>
          <table:table-cell office:value-type="float" office:value="1794.32945572398" calcext:value-type="float">
            <text:p>1794.329455724</text:p>
          </table:table-cell>
          <table:table-cell office:value-type="float" office:value="107.357994854604" calcext:value-type="float">
            <text:p>107.357994854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/media/benjamin/MyPassport/captures-bloc-calibration-cropped//00008500-4.png</text:p>
          </table:table-cell>
          <table:table-cell office:value-type="float" office:value="1794.31939603817" calcext:value-type="float">
            <text:p>1794.3193960382</text:p>
          </table:table-cell>
          <table:table-cell office:value-type="float" office:value="107.374347211242" calcext:value-type="float">
            <text:p>107.37434721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/media/benjamin/MyPassport/captures-bloc-calibration-cropped//00008600-0.png</text:p>
          </table:table-cell>
          <table:table-cell office:value-type="float" office:value="1792.50106985123" calcext:value-type="float">
            <text:p>1792.5010698512</text:p>
          </table:table-cell>
          <table:table-cell office:value-type="float" office:value="106.53105768967" calcext:value-type="float">
            <text:p>106.531057689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/media/benjamin/MyPassport/captures-bloc-calibration-cropped//00008600-1.png</text:p>
          </table:table-cell>
          <table:table-cell office:value-type="float" office:value="1792.48729616989" calcext:value-type="float">
            <text:p>1792.4872961699</text:p>
          </table:table-cell>
          <table:table-cell office:value-type="float" office:value="106.546381201712" calcext:value-type="float">
            <text:p>106.54638120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/media/benjamin/MyPassport/captures-bloc-calibration-cropped//00008600-2.png</text:p>
          </table:table-cell>
          <table:table-cell office:value-type="float" office:value="1792.49664184052" calcext:value-type="float">
            <text:p>1792.4966418405</text:p>
          </table:table-cell>
          <table:table-cell office:value-type="float" office:value="106.546746768715" calcext:value-type="float">
            <text:p>106.546746768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/media/benjamin/MyPassport/captures-bloc-calibration-cropped//00008600-3.png</text:p>
          </table:table-cell>
          <table:table-cell office:value-type="float" office:value="1792.5053356062" calcext:value-type="float">
            <text:p>1792.5053356062</text:p>
          </table:table-cell>
          <table:table-cell office:value-type="float" office:value="106.557919319236" calcext:value-type="float">
            <text:p>106.557919319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/media/benjamin/MyPassport/captures-bloc-calibration-cropped//00008600-4.png</text:p>
          </table:table-cell>
          <table:table-cell office:value-type="float" office:value="1792.48950016681" calcext:value-type="float">
            <text:p>1792.4895001668</text:p>
          </table:table-cell>
          <table:table-cell office:value-type="float" office:value="106.559180670253" calcext:value-type="float">
            <text:p>106.559180670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/media/benjamin/MyPassport/captures-bloc-calibration-cropped//00008700-0.png</text:p>
          </table:table-cell>
          <table:table-cell office:value-type="float" office:value="1792.18385506396" calcext:value-type="float">
            <text:p>1792.183855064</text:p>
          </table:table-cell>
          <table:table-cell office:value-type="float" office:value="106.49638942854" calcext:value-type="float">
            <text:p>106.49638942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/media/benjamin/MyPassport/captures-bloc-calibration-cropped//00008700-1.png</text:p>
          </table:table-cell>
          <table:table-cell office:value-type="float" office:value="1792.15787032998" calcext:value-type="float">
            <text:p>1792.15787033</text:p>
          </table:table-cell>
          <table:table-cell office:value-type="float" office:value="106.509299859044" calcext:value-type="float">
            <text:p>106.50929985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/media/benjamin/MyPassport/captures-bloc-calibration-cropped//00008700-2.png</text:p>
          </table:table-cell>
          <table:table-cell office:value-type="float" office:value="1792.17706432116" calcext:value-type="float">
            <text:p>1792.1770643212</text:p>
          </table:table-cell>
          <table:table-cell office:value-type="float" office:value="106.509653217892" calcext:value-type="float">
            <text:p>106.509653217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/media/benjamin/MyPassport/captures-bloc-calibration-cropped//00008700-3.png</text:p>
          </table:table-cell>
          <table:table-cell office:value-type="float" office:value="1792.18208856728" calcext:value-type="float">
            <text:p>1792.1820885673</text:p>
          </table:table-cell>
          <table:table-cell office:value-type="float" office:value="106.506321978672" calcext:value-type="float">
            <text:p>106.50632197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/media/benjamin/MyPassport/captures-bloc-calibration-cropped//00008700-4.png</text:p>
          </table:table-cell>
          <table:table-cell office:value-type="float" office:value="1792.15545794667" calcext:value-type="float">
            <text:p>1792.1554579467</text:p>
          </table:table-cell>
          <table:table-cell office:value-type="float" office:value="106.516767230312" calcext:value-type="float">
            <text:p>106.516767230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media/benjamin/MyPassport/captures-bloc-calibration-cropped//00008800-0.png</text:p>
          </table:table-cell>
          <table:table-cell office:value-type="float" office:value="1791.29605278421" calcext:value-type="float">
            <text:p>1791.2960527842</text:p>
          </table:table-cell>
          <table:table-cell office:value-type="float" office:value="106.488031217665" calcext:value-type="float">
            <text:p>106.488031217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/media/benjamin/MyPassport/captures-bloc-calibration-cropped//00008800-1.png</text:p>
          </table:table-cell>
          <table:table-cell office:value-type="float" office:value="1791.28935381479" calcext:value-type="float">
            <text:p>1791.2893538148</text:p>
          </table:table-cell>
          <table:table-cell office:value-type="float" office:value="106.506424781632" calcext:value-type="float">
            <text:p>106.50642478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/media/benjamin/MyPassport/captures-bloc-calibration-cropped//00008800-2.png</text:p>
          </table:table-cell>
          <table:table-cell office:value-type="float" office:value="1791.28350039659" calcext:value-type="float">
            <text:p>1791.2835003966</text:p>
          </table:table-cell>
          <table:table-cell office:value-type="float" office:value="106.500146112706" calcext:value-type="float">
            <text:p>106.50014611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/media/benjamin/MyPassport/captures-bloc-calibration-cropped//00008800-3.png</text:p>
          </table:table-cell>
          <table:table-cell office:value-type="float" office:value="1791.30154243908" calcext:value-type="float">
            <text:p>1791.3015424391</text:p>
          </table:table-cell>
          <table:table-cell office:value-type="float" office:value="106.484614992564" calcext:value-type="float">
            <text:p>106.484614992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/media/benjamin/MyPassport/captures-bloc-calibration-cropped//00008800-4.png</text:p>
          </table:table-cell>
          <table:table-cell office:value-type="float" office:value="1791.29078201668" calcext:value-type="float">
            <text:p>1791.2907820167</text:p>
          </table:table-cell>
          <table:table-cell office:value-type="float" office:value="106.506042982627" calcext:value-type="float">
            <text:p>106.50604298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/media/benjamin/MyPassport/captures-bloc-calibration-cropped//00008900-0.png</text:p>
          </table:table-cell>
          <table:table-cell office:value-type="float" office:value="1790.47494607945" calcext:value-type="float">
            <text:p>1790.4749460795</text:p>
          </table:table-cell>
          <table:table-cell office:value-type="float" office:value="106.210473341219" calcext:value-type="float">
            <text:p>106.21047334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/media/benjamin/MyPassport/captures-bloc-calibration-cropped//00008900-1.png</text:p>
          </table:table-cell>
          <table:table-cell office:value-type="float" office:value="1790.86960202824" calcext:value-type="float">
            <text:p>1790.8696020282</text:p>
          </table:table-cell>
          <table:table-cell office:value-type="float" office:value="106.403330774777" calcext:value-type="float">
            <text:p>106.40333077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/media/benjamin/MyPassport/captures-bloc-calibration-cropped//00008900-2.png</text:p>
          </table:table-cell>
          <table:table-cell office:value-type="float" office:value="1790.50914750468" calcext:value-type="float">
            <text:p>1790.5091475047</text:p>
          </table:table-cell>
          <table:table-cell office:value-type="float" office:value="106.426657112813" calcext:value-type="float">
            <text:p>106.42665711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/media/benjamin/MyPassport/captures-bloc-calibration-cropped//00008900-3.png</text:p>
          </table:table-cell>
          <table:table-cell office:value-type="float" office:value="1790.48731898366" calcext:value-type="float">
            <text:p>1790.4873189837</text:p>
          </table:table-cell>
          <table:table-cell office:value-type="float" office:value="106.421988171509" calcext:value-type="float">
            <text:p>106.42198817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/media/benjamin/MyPassport/captures-bloc-calibration-cropped//00008900-4.png</text:p>
          </table:table-cell>
          <table:table-cell office:value-type="float" office:value="1790.50056753161" calcext:value-type="float">
            <text:p>1790.5005675316</text:p>
          </table:table-cell>
          <table:table-cell office:value-type="float" office:value="106.414223644669" calcext:value-type="float">
            <text:p>106.41422364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/media/benjamin/MyPassport/captures-bloc-calibration-cropped//00009000-0.png</text:p>
          </table:table-cell>
          <table:table-cell office:value-type="float" office:value="1790.1681142277" calcext:value-type="float">
            <text:p>1790.1681142277</text:p>
          </table:table-cell>
          <table:table-cell office:value-type="float" office:value="106.145001373825" calcext:value-type="float">
            <text:p>106.145001373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/media/benjamin/MyPassport/captures-bloc-calibration-cropped//00009000-1.png</text:p>
          </table:table-cell>
          <table:table-cell office:value-type="float" office:value="1790.1655696344" calcext:value-type="float">
            <text:p>1790.1655696344</text:p>
          </table:table-cell>
          <table:table-cell office:value-type="float" office:value="106.145613577753" calcext:value-type="float">
            <text:p>106.145613577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/media/benjamin/MyPassport/captures-bloc-calibration-cropped//00009000-2.png</text:p>
          </table:table-cell>
          <table:table-cell office:value-type="float" office:value="1790.16477344117" calcext:value-type="float">
            <text:p>1790.1647734412</text:p>
          </table:table-cell>
          <table:table-cell office:value-type="float" office:value="106.155047489634" calcext:value-type="float">
            <text:p>106.155047489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/media/benjamin/MyPassport/captures-bloc-calibration-cropped//00009000-3.png</text:p>
          </table:table-cell>
          <table:table-cell office:value-type="float" office:value="1790.16523248617" calcext:value-type="float">
            <text:p>1790.1652324862</text:p>
          </table:table-cell>
          <table:table-cell office:value-type="float" office:value="106.148752984321" calcext:value-type="float">
            <text:p>106.148752984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/media/benjamin/MyPassport/captures-bloc-calibration-cropped//00009000-4.png</text:p>
          </table:table-cell>
          <table:table-cell office:value-type="float" office:value="1790.16320151308" calcext:value-type="float">
            <text:p>1790.1632015131</text:p>
          </table:table-cell>
          <table:table-cell office:value-type="float" office:value="106.140360848035" calcext:value-type="float">
            <text:p>106.14036084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/media/benjamin/MyPassport/captures-bloc-calibration-cropped//00009100-0.png</text:p>
          </table:table-cell>
          <table:table-cell office:value-type="float" office:value="1789.43264694976" calcext:value-type="float">
            <text:p>1789.4326469498</text:p>
          </table:table-cell>
          <table:table-cell office:value-type="float" office:value="106.105675220255" calcext:value-type="float">
            <text:p>106.105675220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/media/benjamin/MyPassport/captures-bloc-calibration-cropped//00009100-1.png</text:p>
          </table:table-cell>
          <table:table-cell office:value-type="float" office:value="1789.42537884658" calcext:value-type="float">
            <text:p>1789.4253788466</text:p>
          </table:table-cell>
          <table:table-cell office:value-type="float" office:value="106.122588037511" calcext:value-type="float">
            <text:p>106.12258803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/media/benjamin/MyPassport/captures-bloc-calibration-cropped//00009100-2.png</text:p>
          </table:table-cell>
          <table:table-cell office:value-type="float" office:value="1789.44138145086" calcext:value-type="float">
            <text:p>1789.4413814509</text:p>
          </table:table-cell>
          <table:table-cell office:value-type="float" office:value="106.090831710919" calcext:value-type="float">
            <text:p>106.090831710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/media/benjamin/MyPassport/captures-bloc-calibration-cropped//00009100-3.png</text:p>
          </table:table-cell>
          <table:table-cell office:value-type="float" office:value="1789.42677183839" calcext:value-type="float">
            <text:p>1789.4267718384</text:p>
          </table:table-cell>
          <table:table-cell office:value-type="float" office:value="106.120149306289" calcext:value-type="float">
            <text:p>106.120149306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/media/benjamin/MyPassport/captures-bloc-calibration-cropped//00009100-4.png</text:p>
          </table:table-cell>
          <table:table-cell office:value-type="float" office:value="1789.43639401819" calcext:value-type="float">
            <text:p>1789.4363940182</text:p>
          </table:table-cell>
          <table:table-cell office:value-type="float" office:value="106.105418548107" calcext:value-type="float">
            <text:p>106.105418548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/media/benjamin/MyPassport/captures-bloc-calibration-cropped//00009200-0.png</text:p>
          </table:table-cell>
          <table:table-cell office:value-type="float" office:value="1789.17669480626" calcext:value-type="float">
            <text:p>1789.1766948063</text:p>
          </table:table-cell>
          <table:table-cell office:value-type="float" office:value="106.903427028038" calcext:value-type="float">
            <text:p>106.90342702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/media/benjamin/MyPassport/captures-bloc-calibration-cropped//00009200-1.png</text:p>
          </table:table-cell>
          <table:table-cell office:value-type="float" office:value="1789.16785476777" calcext:value-type="float">
            <text:p>1789.1678547678</text:p>
          </table:table-cell>
          <table:table-cell office:value-type="float" office:value="106.928591429338" calcext:value-type="float">
            <text:p>106.92859142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/media/benjamin/MyPassport/captures-bloc-calibration-cropped//00009200-2.png</text:p>
          </table:table-cell>
          <table:table-cell office:value-type="float" office:value="1789.15388826445" calcext:value-type="float">
            <text:p>1789.1538882645</text:p>
          </table:table-cell>
          <table:table-cell office:value-type="float" office:value="106.923515948494" calcext:value-type="float">
            <text:p>106.9235159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1:54:22.954591103</dc:date>
    <meta:editing-duration>PT14M9S</meta:editing-duration>
    <meta:editing-cycles>1</meta:editing-cycles>
    <meta:document-statistic meta:table-count="1" meta:cell-count="1852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9cm" svg:height="7.704cm" xlink:href=".." xlink:type="simple" chart:class="chart:line" chart:style-name="ch1">
        <chart:legend chart:legend-position="end" svg:x="7.797cm" svg:y="3.553cm" style:legend-expansion="high" chart:style-name="ch2"/>
        <chart:plot-area chart:style-name="ch3" table:cell-range-address="'center-finder_centroid_square (copy)'.C1:'center-finder_centroid_square (copy)'.C463" svg:x="0.212cm" svg:y="0.154cm" svg:width="7.373cm" svg:height="7.396cm">
          <chartooo:coordinate-region svg:x="1.204cm" svg:y="0.275cm" svg:width="6.381cm" svg:height="6.2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ter-finder_centroid_square (copy)'.C1:'center-finder_centroid_square (copy)'.C463" chart:class="chart:line">
            <chart:data-point chart:repeated="4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1.61727913147">
                <text:p>1841.61727913147</text:p>
                <draw:g>
                  <svg:desc>'center-finder_centroid_square (copy)'.C1:'center-finder_centroid_square (copy)'.C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1.60545051888">
                <text:p>1841.60545051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1.60113521926">
                <text:p>1841.60113521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1.63265156692">
                <text:p>1841.63265156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1.59859468493">
                <text:p>1841.59859468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1.06716498202">
                <text:p>1841.06716498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1.05888911528">
                <text:p>1841.05888911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1.05843243855">
                <text:p>1841.05843243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1.06309478654">
                <text:p>1841.06309478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1.05059357008">
                <text:p>1841.05059357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0.29621532838">
                <text:p>1840.29621532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0.30806827581">
                <text:p>1840.30806827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0.31134579904">
                <text:p>1840.31134579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.31506405809">
                <text:p>1840.31506405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0.30552196928">
                <text:p>1840.30552196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9.53619210173">
                <text:p>1839.53619210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9.53523390526">
                <text:p>1839.53523390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9.55266303393">
                <text:p>1839.55266303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39.52962227572">
                <text:p>1839.52962227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39.53826500715">
                <text:p>1839.53826500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8.71915709499">
                <text:p>1838.71915709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8.74667510705">
                <text:p>1838.74667510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8.7222816378">
                <text:p>1838.7222816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8.71622760108">
                <text:p>1838.71622760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38.73765655142">
                <text:p>1838.73765655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7.851244595">
                <text:p>1837.851244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7.82983397843">
                <text:p>1837.82983397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7.81703098595">
                <text:p>1837.81703098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7.83721029467">
                <text:p>1837.83721029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7.84604026846">
                <text:p>1837.84604026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5.91224824391">
                <text:p>1835.91224824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37.34773141279">
                <text:p>1837.34773141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7.3397090501">
                <text:p>1837.3397090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35.90851207948">
                <text:p>1835.90851207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5.92448391166">
                <text:p>1835.92448391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5.36648064179">
                <text:p>1835.36648064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5.3410453643">
                <text:p>1835.3410453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35.34056577453">
                <text:p>1835.34056577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35.33811834815">
                <text:p>1835.33811834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35.34001048244">
                <text:p>1835.34001048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35.08182567423">
                <text:p>1835.08182567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5.07576699783">
                <text:p>1835.07576699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35.05495924421">
                <text:p>1835.05495924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5.0695948976">
                <text:p>1835.0695948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5.08264442281">
                <text:p>1835.08264442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4.79692581733">
                <text:p>1834.79692581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4.80062224656">
                <text:p>1834.80062224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4.7635613831">
                <text:p>1834.7635613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4.78203339484">
                <text:p>1834.78203339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4.78640237958">
                <text:p>1834.78640237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4.43252818519">
                <text:p>1834.43252818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4.44303430633">
                <text:p>1834.443034306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4.44551299665">
                <text:p>1834.44551299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4.44379280053">
                <text:p>1834.44379280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4.44067170143">
                <text:p>1834.44067170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35.88384808879">
                <text:p>1835.88384808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5.88605154304">
                <text:p>1835.88605154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5.89058313059">
                <text:p>1835.89058313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5.88920939872">
                <text:p>1835.88920939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5.87053191012">
                <text:p>1835.87053191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5.25375927457">
                <text:p>1835.253759274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5.25792918019">
                <text:p>1835.25792918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35.2910273372">
                <text:p>1835.2910273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6.89592991085">
                <text:p>1836.89592991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5.26090707044">
                <text:p>1835.26090707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36.38045198455">
                <text:p>1836.38045198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6.3597368938">
                <text:p>1836.3597368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6.37297184462">
                <text:p>1836.37297184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6.37892300102">
                <text:p>1836.37892300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36.35998784979">
                <text:p>1836.35998784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35.78853283482">
                <text:p>1835.78853283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5.79752979169">
                <text:p>1835.797529791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5.76241983646">
                <text:p>1835.762419836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35.77947500363">
                <text:p>1835.77947500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35.79904149325">
                <text:p>1835.79904149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5.23410299958">
                <text:p>1835.23410299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5.23421410652">
                <text:p>1835.23421410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35.25101386341">
                <text:p>1835.25101386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35.24058724843">
                <text:p>1835.240587248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5.22232199088">
                <text:p>1835.22232199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4.14184172626">
                <text:p>1834.14184172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4.14213005779">
                <text:p>1834.142130057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4.1353545384">
                <text:p>1834.1353545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4.1205718647">
                <text:p>1834.1205718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4.12943233824">
                <text:p>1834.12943233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2.27231105822">
                <text:p>1832.27231105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32.26763057715">
                <text:p>1832.26763057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2.26466935815">
                <text:p>1832.26466935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32.27562349908">
                <text:p>1832.27562349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2.26725464908">
                <text:p>1832.267254649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31.81992207264">
                <text:p>1831.81992207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1.8368857204">
                <text:p>1831.8368857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1.83298665958">
                <text:p>1831.83298665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31.83491220566">
                <text:p>1831.83491220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1.82931562446">
                <text:p>1831.829315624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1.3023101407">
                <text:p>1831.30231014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2.5856904338">
                <text:p>1832.58569043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31.30295260728">
                <text:p>1831.302952607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32.55342273103">
                <text:p>1832.553422731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1.29189799805">
                <text:p>1831.29189799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2.10247543212">
                <text:p>1832.102475432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2.10936390871">
                <text:p>1832.109363908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2.1155786145">
                <text:p>1832.1155786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32.10815720146">
                <text:p>1832.108157201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32.10002886489">
                <text:p>1832.100028864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31.67550763466">
                <text:p>1831.675507634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1.67456963446">
                <text:p>1831.674569634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31.68421115526">
                <text:p>1831.68421115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31.6737622107">
                <text:p>1831.6737622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1.68674396666">
                <text:p>1831.68674396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0.1696842713">
                <text:p>1830.1696842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0.16857044821">
                <text:p>1830.168570448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0.1699599632">
                <text:p>1830.1699599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0.16661858337">
                <text:p>1830.166618583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30.17623374558">
                <text:p>1830.17623374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29.62141633815">
                <text:p>1829.62141633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9.6389214121">
                <text:p>1829.6389214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9.61531995966">
                <text:p>1829.61531995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9.61151804348">
                <text:p>1829.61151804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9.62208413924">
                <text:p>1829.622084139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29.15214010838">
                <text:p>1829.152140108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29.16437416192">
                <text:p>1829.164374161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9.16140523663">
                <text:p>1829.161405236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29.15689939527">
                <text:p>1829.156899395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29.15817223199">
                <text:p>1829.15817223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8.52245720713">
                <text:p>1828.522457207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8.53491398729">
                <text:p>1828.534913987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8.52138839591">
                <text:p>1828.52138839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28.51806034963">
                <text:p>1828.518060349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28.54622363221">
                <text:p>1828.54622363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7.542263582">
                <text:p>1827.5422635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27.5270668458">
                <text:p>1827.52706684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27.52072487607">
                <text:p>1827.52072487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27.53195863479">
                <text:p>1827.53195863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7.5322782127">
                <text:p>1827.5322782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6.71302193325">
                <text:p>1826.71302193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26.69882988998">
                <text:p>1826.69882988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26.70384551357">
                <text:p>1826.70384551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26.69096583224">
                <text:p>1826.69096583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6.67439359077">
                <text:p>1826.674393590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26.02903738847">
                <text:p>1826.02903738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6.0181831912">
                <text:p>1826.01818319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6.02185096219">
                <text:p>1826.02185096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26.02741651453">
                <text:p>1826.027416514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26.02106108199">
                <text:p>1826.021061081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25.55735452076">
                <text:p>1825.55735452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5.54423713908">
                <text:p>1825.5442371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25.54481487333">
                <text:p>1825.54481487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25.54208489731">
                <text:p>1825.542084897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25.55966096507">
                <text:p>1825.559660965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24.10388011679">
                <text:p>1824.10388011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24.08773748148">
                <text:p>1824.08773748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24.09035691895">
                <text:p>1824.090356918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4.10743882487">
                <text:p>1824.107438824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4.0859314879">
                <text:p>1824.08593148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23.56758524265">
                <text:p>1823.56758524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23.5744275754">
                <text:p>1823.57442757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3.58055310491">
                <text:p>1823.580553104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23.56464577288">
                <text:p>1823.564645772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3.56231758729">
                <text:p>1823.562317587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3.29806338108">
                <text:p>1823.29806338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23.30123074118">
                <text:p>1823.30123074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23.31773475421">
                <text:p>1823.317734754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3.29590933158">
                <text:p>1823.295909331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23.30143658503">
                <text:p>1823.301436585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22.87914287799">
                <text:p>1822.879142877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2.88878240234">
                <text:p>1822.888782402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2.87961138478">
                <text:p>1822.879611384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2.88554640418">
                <text:p>1822.885546404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22.87412274698">
                <text:p>1822.874122746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22.20728300138">
                <text:p>1822.207283001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2.21427672504">
                <text:p>1822.214276725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2.21440761699">
                <text:p>1822.214407616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2.20380886489">
                <text:p>1822.203808864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22.20594988295">
                <text:p>1822.20594988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21.86440259589">
                <text:p>1821.864402595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1.85362264219">
                <text:p>1821.85362264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1.8659973791">
                <text:p>1821.86599737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1.85823464209">
                <text:p>1821.858234642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1.85913678816">
                <text:p>1821.859136788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1.28342792129">
                <text:p>1821.283427921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1.29105971386">
                <text:p>1821.291059713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1.30185326111">
                <text:p>1821.301853261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1.29538096411">
                <text:p>1821.295380964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1.29508505008">
                <text:p>1821.29508505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0.95975680241">
                <text:p>1820.959756802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0.97019815604">
                <text:p>1820.97019815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0.95225167106">
                <text:p>1820.952251671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0.96188638876">
                <text:p>1820.961886388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0.96519970066">
                <text:p>1820.965199700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20.37506816252">
                <text:p>1820.375068162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20.37950701426">
                <text:p>1820.379507014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20.37917297498">
                <text:p>1820.379172974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20.37232036744">
                <text:p>1820.372320367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20.37366633902">
                <text:p>1820.37366633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20.00479015816">
                <text:p>1820.004790158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20.00735284306">
                <text:p>1820.007352843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20.0199756275">
                <text:p>1820.0199756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20.00623649687">
                <text:p>1820.00623649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20.01518594073">
                <text:p>1820.01518594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9.30137863837">
                <text:p>1819.301378638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9.1644531634">
                <text:p>1819.16445316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19.16507688182">
                <text:p>1819.165076881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19.15679645084">
                <text:p>1819.15679645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19.16778175545">
                <text:p>1819.16778175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18.39863834568">
                <text:p>1818.398638345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18.38291261963">
                <text:p>1818.38291261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18.40340247445">
                <text:p>1818.403402474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18.39954678063">
                <text:p>1818.399546780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18.39683488674">
                <text:p>1818.396834886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18.10228611519">
                <text:p>1818.102286115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8.1032436674">
                <text:p>1818.10324366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18.09680966639">
                <text:p>1818.096809666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18.09325599859">
                <text:p>1818.093255998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18.08183692662">
                <text:p>1818.081836926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17.74237870894">
                <text:p>1817.742378708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17.7384662523">
                <text:p>1817.73846625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17.74588438188">
                <text:p>1817.745884381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7.74004508547">
                <text:p>1817.740045085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17.74796026339">
                <text:p>1817.747960263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17.32185859833">
                <text:p>1817.321858598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17.32590138937">
                <text:p>1817.325901389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17.32057411343">
                <text:p>1817.320574113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17.3224904662">
                <text:p>1817.32249046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17.31551788069">
                <text:p>1817.315517880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16.74388942951">
                <text:p>1816.743889429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6.7419302776">
                <text:p>1816.74193027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16.73163562069">
                <text:p>1816.731635620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16.75418842982">
                <text:p>1816.754188429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16.73462218075">
                <text:p>1816.734622180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16.40641891892">
                <text:p>1816.406418918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16.4031731302">
                <text:p>1816.4031731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16.40061251737">
                <text:p>1816.400612517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16.41435901135">
                <text:p>1816.414359011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16.41419081553">
                <text:p>1816.414190815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6.40756997913">
                <text:p>1816.407569979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16.41499186202">
                <text:p>1816.41499186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16.40681955232">
                <text:p>1816.40681955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6.40946586322">
                <text:p>1816.409465863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16.4093209294">
                <text:p>1816.40932092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15.97645597115">
                <text:p>1815.97645597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15.97240526447">
                <text:p>1815.972405264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5.96669657725">
                <text:p>1815.966696577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15.9790923796">
                <text:p>1815.97909237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15.95752079488">
                <text:p>1815.957520794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5.2983606852">
                <text:p>1815.29836068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15.3004530413">
                <text:p>1815.3004530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5.28871668006">
                <text:p>1815.288716680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15.30270556743">
                <text:p>1815.302705567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5.27956564482">
                <text:p>1815.279565644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14.39300427203">
                <text:p>1814.393004272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14.39695876196">
                <text:p>1814.396958761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14.39835862552">
                <text:p>1814.39835862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14.39185854525">
                <text:p>1814.391858545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4.39826123606">
                <text:p>1814.398261236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13.91301261794">
                <text:p>1813.913012617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13.90930351201">
                <text:p>1813.90930351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13.91390967765">
                <text:p>1813.913909677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3.91330986775">
                <text:p>1813.913309867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13.90924689234">
                <text:p>1813.909246892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13.09372148379">
                <text:p>1813.093721483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13.10305336103">
                <text:p>1813.103053361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13.10787463051">
                <text:p>1813.107874630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13.08062574743">
                <text:p>1813.080625747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13.21612659312">
                <text:p>1813.216126593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12.28640149677">
                <text:p>1812.286401496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12.27849374415">
                <text:p>1812.278493744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12.29044664236">
                <text:p>1812.290446642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12.28641646773">
                <text:p>1812.286416467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12.28806030316">
                <text:p>1812.288060303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1.97872090565">
                <text:p>1811.978720905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11.96070861667">
                <text:p>1811.96070861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11.96382497777">
                <text:p>1811.963824977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11.96484551074">
                <text:p>1811.96484551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1.9640683837">
                <text:p>1811.96406838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11.10299470223">
                <text:p>1811.102994702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11.22951025359">
                <text:p>1811.229510253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11.10140762672">
                <text:p>1811.101407626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11.104689975">
                <text:p>1811.1046899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11.09057928105">
                <text:p>1811.090579281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10.35907735746">
                <text:p>1810.359077357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10.36124518608">
                <text:p>1810.361245186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10.35841676152">
                <text:p>1810.358416761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10.38242514413">
                <text:p>1810.38242514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10.34978017289">
                <text:p>1810.349780172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09.87098611902">
                <text:p>1809.870986119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09.85832260336">
                <text:p>1809.858322603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9.86340281413">
                <text:p>1809.86340281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09.87122534292">
                <text:p>1809.871225342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09.87670814354">
                <text:p>1809.876708143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09.12507006533">
                <text:p>1809.125070065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09.12303751446">
                <text:p>1809.123037514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09.12958589921">
                <text:p>1809.129585899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09.11552237161">
                <text:p>1809.115522371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9.11131861106">
                <text:p>1809.11131861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08.76114085196">
                <text:p>1808.761140851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8.78348753107">
                <text:p>1808.783487531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08.76872888163">
                <text:p>1808.768728881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08.76761764547">
                <text:p>1808.767617645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8.77601008854">
                <text:p>1808.776010088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08.12747106263">
                <text:p>1808.127471062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8.11764575266">
                <text:p>1808.117645752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08.11241326959">
                <text:p>1808.112413269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8.11998081373">
                <text:p>1808.119980813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8.11996607791">
                <text:p>1808.119966077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07.35951933808">
                <text:p>1807.359519338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7.35862198795">
                <text:p>1807.358621987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07.35523395785">
                <text:p>1807.355233957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07.34523281497">
                <text:p>1807.345232814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7.35115769474">
                <text:p>1807.351157694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06.89656120425">
                <text:p>1806.896561204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06.899737301">
                <text:p>1806.8997373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06.88750693108">
                <text:p>1806.887506931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06.91730865455">
                <text:p>1806.91730865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06.90325037289">
                <text:p>1806.903250372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05.99835618927">
                <text:p>1805.99835618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05.99757645073">
                <text:p>1805.997576450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05.98603820455">
                <text:p>1805.98603820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05.98253582221">
                <text:p>1805.982535822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5.99333445182">
                <text:p>1805.993334451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5.29859557712">
                <text:p>1805.298595577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05.31503362828">
                <text:p>1805.315033628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05.3092321854">
                <text:p>1805.30923218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5.29415710159">
                <text:p>1805.29415710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05.27398192979">
                <text:p>1805.27398192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04.56536912752">
                <text:p>1804.565369127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04.59970857179">
                <text:p>1804.599708571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4.58617818046">
                <text:p>1804.586178180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04.59295983611">
                <text:p>1804.592959836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04.59287990099">
                <text:p>1804.592879900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04.25923428999">
                <text:p>1804.259234289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04.26218670656">
                <text:p>1804.26218670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04.25918774334">
                <text:p>1804.259187743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04.27829556369">
                <text:p>1804.27829556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04.26312493422">
                <text:p>1804.263124934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04.23266740697">
                <text:p>1804.23266740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04.23790358504">
                <text:p>1804.237903585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04.25695217492">
                <text:p>1804.256952174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04.28040838158">
                <text:p>1804.28040838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4.23001969796">
                <text:p>1804.230019697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04.03178238551">
                <text:p>1804.031782385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4.02039828774">
                <text:p>1804.020398287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04.02108630612">
                <text:p>1804.021086306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04.02002778236">
                <text:p>1804.020027782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04.02452693873">
                <text:p>1804.024526938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03.33218974307">
                <text:p>1803.332189743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03.32745700114">
                <text:p>1803.327457001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03.34162789202">
                <text:p>1803.341627892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03.31510978108">
                <text:p>1803.315109781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03.34356111439">
                <text:p>1803.343561114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02.42052182137">
                <text:p>1802.420521821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02.64383538986">
                <text:p>1802.643835389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02.43948905508">
                <text:p>1802.439489055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02.44327959558">
                <text:p>1802.443279595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02.43096104842">
                <text:p>1802.430961048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02.05993580766">
                <text:p>1802.059935807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2.03807412914">
                <text:p>1802.038074129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2.05518267892">
                <text:p>1802.055182678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02.06602264054">
                <text:p>1802.066022640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2.05189142999">
                <text:p>1802.05189142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1.29871153988">
                <text:p>1801.29871153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1.291850266">
                <text:p>1801.2918502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1.29399472266">
                <text:p>1801.293994722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01.29679843264">
                <text:p>1801.296798432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01.30289246667">
                <text:p>1801.3028924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00.44375089583">
                <text:p>1800.443750895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0.46521696896">
                <text:p>1800.465216968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00.44809023683">
                <text:p>1800.448090236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00.46986096079">
                <text:p>1800.469860960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00.44389290221">
                <text:p>1800.443892902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00.01427312447">
                <text:p>1800.014273124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00.02859259742">
                <text:p>1800.028592597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00.00927297975">
                <text:p>1800.009272979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00.0236816736">
                <text:p>1800.02368167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00.02122164309">
                <text:p>1800.021221643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99.11753312518">
                <text:p>1799.117533125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99.12012316018">
                <text:p>1799.120123160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99.13131652504">
                <text:p>1799.131316525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15545083401">
                <text:p>1799.155450834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9.13065319595">
                <text:p>1799.130653195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98.17836849416">
                <text:p>1798.178368494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98.1825749635">
                <text:p>1798.18257496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98.177119699">
                <text:p>1798.1771196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98.17931650638">
                <text:p>1798.179316506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98.17014369644">
                <text:p>1798.170143696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97.22767270817">
                <text:p>1797.227672708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97.2244387858">
                <text:p>1797.22443878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7.21873548823">
                <text:p>1797.218735488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97.22173035396">
                <text:p>1797.221730353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97.22608899627">
                <text:p>1797.226088996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6.38409815742">
                <text:p>1796.384098157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96.38332559923">
                <text:p>1796.383325599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96.39477684385">
                <text:p>1796.394776843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96.37764298915">
                <text:p>1796.377642989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96.38667417879">
                <text:p>1796.386674178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95.93001439207">
                <text:p>1795.93001439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5.94921839487">
                <text:p>1795.949218394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95.94634865477">
                <text:p>1795.946348654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95.94930679229">
                <text:p>1795.949306792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95.94174580772">
                <text:p>1795.941745807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94.9658576405">
                <text:p>1794.96585764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94.98251234688">
                <text:p>1794.982512346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94.9733725561">
                <text:p>1794.97337255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94.969270586">
                <text:p>1794.969270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94.97794927812">
                <text:p>1794.97794927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94.27912871251">
                <text:p>1794.27912871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94.43364569889">
                <text:p>1794.433645698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94.27556972891">
                <text:p>1794.275569728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4.26668420591">
                <text:p>1794.266684205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94.27575184502">
                <text:p>1794.275751845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4.49711071309">
                <text:p>1794.497110713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94.5271437013">
                <text:p>1794.52714370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4.53456611864">
                <text:p>1794.534566118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4.50403336143">
                <text:p>1794.504033361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94.49938483243">
                <text:p>1794.499384832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94.91205142696">
                <text:p>1794.912051426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4.92852564451">
                <text:p>1794.928525644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94.93476901664">
                <text:p>1794.934769016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94.90619909207">
                <text:p>1794.906199092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94.93414339639">
                <text:p>1794.934143396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94.29776470978">
                <text:p>1794.297764709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94.28013846247">
                <text:p>1794.280138462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94.27786410977">
                <text:p>1794.277864109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94.25884205426">
                <text:p>1794.258842054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94.28660124948">
                <text:p>1794.286601249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94.30813727774">
                <text:p>1794.308137277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94.30470533983">
                <text:p>1794.304705339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94.33316806863">
                <text:p>1794.333168068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94.32945572398">
                <text:p>1794.329455723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4.31939603817">
                <text:p>1794.319396038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92.50106985123">
                <text:p>1792.501069851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92.48729616989">
                <text:p>1792.487296169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92.49664184052">
                <text:p>1792.496641840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92.5053356062">
                <text:p>1792.50533560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2.48950016681">
                <text:p>1792.489500166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92.18385506396">
                <text:p>1792.183855063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92.15787032998">
                <text:p>1792.157870329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92.17706432116">
                <text:p>1792.177064321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92.18208856728">
                <text:p>1792.182088567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92.15545794667">
                <text:p>1792.15545794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91.29605278421">
                <text:p>1791.296052784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91.28935381479">
                <text:p>1791.289353814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91.28350039659">
                <text:p>1791.283500396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.30154243908">
                <text:p>1791.301542439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91.29078201668">
                <text:p>1791.29078201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90.47494607945">
                <text:p>1790.474946079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90.86960202824">
                <text:p>1790.869602028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90.50914750468">
                <text:p>1790.509147504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0.48731898366">
                <text:p>1790.487318983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0.50056753161">
                <text:p>1790.500567531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90.1681142277">
                <text:p>1790.16811422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90.1655696344">
                <text:p>1790.16556963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0.16477344117">
                <text:p>1790.164773441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0.16523248617">
                <text:p>1790.165232486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90.16320151308">
                <text:p>1790.163201513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89.43264694976">
                <text:p>1789.432646949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89.42537884658">
                <text:p>1789.42537884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89.44138145086">
                <text:p>1789.441381450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89.42677183839">
                <text:p>1789.426771838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89.43639401819">
                <text:p>1789.436394018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89.17669480626">
                <text:p>1789.176694806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89.16785476777">
                <text:p>1789.167854767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89.15388826445">
                <text:p>1789.15388826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7cm" svg:height="7.12cm" xlink:href=".." xlink:type="simple" chart:class="chart:line" chart:style-name="ch1">
        <chart:legend chart:legend-position="end" svg:x="8.318cm" svg:y="3.261cm" style:legend-expansion="high" chart:style-name="ch2"/>
        <chart:plot-area chart:style-name="ch3" table:cell-range-address="'center-finder_centroid_square (copy)'.D1:'center-finder_centroid_square (copy)'.D463" svg:x="0.223cm" svg:y="0.142cm" svg:width="7.872cm" svg:height="6.836cm">
          <chartooo:coordinate-region svg:x="1.03cm" svg:y="0.264cm" svg:width="7.065cm" svg:height="5.7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ter-finder_centroid_square (copy)'.D1:'center-finder_centroid_square (copy)'.D463" chart:class="chart:line">
            <chart:data-point chart:repeated="4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.503754078863">
                <text:p>111.503754078863</text:p>
                <draw:g>
                  <svg:desc>'center-finder_centroid_square (copy)'.D1:'center-finder_centroid_square (copy)'.D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493511722825">
                <text:p>111.49351172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483865848821">
                <text:p>111.483865848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.48409279508">
                <text:p>111.48409279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.498740461973">
                <text:p>111.498740461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.279300093434">
                <text:p>111.279300093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.267748800145">
                <text:p>111.267748800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27574470495">
                <text:p>111.27574470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.275663924728">
                <text:p>111.275663924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.272187406237">
                <text:p>111.27218740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.099093159368">
                <text:p>111.09909315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091522208148">
                <text:p>111.091522208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.111896403144">
                <text:p>111.111896403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111431016142">
                <text:p>111.11143101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.108489774667">
                <text:p>111.108489774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998316646431">
                <text:p>110.99831664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996163660361">
                <text:p>110.996163660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998183629226">
                <text:p>110.998183629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.006466236756">
                <text:p>111.006466236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.006281789841">
                <text:p>111.006281789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.883963182635">
                <text:p>110.883963182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885147119421">
                <text:p>110.885147119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878031439138">
                <text:p>110.878031439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.913971427376">
                <text:p>110.913971427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.896014620424">
                <text:p>110.896014620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.676162037572">
                <text:p>110.676162037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.684656393778">
                <text:p>110.684656393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.699968885933">
                <text:p>110.699968885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.695042853834">
                <text:p>110.695042853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.710140329469">
                <text:p>110.710140329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.688281214747">
                <text:p>109.688281214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522993497642">
                <text:p>110.522993497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.544695383539">
                <text:p>110.544695383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671473369961">
                <text:p>109.671473369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.67042928939">
                <text:p>109.67042928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.623120235189">
                <text:p>109.623120235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.641864455818">
                <text:p>109.641864455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.646166723131">
                <text:p>109.646166723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640600709531">
                <text:p>109.640600709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635415678738">
                <text:p>109.635415678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.665677006792">
                <text:p>109.665677006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668948465507">
                <text:p>109.668948465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664272004387">
                <text:p>109.664272004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.665543873636">
                <text:p>109.66554387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.679775839113">
                <text:p>109.679775839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.677315894285">
                <text:p>109.677315894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.464031659905">
                <text:p>109.464031659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.684320508366">
                <text:p>109.684320508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9.660875826995">
                <text:p>109.660875826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.66792811258">
                <text:p>109.66792811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9.898158017204">
                <text:p>109.898158017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.88378518822">
                <text:p>109.883785188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.887698771526">
                <text:p>109.8876987715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.893620101024">
                <text:p>109.8936201010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.902771118037">
                <text:p>109.902771118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.084913640973">
                <text:p>111.084913640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.099246695887">
                <text:p>111.099246695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.091808590553">
                <text:p>111.091808590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.084734085754">
                <text:p>111.0847340857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.101571960353">
                <text:p>111.101571960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.277062973238">
                <text:p>111.277062973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286480316558">
                <text:p>111.286480316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.271709322425">
                <text:p>111.2717093224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.533409160775">
                <text:p>112.533409160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.289840364533">
                <text:p>111.2898403645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.6753687409">
                <text:p>112.6753687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.677428757913">
                <text:p>112.677428757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.6603389273">
                <text:p>112.6603389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.666932311234">
                <text:p>112.666932311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.682594828568">
                <text:p>112.682594828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.609620383833">
                <text:p>112.609620383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.61572648927">
                <text:p>112.61572648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.611340699769">
                <text:p>112.611340699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.600070723591">
                <text:p>112.600070723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.590515827973">
                <text:p>112.590515827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.530251754539">
                <text:p>112.530251754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528682335027">
                <text:p>112.5286823350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.534864423065">
                <text:p>112.534864423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.524008207508">
                <text:p>112.524008207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.537765556117">
                <text:p>112.537765556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.512490067541">
                <text:p>112.512490067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.519548391502">
                <text:p>112.5195483915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.527038013964">
                <text:p>112.527038013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.518370284877">
                <text:p>112.518370284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.526969204629">
                <text:p>112.5269692046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.218612772636">
                <text:p>111.218612772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216126804086">
                <text:p>111.216126804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.195506575426">
                <text:p>111.195506575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201666476074">
                <text:p>111.201666476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.216187544203">
                <text:p>111.216187544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.116828450268">
                <text:p>111.1168284502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.110352596363">
                <text:p>111.1103525963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.110992946623">
                <text:p>111.110992946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.128707654749">
                <text:p>111.12870765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.127933727366">
                <text:p>111.127933727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.961191866359">
                <text:p>110.9611918663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.15149312123">
                <text:p>112.15149312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.977785772558">
                <text:p>110.9777857725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.150251045509">
                <text:p>112.150251045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.972989949749">
                <text:p>110.9729899497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.923644105513">
                <text:p>111.923644105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.913326996884">
                <text:p>111.913326996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.934764965101">
                <text:p>111.934764965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.907384907794">
                <text:p>111.907384907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.92484304717">
                <text:p>111.924843047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.656688008306">
                <text:p>111.6566880083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.656967027195">
                <text:p>111.656967027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.660233621127">
                <text:p>111.660233621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.650947001361">
                <text:p>111.65094700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.641140154998">
                <text:p>111.641140154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37601775725">
                <text:p>110.337601775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341134113411">
                <text:p>110.341134113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330907915351">
                <text:p>110.330907915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338574413052">
                <text:p>110.338574413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331709547859">
                <text:p>110.331709547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263511253889">
                <text:p>110.263511253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245393953217">
                <text:p>110.245393953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0.208404226055">
                <text:p>110.208404226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.22885640184">
                <text:p>110.228856401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0.198545052111">
                <text:p>110.198545052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.225429985078">
                <text:p>110.2254299850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.220242834395">
                <text:p>110.220242834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.239677084752">
                <text:p>110.2396770847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.23223644598">
                <text:p>110.23223644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.232195162775">
                <text:p>110.2321951627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.403004688561">
                <text:p>110.403004688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0.372371370252">
                <text:p>110.3723713702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0.410159835769">
                <text:p>110.410159835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.417876628438">
                <text:p>110.4178766284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0.394100294985">
                <text:p>110.3941002949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0.432613740958">
                <text:p>110.432613740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.418020479357">
                <text:p>110.4180204793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0.424513744044">
                <text:p>110.424513744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0.407710511304">
                <text:p>110.407710511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0.409756097561">
                <text:p>110.409756097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0.592596903736">
                <text:p>110.592596903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0.608762503192">
                <text:p>110.608762503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.607424671217">
                <text:p>110.6074246712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.611000864726">
                <text:p>110.611000864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.611892551216">
                <text:p>110.611892551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0.750729169475">
                <text:p>110.750729169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0.761433942317">
                <text:p>110.7614339423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.75141291733">
                <text:p>110.751412917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0.730816248499">
                <text:p>110.730816248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0.753199032343">
                <text:p>110.7531990323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0.536088119458">
                <text:p>110.536088119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0.558813462035">
                <text:p>110.558813462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0.544725338389">
                <text:p>110.5447253383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0.559434439712">
                <text:p>110.559434439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0.55723853303">
                <text:p>110.557238533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.293446331199">
                <text:p>109.293446331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.275373987465">
                <text:p>109.2753739874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.296237833319">
                <text:p>109.2962378333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9.281530089629">
                <text:p>109.2815300896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9.291000725066">
                <text:p>109.291000725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9.128734439834">
                <text:p>109.1287344398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9.151254225387">
                <text:p>109.151254225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9.148556921914">
                <text:p>109.148556921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9.163304017157">
                <text:p>109.1633040171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9.139611033041">
                <text:p>109.1396110330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8.740609745537">
                <text:p>108.7406097455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8.731835171848">
                <text:p>108.7318351718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.733358271596">
                <text:p>108.733358271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8.734782092713">
                <text:p>108.7347820927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.742741825147">
                <text:p>108.742741825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9.043216350802">
                <text:p>109.0432163508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9.041146403797">
                <text:p>109.041146403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9.040033752965">
                <text:p>109.0400337529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9.040683553088">
                <text:p>109.0406835530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.050714122747">
                <text:p>109.0507141227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9.098577862159">
                <text:p>109.098577862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9.090602639243">
                <text:p>109.090602639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9.093999820354">
                <text:p>109.093999820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9.089893344595">
                <text:p>109.089893344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100669934714">
                <text:p>109.1006699347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9.050059691043">
                <text:p>109.0500596910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9.060217340584">
                <text:p>109.0602173405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048096255341">
                <text:p>109.048096255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.045289521749">
                <text:p>109.0452895217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9.03913041527">
                <text:p>109.039130415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.078678963848">
                <text:p>109.078678963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9.065924814724">
                <text:p>109.065924814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9.059492367608">
                <text:p>109.0594923676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9.066220361373">
                <text:p>109.066220361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9.071519080859">
                <text:p>109.0715190808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9.107351036995">
                <text:p>109.1073510369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9.123218903934">
                <text:p>109.1232189039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9.126785298281">
                <text:p>109.126785298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9.137822220034">
                <text:p>109.1378222200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9.115751549344">
                <text:p>109.115751549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.01836141778">
                <text:p>109.01836141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.029910540819">
                <text:p>109.0299105408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.007181424763">
                <text:p>109.0071814247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9.037610916012">
                <text:p>109.037610916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9.018340630864">
                <text:p>109.018340630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.815025173905">
                <text:p>108.8150251739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.819439440241">
                <text:p>108.819439440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9.00705731108">
                <text:p>109.007057311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8.825823551685">
                <text:p>108.8258235516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9.021189788548">
                <text:p>109.021189788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9.471730107718">
                <text:p>109.4717301077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8.643731734129">
                <text:p>108.643731734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8.646450920794">
                <text:p>108.6464509207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8.643384227332">
                <text:p>108.6433842273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8.653307947745">
                <text:p>108.653307947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8.493610836165">
                <text:p>108.493610836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8.500135953749">
                <text:p>108.5001359537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8.489869763665">
                <text:p>108.4898697636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8.494923586143">
                <text:p>108.494923586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8.499092048846">
                <text:p>108.4990920488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8.470804707253">
                <text:p>108.4708047072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8.469480960316">
                <text:p>108.4694809603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8.469152159128">
                <text:p>108.4691521591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8.472177134792">
                <text:p>108.472177134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.452692649026">
                <text:p>108.4526926490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.460431402912">
                <text:p>108.4604314029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.479248008404">
                <text:p>108.4792480084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.475192485304">
                <text:p>108.475192485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.464818016677">
                <text:p>108.4648180166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8.461627591755">
                <text:p>108.4616275917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.020669959864">
                <text:p>109.0206699598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9.020863705909">
                <text:p>109.0208637059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9.016045945543">
                <text:p>109.0160459455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9.018271824392">
                <text:p>109.0182718243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.99471098385">
                <text:p>108.994710983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.1908600332">
                <text:p>109.1908600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.165340802599">
                <text:p>109.1653408025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.183205987512">
                <text:p>109.183205987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9.182747943577">
                <text:p>109.1827479435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9.201244715951">
                <text:p>109.2012447159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8.339738738739">
                <text:p>108.3397387387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.331840766885">
                <text:p>108.3318407668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8.343596081332">
                <text:p>108.343596081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8.331815435667">
                <text:p>108.331815435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.335270661446">
                <text:p>108.3352706614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7.992894149817">
                <text:p>107.9928941498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.989213808483">
                <text:p>107.9892138084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7.986981018298">
                <text:p>107.986981018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7.990400928855">
                <text:p>107.9904009288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8.00002696508">
                <text:p>108.000026965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7.933207002427">
                <text:p>107.9332070024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.954632308297">
                <text:p>107.9546323082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.960513569136">
                <text:p>107.960513569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7.942473882231">
                <text:p>107.9424738822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7.948134606875">
                <text:p>107.94813460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.143845493794">
                <text:p>108.1438454937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8.12883614632">
                <text:p>108.128836146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8.132790366682">
                <text:p>108.1327903666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8.115197707633">
                <text:p>108.1151977076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8.144276306634">
                <text:p>108.144276306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8.096167725335">
                <text:p>108.0961677253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.091668013142">
                <text:p>108.0916680131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8.089113442399">
                <text:p>108.0891134423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8.085735180632">
                <text:p>108.0857351806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8.092910434377">
                <text:p>108.0929104343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.751031904265">
                <text:p>107.751031904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7.76515257543">
                <text:p>107.765152575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7.754357359975">
                <text:p>107.7543573599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7.747967847025">
                <text:p>107.747967847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7.753699163314">
                <text:p>107.7536991633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7.146822299625">
                <text:p>107.146822299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7.142648057923">
                <text:p>107.1426480579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7.147094353401">
                <text:p>107.1470943534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7.154976936338">
                <text:p>107.1549769363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7.695578897503">
                <text:p>107.6955788975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.062857165224">
                <text:p>107.0628571652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7.05985026671">
                <text:p>107.05985026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7.063021330537">
                <text:p>107.0630213305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.06070911439">
                <text:p>107.0607091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.061136789702">
                <text:p>107.0611367897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7.035304663707">
                <text:p>107.0353046637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7.044022026691">
                <text:p>107.0440220266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7.043218848307">
                <text:p>107.043218848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7.042452700769">
                <text:p>107.042452700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7.042134424213">
                <text:p>107.0421344242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7.067584105103">
                <text:p>107.0675841051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7.615043240254">
                <text:p>107.615043240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7.070369477308">
                <text:p>107.0703694773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7.072338509305">
                <text:p>107.072338509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7.082944487869">
                <text:p>107.0829444878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7.711546498992">
                <text:p>107.7115464989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7.733133266128">
                <text:p>107.7331332661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7.722533739054">
                <text:p>107.7225337390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7.719839129626">
                <text:p>107.7198391296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7.752476533225">
                <text:p>107.752476533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7.745455219145">
                <text:p>107.7454552191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7.748446083018">
                <text:p>107.7484460830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.746287742252">
                <text:p>107.7462877422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7.748177193039">
                <text:p>107.7481771930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7.744375624931">
                <text:p>107.7443756249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7.745297582401">
                <text:p>107.7452975824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7.742801924383">
                <text:p>107.7428019243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7.745496063498">
                <text:p>107.7454960634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.750431636177">
                <text:p>107.7504316361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7.754745794676">
                <text:p>107.7547457946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7.786880022975">
                <text:p>107.7868800229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7.78433554385">
                <text:p>107.784335543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7.787077464315">
                <text:p>107.7870774643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.786725496885">
                <text:p>107.7867254968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.78529531879">
                <text:p>107.785295318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7.795654395592">
                <text:p>107.795654395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7.799601200838">
                <text:p>107.7996012008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.80788575335">
                <text:p>107.807885753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.800858052682">
                <text:p>107.8008580526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7.791907540116">
                <text:p>107.791907540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7.75976316509">
                <text:p>107.759763165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.75665608864">
                <text:p>107.756656088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7.748467852932">
                <text:p>107.7484678529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7.760357163658">
                <text:p>107.7603571636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7.759046240573">
                <text:p>107.7590462405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7.633355868037">
                <text:p>107.633355868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7.632023142745">
                <text:p>107.6320231427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7.631586777083">
                <text:p>107.6315867770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7.631716079824">
                <text:p>107.6317160798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7.626943892426">
                <text:p>107.626943892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7.56998001998">
                <text:p>107.56998001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.58111628498">
                <text:p>107.58111628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7.594745287894">
                <text:p>107.5947452878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7.583536756899">
                <text:p>107.5835367568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.591501652784">
                <text:p>107.5915016527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8.373853794867">
                <text:p>108.3738537948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.333244885361">
                <text:p>108.3332448853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8.351651505306">
                <text:p>108.3516515053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8.344586042386">
                <text:p>108.3445860423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8.361063678022">
                <text:p>108.361063678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8.117652322674">
                <text:p>108.1176523226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8.076156737693">
                <text:p>108.0761567376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8.09511461084">
                <text:p>108.095114610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8.117603577632">
                <text:p>108.1176035776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8.09884403718">
                <text:p>108.098844037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8.147079736442">
                <text:p>108.1470797364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8.1389447845">
                <text:p>108.13894478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8.120361284332">
                <text:p>108.1203612843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8.133696076672">
                <text:p>108.1336960766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.133291232502">
                <text:p>108.1332912325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.944607986926">
                <text:p>107.9446079869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.917257534548">
                <text:p>107.9172575345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.924938564617">
                <text:p>107.9249385646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.900977430993">
                <text:p>107.9009774309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49447143795">
                <text:p>107.9494471437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626826650229">
                <text:p>107.6268266502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640892292149">
                <text:p>107.6408922921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7.603802762264">
                <text:p>107.6038027622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7.624038661124">
                <text:p>107.6240386611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7.628132935264">
                <text:p>107.628132935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7.538084236144">
                <text:p>107.538084236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7.544013441841">
                <text:p>107.5440134418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7.529306130326">
                <text:p>107.5293061303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7.535251150368">
                <text:p>107.5352511503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7.538960760105">
                <text:p>107.5389607601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6.911818735734">
                <text:p>106.9118187357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7.599264503181">
                <text:p>107.5992645031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6.879237403788">
                <text:p>106.8792374037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.870278608188">
                <text:p>106.8702786081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6.870877320714">
                <text:p>106.8708773207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6.822672109393">
                <text:p>106.8226721093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6.825502370168">
                <text:p>106.8255023701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6.832802730651">
                <text:p>106.8328027306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6.830444258481">
                <text:p>106.8304442584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6.85052787298">
                <text:p>106.850527872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6.811490075998">
                <text:p>106.8114900759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6.816113061814">
                <text:p>106.816113061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6.823735099827">
                <text:p>106.8237350998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.823667166071">
                <text:p>106.8236671660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6.817783826175">
                <text:p>106.8177838261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6.755843147046">
                <text:p>106.7558431470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6.750239380525">
                <text:p>106.7502393805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6.761838034324">
                <text:p>106.7618380343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6.750302963025">
                <text:p>106.7503029630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6.762057283362">
                <text:p>106.7620572833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6.727187947347">
                <text:p>106.7271879473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6.722969604056">
                <text:p>106.722969604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6.730957772994">
                <text:p>106.7309577729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.725693102276">
                <text:p>106.7256931022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6.728323807215">
                <text:p>106.7283238072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6.731470202508">
                <text:p>106.7314702025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6.731221571692">
                <text:p>106.731221571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6.72923812057">
                <text:p>106.729238120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717965706287">
                <text:p>106.7179657062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6.733618745711">
                <text:p>106.7336187457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6.971448881572">
                <text:p>106.9714488815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949720173698">
                <text:p>106.9497201736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973264509608">
                <text:p>106.9732645096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.968898514388">
                <text:p>106.9688985143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6.979413800846">
                <text:p>106.9794138008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359858718901">
                <text:p>107.3598587189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7.347636264731">
                <text:p>107.3476362647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7.349952389664">
                <text:p>107.3499523896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7.355947798329">
                <text:p>107.3559477983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7.356862377143">
                <text:p>107.35686237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.376044555064">
                <text:p>107.3760445550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7.372884566212">
                <text:p>107.3728845662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7.35172724044">
                <text:p>107.351727240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7.363867696536">
                <text:p>107.3638676965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7.361732650298">
                <text:p>107.3617326502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7.35728185978">
                <text:p>107.357281859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7.339748221232">
                <text:p>107.3397482212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7.35144526931">
                <text:p>107.351445269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7.338249937765">
                <text:p>107.3382499377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7.343262445279">
                <text:p>107.3432624452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7.22004119484">
                <text:p>107.220041194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7.219895711033">
                <text:p>107.2198957110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7.21890296642">
                <text:p>107.218902966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7.211207142179">
                <text:p>107.2112071421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7.208648366261">
                <text:p>107.2086483662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.883517467763">
                <text:p>106.8835174677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7.605650636889">
                <text:p>107.6056506368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6.899659408719">
                <text:p>106.8996594087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6.876283711119">
                <text:p>106.8762837111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6.900341328413">
                <text:p>106.900341328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7.532724255221">
                <text:p>107.5327242552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7.529950538387">
                <text:p>107.529950538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.526247279012">
                <text:p>107.5262472790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7.526422074582">
                <text:p>107.5264220745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7.528021566408">
                <text:p>107.5280215664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.545009455083">
                <text:p>107.545009455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.528224711289">
                <text:p>107.5282247112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.539446857789">
                <text:p>107.5394468577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.542339103803">
                <text:p>107.5423391038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7.525623592633">
                <text:p>107.5256235926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7.447344903296">
                <text:p>107.4473449032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7.433483444585">
                <text:p>107.4334834445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7.43019231829">
                <text:p>107.430192318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7.444761936223">
                <text:p>107.4447619362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7.444115764145">
                <text:p>107.4441157641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7.379721140727">
                <text:p>107.3797211407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.361020518149">
                <text:p>107.3610205181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35397470893">
                <text:p>107.353974708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357994854604">
                <text:p>107.3579948546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374347211242">
                <text:p>107.3743472112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6.53105768967">
                <text:p>106.531057689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6.546381201712">
                <text:p>106.5463812017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546746768715">
                <text:p>106.5467467687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6.557919319236">
                <text:p>106.5579193192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6.559180670253">
                <text:p>106.5591806702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.49638942854">
                <text:p>106.496389428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6.509299859044">
                <text:p>106.5092998590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.509653217892">
                <text:p>106.5096532178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.506321978672">
                <text:p>106.5063219786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.516767230312">
                <text:p>106.5167672303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.488031217665">
                <text:p>106.4880312176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.506424781632">
                <text:p>106.506424781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.500146112706">
                <text:p>106.5001461127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6.484614992564">
                <text:p>106.4846149925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6.506042982627">
                <text:p>106.5060429826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6.210473341219">
                <text:p>106.210473341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6.403330774777">
                <text:p>106.4033307747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6.426657112813">
                <text:p>106.4266571128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.421988171509">
                <text:p>106.4219881715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6.414223644669">
                <text:p>106.4142236446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6.145001373825">
                <text:p>106.1450013738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6.145613577753">
                <text:p>106.1456135777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6.155047489634">
                <text:p>106.1550474896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.148752984321">
                <text:p>106.1487529843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.140360848035">
                <text:p>106.1403608480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6.105675220255">
                <text:p>106.1056752202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.122588037511">
                <text:p>106.1225880375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.090831710919">
                <text:p>106.0908317109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6.120149306289">
                <text:p>106.1201493062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.105418548107">
                <text:p>106.105418548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.903427028038">
                <text:p>106.9034270280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6.928591429338">
                <text:p>106.9285914293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.923515948494">
                <text:p>106.923515948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93cm" svg:height="9.005cm" xlink:href=".." xlink:type="simple" chart:class="chart:scatter" chart:style-name="ch1">
        <chart:legend chart:legend-position="end" svg:x="21.078cm" svg:y="4.203cm" style:legend-expansion="high" chart:style-name="ch2"/>
        <chart:plot-area chart:style-name="ch3" table:cell-range-address="'center-finder_centroid_square (copy)'.C1:'center-finder_centroid_square (copy)'.D463" svg:x="0.478cm" svg:y="0.18cm" svg:width="20.122cm" svg:height="8.645cm">
          <chartooo:coordinate-region svg:x="1.285cm" svg:y="0.379cm" svg:width="18.94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ter-finder_centroid_square (copy)'.D1:'center-finder_centroid_square (copy)'.D463" chart:class="chart:scatter">
            <chart:domain table:cell-range-address="'center-finder_centroid_square (copy)'.C1:'center-finder_centroid_square (copy)'.C463"/>
            <chart:data-point chart:repeated="4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1.61727913147">
                <text:p>1841.61727913147</text:p>
                <draw:g>
                  <svg:desc>'center-finder_centroid_square (copy)'.C1:'center-finder_centroid_square (copy)'.C463</svg:desc>
                </draw:g>
              </table:table-cell>
              <table:table-cell office:value-type="float" office:value="111.503754078863">
                <text:p>111.503754078863</text:p>
                <draw:g>
                  <svg:desc>'center-finder_centroid_square (copy)'.D1:'center-finder_centroid_square (copy)'.D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1.60545051888">
                <text:p>1841.60545051888</text:p>
              </table:table-cell>
              <table:table-cell office:value-type="float" office:value="111.493511722825">
                <text:p>111.49351172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1.60113521926">
                <text:p>1841.60113521926</text:p>
              </table:table-cell>
              <table:table-cell office:value-type="float" office:value="111.483865848821">
                <text:p>111.483865848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1.63265156692">
                <text:p>1841.63265156692</text:p>
              </table:table-cell>
              <table:table-cell office:value-type="float" office:value="111.48409279508">
                <text:p>111.48409279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1.59859468493">
                <text:p>1841.59859468493</text:p>
              </table:table-cell>
              <table:table-cell office:value-type="float" office:value="111.498740461973">
                <text:p>111.498740461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1.06716498202">
                <text:p>1841.06716498202</text:p>
              </table:table-cell>
              <table:table-cell office:value-type="float" office:value="111.279300093434">
                <text:p>111.279300093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1.05888911528">
                <text:p>1841.05888911528</text:p>
              </table:table-cell>
              <table:table-cell office:value-type="float" office:value="111.267748800145">
                <text:p>111.267748800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1.05843243855">
                <text:p>1841.05843243855</text:p>
              </table:table-cell>
              <table:table-cell office:value-type="float" office:value="111.27574470495">
                <text:p>111.27574470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1.06309478654">
                <text:p>1841.06309478654</text:p>
              </table:table-cell>
              <table:table-cell office:value-type="float" office:value="111.275663924728">
                <text:p>111.275663924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1.05059357008">
                <text:p>1841.05059357008</text:p>
              </table:table-cell>
              <table:table-cell office:value-type="float" office:value="111.272187406237">
                <text:p>111.27218740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0.29621532838">
                <text:p>1840.29621532838</text:p>
              </table:table-cell>
              <table:table-cell office:value-type="float" office:value="111.099093159368">
                <text:p>111.09909315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0.30806827581">
                <text:p>1840.30806827581</text:p>
              </table:table-cell>
              <table:table-cell office:value-type="float" office:value="111.091522208148">
                <text:p>111.091522208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0.31134579904">
                <text:p>1840.31134579904</text:p>
              </table:table-cell>
              <table:table-cell office:value-type="float" office:value="111.111896403144">
                <text:p>111.111896403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.31506405809">
                <text:p>1840.31506405809</text:p>
              </table:table-cell>
              <table:table-cell office:value-type="float" office:value="111.111431016142">
                <text:p>111.11143101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0.30552196928">
                <text:p>1840.30552196928</text:p>
              </table:table-cell>
              <table:table-cell office:value-type="float" office:value="111.108489774667">
                <text:p>111.108489774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9.53619210173">
                <text:p>1839.53619210173</text:p>
              </table:table-cell>
              <table:table-cell office:value-type="float" office:value="110.998316646431">
                <text:p>110.99831664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9.53523390526">
                <text:p>1839.53523390526</text:p>
              </table:table-cell>
              <table:table-cell office:value-type="float" office:value="110.996163660361">
                <text:p>110.996163660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9.55266303393">
                <text:p>1839.55266303393</text:p>
              </table:table-cell>
              <table:table-cell office:value-type="float" office:value="110.998183629226">
                <text:p>110.998183629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39.52962227572">
                <text:p>1839.52962227572</text:p>
              </table:table-cell>
              <table:table-cell office:value-type="float" office:value="111.006466236756">
                <text:p>111.006466236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39.53826500715">
                <text:p>1839.53826500715</text:p>
              </table:table-cell>
              <table:table-cell office:value-type="float" office:value="111.006281789841">
                <text:p>111.006281789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8.71915709499">
                <text:p>1838.71915709499</text:p>
              </table:table-cell>
              <table:table-cell office:value-type="float" office:value="110.883963182635">
                <text:p>110.883963182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8.74667510705">
                <text:p>1838.74667510705</text:p>
              </table:table-cell>
              <table:table-cell office:value-type="float" office:value="110.885147119421">
                <text:p>110.885147119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8.7222816378">
                <text:p>1838.7222816378</text:p>
              </table:table-cell>
              <table:table-cell office:value-type="float" office:value="110.878031439138">
                <text:p>110.878031439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8.71622760108">
                <text:p>1838.71622760108</text:p>
              </table:table-cell>
              <table:table-cell office:value-type="float" office:value="110.913971427376">
                <text:p>110.913971427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38.73765655142">
                <text:p>1838.73765655142</text:p>
              </table:table-cell>
              <table:table-cell office:value-type="float" office:value="110.896014620424">
                <text:p>110.896014620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7.851244595">
                <text:p>1837.851244595</text:p>
              </table:table-cell>
              <table:table-cell office:value-type="float" office:value="110.676162037572">
                <text:p>110.676162037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7.82983397843">
                <text:p>1837.82983397843</text:p>
              </table:table-cell>
              <table:table-cell office:value-type="float" office:value="110.684656393778">
                <text:p>110.684656393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7.81703098595">
                <text:p>1837.81703098595</text:p>
              </table:table-cell>
              <table:table-cell office:value-type="float" office:value="110.699968885933">
                <text:p>110.699968885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7.83721029467">
                <text:p>1837.83721029467</text:p>
              </table:table-cell>
              <table:table-cell office:value-type="float" office:value="110.695042853834">
                <text:p>110.695042853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7.84604026846">
                <text:p>1837.84604026846</text:p>
              </table:table-cell>
              <table:table-cell office:value-type="float" office:value="110.710140329469">
                <text:p>110.710140329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5.91224824391">
                <text:p>1835.91224824391</text:p>
              </table:table-cell>
              <table:table-cell office:value-type="float" office:value="109.688281214747">
                <text:p>109.688281214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37.34773141279">
                <text:p>1837.34773141279</text:p>
              </table:table-cell>
              <table:table-cell office:value-type="float" office:value="110.522993497642">
                <text:p>110.522993497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7.3397090501">
                <text:p>1837.3397090501</text:p>
              </table:table-cell>
              <table:table-cell office:value-type="float" office:value="110.544695383539">
                <text:p>110.544695383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35.90851207948">
                <text:p>1835.90851207948</text:p>
              </table:table-cell>
              <table:table-cell office:value-type="float" office:value="109.671473369961">
                <text:p>109.671473369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5.92448391166">
                <text:p>1835.92448391166</text:p>
              </table:table-cell>
              <table:table-cell office:value-type="float" office:value="109.67042928939">
                <text:p>109.67042928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5.36648064179">
                <text:p>1835.36648064179</text:p>
              </table:table-cell>
              <table:table-cell office:value-type="float" office:value="109.623120235189">
                <text:p>109.623120235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5.3410453643">
                <text:p>1835.3410453643</text:p>
              </table:table-cell>
              <table:table-cell office:value-type="float" office:value="109.641864455818">
                <text:p>109.641864455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35.34056577453">
                <text:p>1835.34056577453</text:p>
              </table:table-cell>
              <table:table-cell office:value-type="float" office:value="109.646166723131">
                <text:p>109.646166723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35.33811834815">
                <text:p>1835.33811834815</text:p>
              </table:table-cell>
              <table:table-cell office:value-type="float" office:value="109.640600709531">
                <text:p>109.640600709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35.34001048244">
                <text:p>1835.34001048244</text:p>
              </table:table-cell>
              <table:table-cell office:value-type="float" office:value="109.635415678738">
                <text:p>109.635415678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35.08182567423">
                <text:p>1835.08182567423</text:p>
              </table:table-cell>
              <table:table-cell office:value-type="float" office:value="109.665677006792">
                <text:p>109.665677006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5.07576699783">
                <text:p>1835.07576699783</text:p>
              </table:table-cell>
              <table:table-cell office:value-type="float" office:value="109.668948465507">
                <text:p>109.668948465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35.05495924421">
                <text:p>1835.05495924421</text:p>
              </table:table-cell>
              <table:table-cell office:value-type="float" office:value="109.664272004387">
                <text:p>109.664272004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5.0695948976">
                <text:p>1835.0695948976</text:p>
              </table:table-cell>
              <table:table-cell office:value-type="float" office:value="109.665543873636">
                <text:p>109.66554387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5.08264442281">
                <text:p>1835.08264442281</text:p>
              </table:table-cell>
              <table:table-cell office:value-type="float" office:value="109.679775839113">
                <text:p>109.679775839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4.79692581733">
                <text:p>1834.79692581733</text:p>
              </table:table-cell>
              <table:table-cell office:value-type="float" office:value="109.677315894285">
                <text:p>109.677315894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4.80062224656">
                <text:p>1834.80062224656</text:p>
              </table:table-cell>
              <table:table-cell office:value-type="float" office:value="109.464031659905">
                <text:p>109.464031659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4.7635613831">
                <text:p>1834.7635613831</text:p>
              </table:table-cell>
              <table:table-cell office:value-type="float" office:value="109.684320508366">
                <text:p>109.684320508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4.78203339484">
                <text:p>1834.78203339484</text:p>
              </table:table-cell>
              <table:table-cell office:value-type="float" office:value="109.660875826995">
                <text:p>109.660875826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4.78640237958">
                <text:p>1834.78640237958</text:p>
              </table:table-cell>
              <table:table-cell office:value-type="float" office:value="109.66792811258">
                <text:p>109.66792811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4.43252818519">
                <text:p>1834.43252818519</text:p>
              </table:table-cell>
              <table:table-cell office:value-type="float" office:value="109.898158017204">
                <text:p>109.898158017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4.44303430633">
                <text:p>1834.44303430633</text:p>
              </table:table-cell>
              <table:table-cell office:value-type="float" office:value="109.88378518822">
                <text:p>109.883785188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4.44551299665">
                <text:p>1834.44551299665</text:p>
              </table:table-cell>
              <table:table-cell office:value-type="float" office:value="109.887698771526">
                <text:p>109.8876987715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4.44379280053">
                <text:p>1834.44379280053</text:p>
              </table:table-cell>
              <table:table-cell office:value-type="float" office:value="109.893620101024">
                <text:p>109.8936201010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4.44067170143">
                <text:p>1834.44067170143</text:p>
              </table:table-cell>
              <table:table-cell office:value-type="float" office:value="109.902771118037">
                <text:p>109.902771118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35.88384808879">
                <text:p>1835.88384808879</text:p>
              </table:table-cell>
              <table:table-cell office:value-type="float" office:value="111.084913640973">
                <text:p>111.084913640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5.88605154304">
                <text:p>1835.88605154304</text:p>
              </table:table-cell>
              <table:table-cell office:value-type="float" office:value="111.099246695887">
                <text:p>111.099246695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5.89058313059">
                <text:p>1835.89058313059</text:p>
              </table:table-cell>
              <table:table-cell office:value-type="float" office:value="111.091808590553">
                <text:p>111.091808590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5.88920939872">
                <text:p>1835.88920939872</text:p>
              </table:table-cell>
              <table:table-cell office:value-type="float" office:value="111.084734085754">
                <text:p>111.0847340857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5.87053191012">
                <text:p>1835.87053191012</text:p>
              </table:table-cell>
              <table:table-cell office:value-type="float" office:value="111.101571960353">
                <text:p>111.101571960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5.25375927457">
                <text:p>1835.25375927457</text:p>
              </table:table-cell>
              <table:table-cell office:value-type="float" office:value="111.277062973238">
                <text:p>111.277062973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5.25792918019">
                <text:p>1835.25792918019</text:p>
              </table:table-cell>
              <table:table-cell office:value-type="float" office:value="111.286480316558">
                <text:p>111.286480316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35.2910273372">
                <text:p>1835.2910273372</text:p>
              </table:table-cell>
              <table:table-cell office:value-type="float" office:value="111.271709322425">
                <text:p>111.2717093224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6.89592991085">
                <text:p>1836.89592991085</text:p>
              </table:table-cell>
              <table:table-cell office:value-type="float" office:value="112.533409160775">
                <text:p>112.533409160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5.26090707044">
                <text:p>1835.26090707044</text:p>
              </table:table-cell>
              <table:table-cell office:value-type="float" office:value="111.289840364533">
                <text:p>111.2898403645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36.38045198455">
                <text:p>1836.38045198455</text:p>
              </table:table-cell>
              <table:table-cell office:value-type="float" office:value="112.6753687409">
                <text:p>112.6753687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6.3597368938">
                <text:p>1836.3597368938</text:p>
              </table:table-cell>
              <table:table-cell office:value-type="float" office:value="112.677428757913">
                <text:p>112.677428757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6.37297184462">
                <text:p>1836.37297184462</text:p>
              </table:table-cell>
              <table:table-cell office:value-type="float" office:value="112.6603389273">
                <text:p>112.6603389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6.37892300102">
                <text:p>1836.37892300102</text:p>
              </table:table-cell>
              <table:table-cell office:value-type="float" office:value="112.666932311234">
                <text:p>112.666932311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36.35998784979">
                <text:p>1836.35998784979</text:p>
              </table:table-cell>
              <table:table-cell office:value-type="float" office:value="112.682594828568">
                <text:p>112.682594828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35.78853283482">
                <text:p>1835.78853283482</text:p>
              </table:table-cell>
              <table:table-cell office:value-type="float" office:value="112.609620383833">
                <text:p>112.609620383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5.79752979169">
                <text:p>1835.79752979169</text:p>
              </table:table-cell>
              <table:table-cell office:value-type="float" office:value="112.61572648927">
                <text:p>112.61572648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5.76241983646">
                <text:p>1835.76241983646</text:p>
              </table:table-cell>
              <table:table-cell office:value-type="float" office:value="112.611340699769">
                <text:p>112.611340699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35.77947500363">
                <text:p>1835.77947500363</text:p>
              </table:table-cell>
              <table:table-cell office:value-type="float" office:value="112.600070723591">
                <text:p>112.600070723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35.79904149325">
                <text:p>1835.79904149325</text:p>
              </table:table-cell>
              <table:table-cell office:value-type="float" office:value="112.590515827973">
                <text:p>112.590515827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5.23410299958">
                <text:p>1835.23410299958</text:p>
              </table:table-cell>
              <table:table-cell office:value-type="float" office:value="112.530251754539">
                <text:p>112.530251754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5.23421410652">
                <text:p>1835.23421410652</text:p>
              </table:table-cell>
              <table:table-cell office:value-type="float" office:value="112.528682335027">
                <text:p>112.5286823350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35.25101386341">
                <text:p>1835.25101386341</text:p>
              </table:table-cell>
              <table:table-cell office:value-type="float" office:value="112.534864423065">
                <text:p>112.534864423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35.24058724843">
                <text:p>1835.24058724843</text:p>
              </table:table-cell>
              <table:table-cell office:value-type="float" office:value="112.524008207508">
                <text:p>112.524008207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5.22232199088">
                <text:p>1835.22232199088</text:p>
              </table:table-cell>
              <table:table-cell office:value-type="float" office:value="112.537765556117">
                <text:p>112.537765556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4.14184172626">
                <text:p>1834.14184172626</text:p>
              </table:table-cell>
              <table:table-cell office:value-type="float" office:value="112.512490067541">
                <text:p>112.512490067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4.14213005779">
                <text:p>1834.14213005779</text:p>
              </table:table-cell>
              <table:table-cell office:value-type="float" office:value="112.519548391502">
                <text:p>112.5195483915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4.1353545384">
                <text:p>1834.1353545384</text:p>
              </table:table-cell>
              <table:table-cell office:value-type="float" office:value="112.527038013964">
                <text:p>112.527038013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4.1205718647">
                <text:p>1834.1205718647</text:p>
              </table:table-cell>
              <table:table-cell office:value-type="float" office:value="112.518370284877">
                <text:p>112.518370284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4.12943233824">
                <text:p>1834.12943233824</text:p>
              </table:table-cell>
              <table:table-cell office:value-type="float" office:value="112.526969204629">
                <text:p>112.5269692046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2.27231105822">
                <text:p>1832.27231105822</text:p>
              </table:table-cell>
              <table:table-cell office:value-type="float" office:value="111.218612772636">
                <text:p>111.218612772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32.26763057715">
                <text:p>1832.26763057715</text:p>
              </table:table-cell>
              <table:table-cell office:value-type="float" office:value="111.216126804086">
                <text:p>111.216126804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2.26466935815">
                <text:p>1832.26466935815</text:p>
              </table:table-cell>
              <table:table-cell office:value-type="float" office:value="111.195506575426">
                <text:p>111.195506575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32.27562349908">
                <text:p>1832.27562349908</text:p>
              </table:table-cell>
              <table:table-cell office:value-type="float" office:value="111.201666476074">
                <text:p>111.201666476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2.26725464908">
                <text:p>1832.26725464908</text:p>
              </table:table-cell>
              <table:table-cell office:value-type="float" office:value="111.216187544203">
                <text:p>111.216187544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31.81992207264">
                <text:p>1831.81992207264</text:p>
              </table:table-cell>
              <table:table-cell office:value-type="float" office:value="111.116828450268">
                <text:p>111.1168284502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1.8368857204">
                <text:p>1831.8368857204</text:p>
              </table:table-cell>
              <table:table-cell office:value-type="float" office:value="111.110352596363">
                <text:p>111.1103525963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1.83298665958">
                <text:p>1831.83298665958</text:p>
              </table:table-cell>
              <table:table-cell office:value-type="float" office:value="111.110992946623">
                <text:p>111.110992946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31.83491220566">
                <text:p>1831.83491220566</text:p>
              </table:table-cell>
              <table:table-cell office:value-type="float" office:value="111.128707654749">
                <text:p>111.12870765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1.82931562446">
                <text:p>1831.82931562446</text:p>
              </table:table-cell>
              <table:table-cell office:value-type="float" office:value="111.127933727366">
                <text:p>111.127933727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1.3023101407">
                <text:p>1831.3023101407</text:p>
              </table:table-cell>
              <table:table-cell office:value-type="float" office:value="110.961191866359">
                <text:p>110.9611918663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2.5856904338">
                <text:p>1832.5856904338</text:p>
              </table:table-cell>
              <table:table-cell office:value-type="float" office:value="112.15149312123">
                <text:p>112.15149312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31.30295260728">
                <text:p>1831.30295260728</text:p>
              </table:table-cell>
              <table:table-cell office:value-type="float" office:value="110.977785772558">
                <text:p>110.9777857725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32.55342273103">
                <text:p>1832.55342273103</text:p>
              </table:table-cell>
              <table:table-cell office:value-type="float" office:value="112.150251045509">
                <text:p>112.150251045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1.29189799805">
                <text:p>1831.29189799805</text:p>
              </table:table-cell>
              <table:table-cell office:value-type="float" office:value="110.972989949749">
                <text:p>110.9729899497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2.10247543212">
                <text:p>1832.10247543212</text:p>
              </table:table-cell>
              <table:table-cell office:value-type="float" office:value="111.923644105513">
                <text:p>111.923644105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2.10936390871">
                <text:p>1832.10936390871</text:p>
              </table:table-cell>
              <table:table-cell office:value-type="float" office:value="111.913326996884">
                <text:p>111.913326996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2.1155786145">
                <text:p>1832.1155786145</text:p>
              </table:table-cell>
              <table:table-cell office:value-type="float" office:value="111.934764965101">
                <text:p>111.934764965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32.10815720146">
                <text:p>1832.10815720146</text:p>
              </table:table-cell>
              <table:table-cell office:value-type="float" office:value="111.907384907794">
                <text:p>111.907384907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32.10002886489">
                <text:p>1832.10002886489</text:p>
              </table:table-cell>
              <table:table-cell office:value-type="float" office:value="111.92484304717">
                <text:p>111.924843047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31.67550763466">
                <text:p>1831.67550763466</text:p>
              </table:table-cell>
              <table:table-cell office:value-type="float" office:value="111.656688008306">
                <text:p>111.6566880083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1.67456963446">
                <text:p>1831.67456963446</text:p>
              </table:table-cell>
              <table:table-cell office:value-type="float" office:value="111.656967027195">
                <text:p>111.656967027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31.68421115526">
                <text:p>1831.68421115526</text:p>
              </table:table-cell>
              <table:table-cell office:value-type="float" office:value="111.660233621127">
                <text:p>111.660233621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31.6737622107">
                <text:p>1831.6737622107</text:p>
              </table:table-cell>
              <table:table-cell office:value-type="float" office:value="111.650947001361">
                <text:p>111.65094700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1.68674396666">
                <text:p>1831.68674396666</text:p>
              </table:table-cell>
              <table:table-cell office:value-type="float" office:value="111.641140154998">
                <text:p>111.641140154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0.1696842713">
                <text:p>1830.1696842713</text:p>
              </table:table-cell>
              <table:table-cell office:value-type="float" office:value="110.337601775725">
                <text:p>110.337601775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0.16857044821">
                <text:p>1830.16857044821</text:p>
              </table:table-cell>
              <table:table-cell office:value-type="float" office:value="110.341134113411">
                <text:p>110.341134113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0.1699599632">
                <text:p>1830.1699599632</text:p>
              </table:table-cell>
              <table:table-cell office:value-type="float" office:value="110.330907915351">
                <text:p>110.330907915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0.16661858337">
                <text:p>1830.16661858337</text:p>
              </table:table-cell>
              <table:table-cell office:value-type="float" office:value="110.338574413052">
                <text:p>110.338574413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30.17623374558">
                <text:p>1830.17623374558</text:p>
              </table:table-cell>
              <table:table-cell office:value-type="float" office:value="110.331709547859">
                <text:p>110.331709547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29.62141633815">
                <text:p>1829.62141633815</text:p>
              </table:table-cell>
              <table:table-cell office:value-type="float" office:value="110.263511253889">
                <text:p>110.263511253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9.6389214121">
                <text:p>1829.6389214121</text:p>
              </table:table-cell>
              <table:table-cell office:value-type="float" office:value="110.245393953217">
                <text:p>110.245393953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9.61531995966">
                <text:p>1829.61531995966</text:p>
              </table:table-cell>
              <table:table-cell office:value-type="float" office:value="110.208404226055">
                <text:p>110.208404226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9.61151804348">
                <text:p>1829.61151804348</text:p>
              </table:table-cell>
              <table:table-cell office:value-type="float" office:value="110.22885640184">
                <text:p>110.228856401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9.62208413924">
                <text:p>1829.62208413924</text:p>
              </table:table-cell>
              <table:table-cell office:value-type="float" office:value="110.198545052111">
                <text:p>110.198545052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29.15214010838">
                <text:p>1829.15214010838</text:p>
              </table:table-cell>
              <table:table-cell office:value-type="float" office:value="110.225429985078">
                <text:p>110.2254299850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29.16437416192">
                <text:p>1829.16437416192</text:p>
              </table:table-cell>
              <table:table-cell office:value-type="float" office:value="110.220242834395">
                <text:p>110.220242834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9.16140523663">
                <text:p>1829.16140523663</text:p>
              </table:table-cell>
              <table:table-cell office:value-type="float" office:value="110.239677084752">
                <text:p>110.2396770847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29.15689939527">
                <text:p>1829.15689939527</text:p>
              </table:table-cell>
              <table:table-cell office:value-type="float" office:value="110.23223644598">
                <text:p>110.23223644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29.15817223199">
                <text:p>1829.15817223199</text:p>
              </table:table-cell>
              <table:table-cell office:value-type="float" office:value="110.232195162775">
                <text:p>110.2321951627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8.52245720713">
                <text:p>1828.52245720713</text:p>
              </table:table-cell>
              <table:table-cell office:value-type="float" office:value="110.403004688561">
                <text:p>110.403004688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8.53491398729">
                <text:p>1828.53491398729</text:p>
              </table:table-cell>
              <table:table-cell office:value-type="float" office:value="110.372371370252">
                <text:p>110.3723713702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8.52138839591">
                <text:p>1828.52138839591</text:p>
              </table:table-cell>
              <table:table-cell office:value-type="float" office:value="110.410159835769">
                <text:p>110.410159835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28.51806034963">
                <text:p>1828.51806034963</text:p>
              </table:table-cell>
              <table:table-cell office:value-type="float" office:value="110.417876628438">
                <text:p>110.4178766284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28.54622363221">
                <text:p>1828.54622363221</text:p>
              </table:table-cell>
              <table:table-cell office:value-type="float" office:value="110.394100294985">
                <text:p>110.3941002949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7.542263582">
                <text:p>1827.542263582</text:p>
              </table:table-cell>
              <table:table-cell office:value-type="float" office:value="110.432613740958">
                <text:p>110.432613740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27.5270668458">
                <text:p>1827.5270668458</text:p>
              </table:table-cell>
              <table:table-cell office:value-type="float" office:value="110.418020479357">
                <text:p>110.4180204793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27.52072487607">
                <text:p>1827.52072487607</text:p>
              </table:table-cell>
              <table:table-cell office:value-type="float" office:value="110.424513744044">
                <text:p>110.424513744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27.53195863479">
                <text:p>1827.53195863479</text:p>
              </table:table-cell>
              <table:table-cell office:value-type="float" office:value="110.407710511304">
                <text:p>110.407710511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7.5322782127">
                <text:p>1827.5322782127</text:p>
              </table:table-cell>
              <table:table-cell office:value-type="float" office:value="110.409756097561">
                <text:p>110.409756097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6.71302193325">
                <text:p>1826.71302193325</text:p>
              </table:table-cell>
              <table:table-cell office:value-type="float" office:value="110.592596903736">
                <text:p>110.592596903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26.69882988998">
                <text:p>1826.69882988998</text:p>
              </table:table-cell>
              <table:table-cell office:value-type="float" office:value="110.608762503192">
                <text:p>110.608762503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26.70384551357">
                <text:p>1826.70384551357</text:p>
              </table:table-cell>
              <table:table-cell office:value-type="float" office:value="110.607424671217">
                <text:p>110.6074246712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26.69096583224">
                <text:p>1826.69096583224</text:p>
              </table:table-cell>
              <table:table-cell office:value-type="float" office:value="110.611000864726">
                <text:p>110.611000864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6.67439359077">
                <text:p>1826.67439359077</text:p>
              </table:table-cell>
              <table:table-cell office:value-type="float" office:value="110.611892551216">
                <text:p>110.611892551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26.02903738847">
                <text:p>1826.02903738847</text:p>
              </table:table-cell>
              <table:table-cell office:value-type="float" office:value="110.750729169475">
                <text:p>110.750729169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6.0181831912">
                <text:p>1826.0181831912</text:p>
              </table:table-cell>
              <table:table-cell office:value-type="float" office:value="110.761433942317">
                <text:p>110.7614339423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6.02185096219">
                <text:p>1826.02185096219</text:p>
              </table:table-cell>
              <table:table-cell office:value-type="float" office:value="110.75141291733">
                <text:p>110.751412917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26.02741651453">
                <text:p>1826.02741651453</text:p>
              </table:table-cell>
              <table:table-cell office:value-type="float" office:value="110.730816248499">
                <text:p>110.730816248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26.02106108199">
                <text:p>1826.02106108199</text:p>
              </table:table-cell>
              <table:table-cell office:value-type="float" office:value="110.753199032343">
                <text:p>110.7531990323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25.55735452076">
                <text:p>1825.55735452076</text:p>
              </table:table-cell>
              <table:table-cell office:value-type="float" office:value="110.536088119458">
                <text:p>110.536088119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5.54423713908">
                <text:p>1825.54423713908</text:p>
              </table:table-cell>
              <table:table-cell office:value-type="float" office:value="110.558813462035">
                <text:p>110.558813462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25.54481487333">
                <text:p>1825.54481487333</text:p>
              </table:table-cell>
              <table:table-cell office:value-type="float" office:value="110.544725338389">
                <text:p>110.5447253383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25.54208489731">
                <text:p>1825.54208489731</text:p>
              </table:table-cell>
              <table:table-cell office:value-type="float" office:value="110.559434439712">
                <text:p>110.559434439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25.55966096507">
                <text:p>1825.55966096507</text:p>
              </table:table-cell>
              <table:table-cell office:value-type="float" office:value="110.55723853303">
                <text:p>110.557238533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24.10388011679">
                <text:p>1824.10388011679</text:p>
              </table:table-cell>
              <table:table-cell office:value-type="float" office:value="109.293446331199">
                <text:p>109.293446331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24.08773748148">
                <text:p>1824.08773748148</text:p>
              </table:table-cell>
              <table:table-cell office:value-type="float" office:value="109.275373987465">
                <text:p>109.2753739874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24.09035691895">
                <text:p>1824.09035691895</text:p>
              </table:table-cell>
              <table:table-cell office:value-type="float" office:value="109.296237833319">
                <text:p>109.2962378333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4.10743882487">
                <text:p>1824.10743882487</text:p>
              </table:table-cell>
              <table:table-cell office:value-type="float" office:value="109.281530089629">
                <text:p>109.2815300896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4.0859314879">
                <text:p>1824.0859314879</text:p>
              </table:table-cell>
              <table:table-cell office:value-type="float" office:value="109.291000725066">
                <text:p>109.291000725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23.56758524265">
                <text:p>1823.56758524265</text:p>
              </table:table-cell>
              <table:table-cell office:value-type="float" office:value="109.128734439834">
                <text:p>109.1287344398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23.5744275754">
                <text:p>1823.5744275754</text:p>
              </table:table-cell>
              <table:table-cell office:value-type="float" office:value="109.151254225387">
                <text:p>109.151254225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3.58055310491">
                <text:p>1823.58055310491</text:p>
              </table:table-cell>
              <table:table-cell office:value-type="float" office:value="109.148556921914">
                <text:p>109.148556921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23.56464577288">
                <text:p>1823.56464577288</text:p>
              </table:table-cell>
              <table:table-cell office:value-type="float" office:value="109.163304017157">
                <text:p>109.1633040171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3.56231758729">
                <text:p>1823.56231758729</text:p>
              </table:table-cell>
              <table:table-cell office:value-type="float" office:value="109.139611033041">
                <text:p>109.1396110330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3.29806338108">
                <text:p>1823.29806338108</text:p>
              </table:table-cell>
              <table:table-cell office:value-type="float" office:value="108.740609745537">
                <text:p>108.7406097455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23.30123074118">
                <text:p>1823.30123074118</text:p>
              </table:table-cell>
              <table:table-cell office:value-type="float" office:value="108.731835171848">
                <text:p>108.7318351718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23.31773475421">
                <text:p>1823.31773475421</text:p>
              </table:table-cell>
              <table:table-cell office:value-type="float" office:value="108.733358271596">
                <text:p>108.733358271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3.29590933158">
                <text:p>1823.29590933158</text:p>
              </table:table-cell>
              <table:table-cell office:value-type="float" office:value="108.734782092713">
                <text:p>108.7347820927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23.30143658503">
                <text:p>1823.30143658503</text:p>
              </table:table-cell>
              <table:table-cell office:value-type="float" office:value="108.742741825147">
                <text:p>108.742741825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22.87914287799">
                <text:p>1822.87914287799</text:p>
              </table:table-cell>
              <table:table-cell office:value-type="float" office:value="109.043216350802">
                <text:p>109.0432163508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2.88878240234">
                <text:p>1822.88878240234</text:p>
              </table:table-cell>
              <table:table-cell office:value-type="float" office:value="109.041146403797">
                <text:p>109.041146403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2.87961138478">
                <text:p>1822.87961138478</text:p>
              </table:table-cell>
              <table:table-cell office:value-type="float" office:value="109.040033752965">
                <text:p>109.0400337529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2.88554640418">
                <text:p>1822.88554640418</text:p>
              </table:table-cell>
              <table:table-cell office:value-type="float" office:value="109.040683553088">
                <text:p>109.0406835530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22.87412274698">
                <text:p>1822.87412274698</text:p>
              </table:table-cell>
              <table:table-cell office:value-type="float" office:value="109.050714122747">
                <text:p>109.0507141227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22.20728300138">
                <text:p>1822.20728300138</text:p>
              </table:table-cell>
              <table:table-cell office:value-type="float" office:value="109.098577862159">
                <text:p>109.098577862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2.21427672504">
                <text:p>1822.21427672504</text:p>
              </table:table-cell>
              <table:table-cell office:value-type="float" office:value="109.090602639243">
                <text:p>109.090602639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2.21440761699">
                <text:p>1822.21440761699</text:p>
              </table:table-cell>
              <table:table-cell office:value-type="float" office:value="109.093999820354">
                <text:p>109.093999820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2.20380886489">
                <text:p>1822.20380886489</text:p>
              </table:table-cell>
              <table:table-cell office:value-type="float" office:value="109.089893344595">
                <text:p>109.089893344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22.20594988295">
                <text:p>1822.20594988295</text:p>
              </table:table-cell>
              <table:table-cell office:value-type="float" office:value="109.100669934714">
                <text:p>109.1006699347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21.86440259589">
                <text:p>1821.86440259589</text:p>
              </table:table-cell>
              <table:table-cell office:value-type="float" office:value="109.050059691043">
                <text:p>109.0500596910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1.85362264219">
                <text:p>1821.85362264219</text:p>
              </table:table-cell>
              <table:table-cell office:value-type="float" office:value="109.060217340584">
                <text:p>109.0602173405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1.8659973791">
                <text:p>1821.8659973791</text:p>
              </table:table-cell>
              <table:table-cell office:value-type="float" office:value="109.048096255341">
                <text:p>109.048096255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1.85823464209">
                <text:p>1821.85823464209</text:p>
              </table:table-cell>
              <table:table-cell office:value-type="float" office:value="109.045289521749">
                <text:p>109.0452895217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1.85913678816">
                <text:p>1821.85913678816</text:p>
              </table:table-cell>
              <table:table-cell office:value-type="float" office:value="109.03913041527">
                <text:p>109.039130415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1.28342792129">
                <text:p>1821.28342792129</text:p>
              </table:table-cell>
              <table:table-cell office:value-type="float" office:value="109.078678963848">
                <text:p>109.078678963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1.29105971386">
                <text:p>1821.29105971386</text:p>
              </table:table-cell>
              <table:table-cell office:value-type="float" office:value="109.065924814724">
                <text:p>109.065924814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1.30185326111">
                <text:p>1821.30185326111</text:p>
              </table:table-cell>
              <table:table-cell office:value-type="float" office:value="109.059492367608">
                <text:p>109.0594923676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1.29538096411">
                <text:p>1821.29538096411</text:p>
              </table:table-cell>
              <table:table-cell office:value-type="float" office:value="109.066220361373">
                <text:p>109.066220361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1.29508505008">
                <text:p>1821.29508505008</text:p>
              </table:table-cell>
              <table:table-cell office:value-type="float" office:value="109.071519080859">
                <text:p>109.0715190808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0.95975680241">
                <text:p>1820.95975680241</text:p>
              </table:table-cell>
              <table:table-cell office:value-type="float" office:value="109.107351036995">
                <text:p>109.1073510369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0.97019815604">
                <text:p>1820.97019815604</text:p>
              </table:table-cell>
              <table:table-cell office:value-type="float" office:value="109.123218903934">
                <text:p>109.1232189039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0.95225167106">
                <text:p>1820.95225167106</text:p>
              </table:table-cell>
              <table:table-cell office:value-type="float" office:value="109.126785298281">
                <text:p>109.126785298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0.96188638876">
                <text:p>1820.96188638876</text:p>
              </table:table-cell>
              <table:table-cell office:value-type="float" office:value="109.137822220034">
                <text:p>109.1378222200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0.96519970066">
                <text:p>1820.96519970066</text:p>
              </table:table-cell>
              <table:table-cell office:value-type="float" office:value="109.115751549344">
                <text:p>109.115751549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20.37506816252">
                <text:p>1820.37506816252</text:p>
              </table:table-cell>
              <table:table-cell office:value-type="float" office:value="109.01836141778">
                <text:p>109.01836141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20.37950701426">
                <text:p>1820.37950701426</text:p>
              </table:table-cell>
              <table:table-cell office:value-type="float" office:value="109.029910540819">
                <text:p>109.0299105408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20.37917297498">
                <text:p>1820.37917297498</text:p>
              </table:table-cell>
              <table:table-cell office:value-type="float" office:value="109.007181424763">
                <text:p>109.0071814247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20.37232036744">
                <text:p>1820.37232036744</text:p>
              </table:table-cell>
              <table:table-cell office:value-type="float" office:value="109.037610916012">
                <text:p>109.037610916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20.37366633902">
                <text:p>1820.37366633902</text:p>
              </table:table-cell>
              <table:table-cell office:value-type="float" office:value="109.018340630864">
                <text:p>109.018340630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20.00479015816">
                <text:p>1820.00479015816</text:p>
              </table:table-cell>
              <table:table-cell office:value-type="float" office:value="108.815025173905">
                <text:p>108.8150251739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20.00735284306">
                <text:p>1820.00735284306</text:p>
              </table:table-cell>
              <table:table-cell office:value-type="float" office:value="108.819439440241">
                <text:p>108.819439440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20.0199756275">
                <text:p>1820.0199756275</text:p>
              </table:table-cell>
              <table:table-cell office:value-type="float" office:value="109.00705731108">
                <text:p>109.007057311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20.00623649687">
                <text:p>1820.00623649687</text:p>
              </table:table-cell>
              <table:table-cell office:value-type="float" office:value="108.825823551685">
                <text:p>108.8258235516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20.01518594073">
                <text:p>1820.01518594073</text:p>
              </table:table-cell>
              <table:table-cell office:value-type="float" office:value="109.021189788548">
                <text:p>109.021189788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9.30137863837">
                <text:p>1819.30137863837</text:p>
              </table:table-cell>
              <table:table-cell office:value-type="float" office:value="109.471730107718">
                <text:p>109.4717301077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9.1644531634">
                <text:p>1819.1644531634</text:p>
              </table:table-cell>
              <table:table-cell office:value-type="float" office:value="108.643731734129">
                <text:p>108.643731734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19.16507688182">
                <text:p>1819.16507688182</text:p>
              </table:table-cell>
              <table:table-cell office:value-type="float" office:value="108.646450920794">
                <text:p>108.6464509207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19.15679645084">
                <text:p>1819.15679645084</text:p>
              </table:table-cell>
              <table:table-cell office:value-type="float" office:value="108.643384227332">
                <text:p>108.6433842273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19.16778175545">
                <text:p>1819.16778175545</text:p>
              </table:table-cell>
              <table:table-cell office:value-type="float" office:value="108.653307947745">
                <text:p>108.653307947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18.39863834568">
                <text:p>1818.39863834568</text:p>
              </table:table-cell>
              <table:table-cell office:value-type="float" office:value="108.493610836165">
                <text:p>108.493610836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18.38291261963">
                <text:p>1818.38291261963</text:p>
              </table:table-cell>
              <table:table-cell office:value-type="float" office:value="108.500135953749">
                <text:p>108.5001359537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18.40340247445">
                <text:p>1818.40340247445</text:p>
              </table:table-cell>
              <table:table-cell office:value-type="float" office:value="108.489869763665">
                <text:p>108.4898697636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18.39954678063">
                <text:p>1818.39954678063</text:p>
              </table:table-cell>
              <table:table-cell office:value-type="float" office:value="108.494923586143">
                <text:p>108.494923586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18.39683488674">
                <text:p>1818.39683488674</text:p>
              </table:table-cell>
              <table:table-cell office:value-type="float" office:value="108.499092048846">
                <text:p>108.4990920488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18.10228611519">
                <text:p>1818.10228611519</text:p>
              </table:table-cell>
              <table:table-cell office:value-type="float" office:value="108.470804707253">
                <text:p>108.4708047072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8.1032436674">
                <text:p>1818.1032436674</text:p>
              </table:table-cell>
              <table:table-cell office:value-type="float" office:value="108.469480960316">
                <text:p>108.4694809603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18.09680966639">
                <text:p>1818.09680966639</text:p>
              </table:table-cell>
              <table:table-cell office:value-type="float" office:value="108.469152159128">
                <text:p>108.4691521591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18.09325599859">
                <text:p>1818.09325599859</text:p>
              </table:table-cell>
              <table:table-cell office:value-type="float" office:value="108.472177134792">
                <text:p>108.472177134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18.08183692662">
                <text:p>1818.08183692662</text:p>
              </table:table-cell>
              <table:table-cell office:value-type="float" office:value="108.452692649026">
                <text:p>108.4526926490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17.74237870894">
                <text:p>1817.74237870894</text:p>
              </table:table-cell>
              <table:table-cell office:value-type="float" office:value="108.460431402912">
                <text:p>108.4604314029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17.7384662523">
                <text:p>1817.7384662523</text:p>
              </table:table-cell>
              <table:table-cell office:value-type="float" office:value="108.479248008404">
                <text:p>108.4792480084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17.74588438188">
                <text:p>1817.74588438188</text:p>
              </table:table-cell>
              <table:table-cell office:value-type="float" office:value="108.475192485304">
                <text:p>108.475192485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7.74004508547">
                <text:p>1817.74004508547</text:p>
              </table:table-cell>
              <table:table-cell office:value-type="float" office:value="108.464818016677">
                <text:p>108.4648180166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17.74796026339">
                <text:p>1817.74796026339</text:p>
              </table:table-cell>
              <table:table-cell office:value-type="float" office:value="108.461627591755">
                <text:p>108.4616275917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17.32185859833">
                <text:p>1817.32185859833</text:p>
              </table:table-cell>
              <table:table-cell office:value-type="float" office:value="109.020669959864">
                <text:p>109.0206699598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17.32590138937">
                <text:p>1817.32590138937</text:p>
              </table:table-cell>
              <table:table-cell office:value-type="float" office:value="109.020863705909">
                <text:p>109.0208637059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17.32057411343">
                <text:p>1817.32057411343</text:p>
              </table:table-cell>
              <table:table-cell office:value-type="float" office:value="109.016045945543">
                <text:p>109.0160459455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17.3224904662">
                <text:p>1817.3224904662</text:p>
              </table:table-cell>
              <table:table-cell office:value-type="float" office:value="109.018271824392">
                <text:p>109.0182718243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17.31551788069">
                <text:p>1817.31551788069</text:p>
              </table:table-cell>
              <table:table-cell office:value-type="float" office:value="108.99471098385">
                <text:p>108.994710983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16.74388942951">
                <text:p>1816.74388942951</text:p>
              </table:table-cell>
              <table:table-cell office:value-type="float" office:value="109.1908600332">
                <text:p>109.1908600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6.7419302776">
                <text:p>1816.7419302776</text:p>
              </table:table-cell>
              <table:table-cell office:value-type="float" office:value="109.165340802599">
                <text:p>109.1653408025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16.73163562069">
                <text:p>1816.73163562069</text:p>
              </table:table-cell>
              <table:table-cell office:value-type="float" office:value="109.183205987512">
                <text:p>109.183205987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16.75418842982">
                <text:p>1816.75418842982</text:p>
              </table:table-cell>
              <table:table-cell office:value-type="float" office:value="109.182747943577">
                <text:p>109.1827479435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16.73462218075">
                <text:p>1816.73462218075</text:p>
              </table:table-cell>
              <table:table-cell office:value-type="float" office:value="109.201244715951">
                <text:p>109.2012447159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16.40641891892">
                <text:p>1816.40641891892</text:p>
              </table:table-cell>
              <table:table-cell office:value-type="float" office:value="108.339738738739">
                <text:p>108.3397387387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16.4031731302">
                <text:p>1816.4031731302</text:p>
              </table:table-cell>
              <table:table-cell office:value-type="float" office:value="108.331840766885">
                <text:p>108.3318407668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16.40061251737">
                <text:p>1816.40061251737</text:p>
              </table:table-cell>
              <table:table-cell office:value-type="float" office:value="108.343596081332">
                <text:p>108.343596081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16.41435901135">
                <text:p>1816.41435901135</text:p>
              </table:table-cell>
              <table:table-cell office:value-type="float" office:value="108.331815435667">
                <text:p>108.331815435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16.41419081553">
                <text:p>1816.41419081553</text:p>
              </table:table-cell>
              <table:table-cell office:value-type="float" office:value="108.335270661446">
                <text:p>108.3352706614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6.40756997913">
                <text:p>1816.40756997913</text:p>
              </table:table-cell>
              <table:table-cell office:value-type="float" office:value="107.992894149817">
                <text:p>107.9928941498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16.41499186202">
                <text:p>1816.41499186202</text:p>
              </table:table-cell>
              <table:table-cell office:value-type="float" office:value="107.989213808483">
                <text:p>107.9892138084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16.40681955232">
                <text:p>1816.40681955232</text:p>
              </table:table-cell>
              <table:table-cell office:value-type="float" office:value="107.986981018298">
                <text:p>107.986981018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6.40946586322">
                <text:p>1816.40946586322</text:p>
              </table:table-cell>
              <table:table-cell office:value-type="float" office:value="107.990400928855">
                <text:p>107.9904009288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16.4093209294">
                <text:p>1816.4093209294</text:p>
              </table:table-cell>
              <table:table-cell office:value-type="float" office:value="108.00002696508">
                <text:p>108.000026965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15.97645597115">
                <text:p>1815.97645597115</text:p>
              </table:table-cell>
              <table:table-cell office:value-type="float" office:value="107.933207002427">
                <text:p>107.9332070024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15.97240526447">
                <text:p>1815.97240526447</text:p>
              </table:table-cell>
              <table:table-cell office:value-type="float" office:value="107.954632308297">
                <text:p>107.9546323082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5.96669657725">
                <text:p>1815.96669657725</text:p>
              </table:table-cell>
              <table:table-cell office:value-type="float" office:value="107.960513569136">
                <text:p>107.960513569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15.9790923796">
                <text:p>1815.9790923796</text:p>
              </table:table-cell>
              <table:table-cell office:value-type="float" office:value="107.942473882231">
                <text:p>107.9424738822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15.95752079488">
                <text:p>1815.95752079488</text:p>
              </table:table-cell>
              <table:table-cell office:value-type="float" office:value="107.948134606875">
                <text:p>107.94813460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5.2983606852">
                <text:p>1815.2983606852</text:p>
              </table:table-cell>
              <table:table-cell office:value-type="float" office:value="108.143845493794">
                <text:p>108.1438454937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15.3004530413">
                <text:p>1815.3004530413</text:p>
              </table:table-cell>
              <table:table-cell office:value-type="float" office:value="108.12883614632">
                <text:p>108.128836146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5.28871668006">
                <text:p>1815.28871668006</text:p>
              </table:table-cell>
              <table:table-cell office:value-type="float" office:value="108.132790366682">
                <text:p>108.1327903666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15.30270556743">
                <text:p>1815.30270556743</text:p>
              </table:table-cell>
              <table:table-cell office:value-type="float" office:value="108.115197707633">
                <text:p>108.1151977076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5.27956564482">
                <text:p>1815.27956564482</text:p>
              </table:table-cell>
              <table:table-cell office:value-type="float" office:value="108.144276306634">
                <text:p>108.144276306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14.39300427203">
                <text:p>1814.39300427203</text:p>
              </table:table-cell>
              <table:table-cell office:value-type="float" office:value="108.096167725335">
                <text:p>108.0961677253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14.39695876196">
                <text:p>1814.39695876196</text:p>
              </table:table-cell>
              <table:table-cell office:value-type="float" office:value="108.091668013142">
                <text:p>108.0916680131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14.39835862552">
                <text:p>1814.39835862552</text:p>
              </table:table-cell>
              <table:table-cell office:value-type="float" office:value="108.089113442399">
                <text:p>108.0891134423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14.39185854525">
                <text:p>1814.39185854525</text:p>
              </table:table-cell>
              <table:table-cell office:value-type="float" office:value="108.085735180632">
                <text:p>108.0857351806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4.39826123606">
                <text:p>1814.39826123606</text:p>
              </table:table-cell>
              <table:table-cell office:value-type="float" office:value="108.092910434377">
                <text:p>108.0929104343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13.91301261794">
                <text:p>1813.91301261794</text:p>
              </table:table-cell>
              <table:table-cell office:value-type="float" office:value="107.751031904265">
                <text:p>107.751031904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13.90930351201">
                <text:p>1813.90930351201</text:p>
              </table:table-cell>
              <table:table-cell office:value-type="float" office:value="107.76515257543">
                <text:p>107.765152575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13.91390967765">
                <text:p>1813.91390967765</text:p>
              </table:table-cell>
              <table:table-cell office:value-type="float" office:value="107.754357359975">
                <text:p>107.7543573599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3.91330986775">
                <text:p>1813.91330986775</text:p>
              </table:table-cell>
              <table:table-cell office:value-type="float" office:value="107.747967847025">
                <text:p>107.747967847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13.90924689234">
                <text:p>1813.90924689234</text:p>
              </table:table-cell>
              <table:table-cell office:value-type="float" office:value="107.753699163314">
                <text:p>107.7536991633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13.09372148379">
                <text:p>1813.09372148379</text:p>
              </table:table-cell>
              <table:table-cell office:value-type="float" office:value="107.146822299625">
                <text:p>107.146822299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13.10305336103">
                <text:p>1813.10305336103</text:p>
              </table:table-cell>
              <table:table-cell office:value-type="float" office:value="107.142648057923">
                <text:p>107.1426480579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13.10787463051">
                <text:p>1813.10787463051</text:p>
              </table:table-cell>
              <table:table-cell office:value-type="float" office:value="107.147094353401">
                <text:p>107.1470943534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13.08062574743">
                <text:p>1813.08062574743</text:p>
              </table:table-cell>
              <table:table-cell office:value-type="float" office:value="107.154976936338">
                <text:p>107.1549769363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13.21612659312">
                <text:p>1813.21612659312</text:p>
              </table:table-cell>
              <table:table-cell office:value-type="float" office:value="107.695578897503">
                <text:p>107.6955788975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12.28640149677">
                <text:p>1812.28640149677</text:p>
              </table:table-cell>
              <table:table-cell office:value-type="float" office:value="107.062857165224">
                <text:p>107.0628571652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12.27849374415">
                <text:p>1812.27849374415</text:p>
              </table:table-cell>
              <table:table-cell office:value-type="float" office:value="107.05985026671">
                <text:p>107.05985026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12.29044664236">
                <text:p>1812.29044664236</text:p>
              </table:table-cell>
              <table:table-cell office:value-type="float" office:value="107.063021330537">
                <text:p>107.0630213305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12.28641646773">
                <text:p>1812.28641646773</text:p>
              </table:table-cell>
              <table:table-cell office:value-type="float" office:value="107.06070911439">
                <text:p>107.0607091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12.28806030316">
                <text:p>1812.28806030316</text:p>
              </table:table-cell>
              <table:table-cell office:value-type="float" office:value="107.061136789702">
                <text:p>107.0611367897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1.97872090565">
                <text:p>1811.97872090565</text:p>
              </table:table-cell>
              <table:table-cell office:value-type="float" office:value="107.035304663707">
                <text:p>107.0353046637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11.96070861667">
                <text:p>1811.96070861667</text:p>
              </table:table-cell>
              <table:table-cell office:value-type="float" office:value="107.044022026691">
                <text:p>107.0440220266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11.96382497777">
                <text:p>1811.96382497777</text:p>
              </table:table-cell>
              <table:table-cell office:value-type="float" office:value="107.043218848307">
                <text:p>107.043218848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11.96484551074">
                <text:p>1811.96484551074</text:p>
              </table:table-cell>
              <table:table-cell office:value-type="float" office:value="107.042452700769">
                <text:p>107.042452700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1.9640683837">
                <text:p>1811.9640683837</text:p>
              </table:table-cell>
              <table:table-cell office:value-type="float" office:value="107.042134424213">
                <text:p>107.0421344242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11.10299470223">
                <text:p>1811.10299470223</text:p>
              </table:table-cell>
              <table:table-cell office:value-type="float" office:value="107.067584105103">
                <text:p>107.0675841051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11.22951025359">
                <text:p>1811.22951025359</text:p>
              </table:table-cell>
              <table:table-cell office:value-type="float" office:value="107.615043240254">
                <text:p>107.615043240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11.10140762672">
                <text:p>1811.10140762672</text:p>
              </table:table-cell>
              <table:table-cell office:value-type="float" office:value="107.070369477308">
                <text:p>107.0703694773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11.104689975">
                <text:p>1811.104689975</text:p>
              </table:table-cell>
              <table:table-cell office:value-type="float" office:value="107.072338509305">
                <text:p>107.072338509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11.09057928105">
                <text:p>1811.09057928105</text:p>
              </table:table-cell>
              <table:table-cell office:value-type="float" office:value="107.082944487869">
                <text:p>107.0829444878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10.35907735746">
                <text:p>1810.35907735746</text:p>
              </table:table-cell>
              <table:table-cell office:value-type="float" office:value="107.711546498992">
                <text:p>107.7115464989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10.36124518608">
                <text:p>1810.36124518608</text:p>
              </table:table-cell>
              <table:table-cell office:value-type="float" office:value="107.733133266128">
                <text:p>107.7331332661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10.35841676152">
                <text:p>1810.35841676152</text:p>
              </table:table-cell>
              <table:table-cell office:value-type="float" office:value="107.722533739054">
                <text:p>107.7225337390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10.38242514413">
                <text:p>1810.38242514413</text:p>
              </table:table-cell>
              <table:table-cell office:value-type="float" office:value="107.719839129626">
                <text:p>107.7198391296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10.34978017289">
                <text:p>1810.34978017289</text:p>
              </table:table-cell>
              <table:table-cell office:value-type="float" office:value="107.752476533225">
                <text:p>107.752476533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09.87098611902">
                <text:p>1809.87098611902</text:p>
              </table:table-cell>
              <table:table-cell office:value-type="float" office:value="107.745455219145">
                <text:p>107.7454552191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09.85832260336">
                <text:p>1809.85832260336</text:p>
              </table:table-cell>
              <table:table-cell office:value-type="float" office:value="107.748446083018">
                <text:p>107.7484460830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9.86340281413">
                <text:p>1809.86340281413</text:p>
              </table:table-cell>
              <table:table-cell office:value-type="float" office:value="107.746287742252">
                <text:p>107.7462877422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09.87122534292">
                <text:p>1809.87122534292</text:p>
              </table:table-cell>
              <table:table-cell office:value-type="float" office:value="107.748177193039">
                <text:p>107.7481771930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09.87670814354">
                <text:p>1809.87670814354</text:p>
              </table:table-cell>
              <table:table-cell office:value-type="float" office:value="107.744375624931">
                <text:p>107.7443756249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09.12507006533">
                <text:p>1809.12507006533</text:p>
              </table:table-cell>
              <table:table-cell office:value-type="float" office:value="107.745297582401">
                <text:p>107.7452975824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09.12303751446">
                <text:p>1809.12303751446</text:p>
              </table:table-cell>
              <table:table-cell office:value-type="float" office:value="107.742801924383">
                <text:p>107.7428019243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09.12958589921">
                <text:p>1809.12958589921</text:p>
              </table:table-cell>
              <table:table-cell office:value-type="float" office:value="107.745496063498">
                <text:p>107.7454960634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09.11552237161">
                <text:p>1809.11552237161</text:p>
              </table:table-cell>
              <table:table-cell office:value-type="float" office:value="107.750431636177">
                <text:p>107.7504316361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9.11131861106">
                <text:p>1809.11131861106</text:p>
              </table:table-cell>
              <table:table-cell office:value-type="float" office:value="107.754745794676">
                <text:p>107.7547457946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08.76114085196">
                <text:p>1808.76114085196</text:p>
              </table:table-cell>
              <table:table-cell office:value-type="float" office:value="107.786880022975">
                <text:p>107.7868800229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8.78348753107">
                <text:p>1808.78348753107</text:p>
              </table:table-cell>
              <table:table-cell office:value-type="float" office:value="107.78433554385">
                <text:p>107.784335543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08.76872888163">
                <text:p>1808.76872888163</text:p>
              </table:table-cell>
              <table:table-cell office:value-type="float" office:value="107.787077464315">
                <text:p>107.7870774643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08.76761764547">
                <text:p>1808.76761764547</text:p>
              </table:table-cell>
              <table:table-cell office:value-type="float" office:value="107.786725496885">
                <text:p>107.7867254968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8.77601008854">
                <text:p>1808.77601008854</text:p>
              </table:table-cell>
              <table:table-cell office:value-type="float" office:value="107.78529531879">
                <text:p>107.785295318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08.12747106263">
                <text:p>1808.12747106263</text:p>
              </table:table-cell>
              <table:table-cell office:value-type="float" office:value="107.795654395592">
                <text:p>107.795654395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8.11764575266">
                <text:p>1808.11764575266</text:p>
              </table:table-cell>
              <table:table-cell office:value-type="float" office:value="107.799601200838">
                <text:p>107.7996012008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08.11241326959">
                <text:p>1808.11241326959</text:p>
              </table:table-cell>
              <table:table-cell office:value-type="float" office:value="107.80788575335">
                <text:p>107.807885753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8.11998081373">
                <text:p>1808.11998081373</text:p>
              </table:table-cell>
              <table:table-cell office:value-type="float" office:value="107.800858052682">
                <text:p>107.8008580526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8.11996607791">
                <text:p>1808.11996607791</text:p>
              </table:table-cell>
              <table:table-cell office:value-type="float" office:value="107.791907540116">
                <text:p>107.791907540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07.35951933808">
                <text:p>1807.35951933808</text:p>
              </table:table-cell>
              <table:table-cell office:value-type="float" office:value="107.75976316509">
                <text:p>107.759763165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7.35862198795">
                <text:p>1807.35862198795</text:p>
              </table:table-cell>
              <table:table-cell office:value-type="float" office:value="107.75665608864">
                <text:p>107.756656088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07.35523395785">
                <text:p>1807.35523395785</text:p>
              </table:table-cell>
              <table:table-cell office:value-type="float" office:value="107.748467852932">
                <text:p>107.7484678529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07.34523281497">
                <text:p>1807.34523281497</text:p>
              </table:table-cell>
              <table:table-cell office:value-type="float" office:value="107.760357163658">
                <text:p>107.7603571636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7.35115769474">
                <text:p>1807.35115769474</text:p>
              </table:table-cell>
              <table:table-cell office:value-type="float" office:value="107.759046240573">
                <text:p>107.7590462405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06.89656120425">
                <text:p>1806.89656120425</text:p>
              </table:table-cell>
              <table:table-cell office:value-type="float" office:value="107.633355868037">
                <text:p>107.633355868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06.899737301">
                <text:p>1806.899737301</text:p>
              </table:table-cell>
              <table:table-cell office:value-type="float" office:value="107.632023142745">
                <text:p>107.6320231427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06.88750693108">
                <text:p>1806.88750693108</text:p>
              </table:table-cell>
              <table:table-cell office:value-type="float" office:value="107.631586777083">
                <text:p>107.6315867770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06.91730865455">
                <text:p>1806.91730865455</text:p>
              </table:table-cell>
              <table:table-cell office:value-type="float" office:value="107.631716079824">
                <text:p>107.6317160798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06.90325037289">
                <text:p>1806.90325037289</text:p>
              </table:table-cell>
              <table:table-cell office:value-type="float" office:value="107.626943892426">
                <text:p>107.626943892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05.99835618927">
                <text:p>1805.99835618927</text:p>
              </table:table-cell>
              <table:table-cell office:value-type="float" office:value="107.56998001998">
                <text:p>107.56998001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05.99757645073">
                <text:p>1805.99757645073</text:p>
              </table:table-cell>
              <table:table-cell office:value-type="float" office:value="107.58111628498">
                <text:p>107.58111628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05.98603820455">
                <text:p>1805.98603820455</text:p>
              </table:table-cell>
              <table:table-cell office:value-type="float" office:value="107.594745287894">
                <text:p>107.5947452878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05.98253582221">
                <text:p>1805.98253582221</text:p>
              </table:table-cell>
              <table:table-cell office:value-type="float" office:value="107.583536756899">
                <text:p>107.5835367568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5.99333445182">
                <text:p>1805.99333445182</text:p>
              </table:table-cell>
              <table:table-cell office:value-type="float" office:value="107.591501652784">
                <text:p>107.5915016527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5.29859557712">
                <text:p>1805.29859557712</text:p>
              </table:table-cell>
              <table:table-cell office:value-type="float" office:value="108.373853794867">
                <text:p>108.3738537948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05.31503362828">
                <text:p>1805.31503362828</text:p>
              </table:table-cell>
              <table:table-cell office:value-type="float" office:value="108.333244885361">
                <text:p>108.3332448853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05.3092321854">
                <text:p>1805.3092321854</text:p>
              </table:table-cell>
              <table:table-cell office:value-type="float" office:value="108.351651505306">
                <text:p>108.3516515053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5.29415710159">
                <text:p>1805.29415710159</text:p>
              </table:table-cell>
              <table:table-cell office:value-type="float" office:value="108.344586042386">
                <text:p>108.3445860423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05.27398192979">
                <text:p>1805.27398192979</text:p>
              </table:table-cell>
              <table:table-cell office:value-type="float" office:value="108.361063678022">
                <text:p>108.361063678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04.56536912752">
                <text:p>1804.56536912752</text:p>
              </table:table-cell>
              <table:table-cell office:value-type="float" office:value="108.117652322674">
                <text:p>108.1176523226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04.59970857179">
                <text:p>1804.59970857179</text:p>
              </table:table-cell>
              <table:table-cell office:value-type="float" office:value="108.076156737693">
                <text:p>108.0761567376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4.58617818046">
                <text:p>1804.58617818046</text:p>
              </table:table-cell>
              <table:table-cell office:value-type="float" office:value="108.09511461084">
                <text:p>108.095114610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04.59295983611">
                <text:p>1804.59295983611</text:p>
              </table:table-cell>
              <table:table-cell office:value-type="float" office:value="108.117603577632">
                <text:p>108.1176035776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04.59287990099">
                <text:p>1804.59287990099</text:p>
              </table:table-cell>
              <table:table-cell office:value-type="float" office:value="108.09884403718">
                <text:p>108.098844037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04.25923428999">
                <text:p>1804.25923428999</text:p>
              </table:table-cell>
              <table:table-cell office:value-type="float" office:value="108.147079736442">
                <text:p>108.1470797364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04.26218670656">
                <text:p>1804.26218670656</text:p>
              </table:table-cell>
              <table:table-cell office:value-type="float" office:value="108.1389447845">
                <text:p>108.13894478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04.25918774334">
                <text:p>1804.25918774334</text:p>
              </table:table-cell>
              <table:table-cell office:value-type="float" office:value="108.120361284332">
                <text:p>108.1203612843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04.27829556369">
                <text:p>1804.27829556369</text:p>
              </table:table-cell>
              <table:table-cell office:value-type="float" office:value="108.133696076672">
                <text:p>108.1336960766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04.26312493422">
                <text:p>1804.26312493422</text:p>
              </table:table-cell>
              <table:table-cell office:value-type="float" office:value="108.133291232502">
                <text:p>108.1332912325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04.23266740697">
                <text:p>1804.23266740697</text:p>
              </table:table-cell>
              <table:table-cell office:value-type="float" office:value="107.944607986926">
                <text:p>107.9446079869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04.23790358504">
                <text:p>1804.23790358504</text:p>
              </table:table-cell>
              <table:table-cell office:value-type="float" office:value="107.917257534548">
                <text:p>107.9172575345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04.25695217492">
                <text:p>1804.25695217492</text:p>
              </table:table-cell>
              <table:table-cell office:value-type="float" office:value="107.924938564617">
                <text:p>107.9249385646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04.28040838158">
                <text:p>1804.28040838158</text:p>
              </table:table-cell>
              <table:table-cell office:value-type="float" office:value="107.900977430993">
                <text:p>107.9009774309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4.23001969796">
                <text:p>1804.23001969796</text:p>
              </table:table-cell>
              <table:table-cell office:value-type="float" office:value="107.949447143795">
                <text:p>107.9494471437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04.03178238551">
                <text:p>1804.03178238551</text:p>
              </table:table-cell>
              <table:table-cell office:value-type="float" office:value="107.626826650229">
                <text:p>107.6268266502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4.02039828774">
                <text:p>1804.02039828774</text:p>
              </table:table-cell>
              <table:table-cell office:value-type="float" office:value="107.640892292149">
                <text:p>107.6408922921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04.02108630612">
                <text:p>1804.02108630612</text:p>
              </table:table-cell>
              <table:table-cell office:value-type="float" office:value="107.603802762264">
                <text:p>107.6038027622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04.02002778236">
                <text:p>1804.02002778236</text:p>
              </table:table-cell>
              <table:table-cell office:value-type="float" office:value="107.624038661124">
                <text:p>107.6240386611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04.02452693873">
                <text:p>1804.02452693873</text:p>
              </table:table-cell>
              <table:table-cell office:value-type="float" office:value="107.628132935264">
                <text:p>107.628132935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03.33218974307">
                <text:p>1803.33218974307</text:p>
              </table:table-cell>
              <table:table-cell office:value-type="float" office:value="107.538084236144">
                <text:p>107.538084236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03.32745700114">
                <text:p>1803.32745700114</text:p>
              </table:table-cell>
              <table:table-cell office:value-type="float" office:value="107.544013441841">
                <text:p>107.5440134418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03.34162789202">
                <text:p>1803.34162789202</text:p>
              </table:table-cell>
              <table:table-cell office:value-type="float" office:value="107.529306130326">
                <text:p>107.5293061303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03.31510978108">
                <text:p>1803.31510978108</text:p>
              </table:table-cell>
              <table:table-cell office:value-type="float" office:value="107.535251150368">
                <text:p>107.5352511503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03.34356111439">
                <text:p>1803.34356111439</text:p>
              </table:table-cell>
              <table:table-cell office:value-type="float" office:value="107.538960760105">
                <text:p>107.5389607601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02.42052182137">
                <text:p>1802.42052182137</text:p>
              </table:table-cell>
              <table:table-cell office:value-type="float" office:value="106.911818735734">
                <text:p>106.9118187357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02.64383538986">
                <text:p>1802.64383538986</text:p>
              </table:table-cell>
              <table:table-cell office:value-type="float" office:value="107.599264503181">
                <text:p>107.5992645031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02.43948905508">
                <text:p>1802.43948905508</text:p>
              </table:table-cell>
              <table:table-cell office:value-type="float" office:value="106.879237403788">
                <text:p>106.8792374037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02.44327959558">
                <text:p>1802.44327959558</text:p>
              </table:table-cell>
              <table:table-cell office:value-type="float" office:value="106.870278608188">
                <text:p>106.8702786081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02.43096104842">
                <text:p>1802.43096104842</text:p>
              </table:table-cell>
              <table:table-cell office:value-type="float" office:value="106.870877320714">
                <text:p>106.8708773207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02.05993580766">
                <text:p>1802.05993580766</text:p>
              </table:table-cell>
              <table:table-cell office:value-type="float" office:value="106.822672109393">
                <text:p>106.8226721093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2.03807412914">
                <text:p>1802.03807412914</text:p>
              </table:table-cell>
              <table:table-cell office:value-type="float" office:value="106.825502370168">
                <text:p>106.8255023701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2.05518267892">
                <text:p>1802.05518267892</text:p>
              </table:table-cell>
              <table:table-cell office:value-type="float" office:value="106.832802730651">
                <text:p>106.8328027306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02.06602264054">
                <text:p>1802.06602264054</text:p>
              </table:table-cell>
              <table:table-cell office:value-type="float" office:value="106.830444258481">
                <text:p>106.8304442584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2.05189142999">
                <text:p>1802.05189142999</text:p>
              </table:table-cell>
              <table:table-cell office:value-type="float" office:value="106.85052787298">
                <text:p>106.850527872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1.29871153988">
                <text:p>1801.29871153988</text:p>
              </table:table-cell>
              <table:table-cell office:value-type="float" office:value="106.811490075998">
                <text:p>106.8114900759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1.291850266">
                <text:p>1801.291850266</text:p>
              </table:table-cell>
              <table:table-cell office:value-type="float" office:value="106.816113061814">
                <text:p>106.816113061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1.29399472266">
                <text:p>1801.29399472266</text:p>
              </table:table-cell>
              <table:table-cell office:value-type="float" office:value="106.823735099827">
                <text:p>106.8237350998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01.29679843264">
                <text:p>1801.29679843264</text:p>
              </table:table-cell>
              <table:table-cell office:value-type="float" office:value="106.823667166071">
                <text:p>106.8236671660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01.30289246667">
                <text:p>1801.30289246667</text:p>
              </table:table-cell>
              <table:table-cell office:value-type="float" office:value="106.817783826175">
                <text:p>106.8177838261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00.44375089583">
                <text:p>1800.44375089583</text:p>
              </table:table-cell>
              <table:table-cell office:value-type="float" office:value="106.755843147046">
                <text:p>106.7558431470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0.46521696896">
                <text:p>1800.46521696896</text:p>
              </table:table-cell>
              <table:table-cell office:value-type="float" office:value="106.750239380525">
                <text:p>106.7502393805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00.44809023683">
                <text:p>1800.44809023683</text:p>
              </table:table-cell>
              <table:table-cell office:value-type="float" office:value="106.761838034324">
                <text:p>106.7618380343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00.46986096079">
                <text:p>1800.46986096079</text:p>
              </table:table-cell>
              <table:table-cell office:value-type="float" office:value="106.750302963025">
                <text:p>106.7503029630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00.44389290221">
                <text:p>1800.44389290221</text:p>
              </table:table-cell>
              <table:table-cell office:value-type="float" office:value="106.762057283362">
                <text:p>106.7620572833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00.01427312447">
                <text:p>1800.01427312447</text:p>
              </table:table-cell>
              <table:table-cell office:value-type="float" office:value="106.727187947347">
                <text:p>106.7271879473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00.02859259742">
                <text:p>1800.02859259742</text:p>
              </table:table-cell>
              <table:table-cell office:value-type="float" office:value="106.722969604056">
                <text:p>106.722969604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00.00927297975">
                <text:p>1800.00927297975</text:p>
              </table:table-cell>
              <table:table-cell office:value-type="float" office:value="106.730957772994">
                <text:p>106.7309577729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00.0236816736">
                <text:p>1800.0236816736</text:p>
              </table:table-cell>
              <table:table-cell office:value-type="float" office:value="106.725693102276">
                <text:p>106.7256931022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00.02122164309">
                <text:p>1800.02122164309</text:p>
              </table:table-cell>
              <table:table-cell office:value-type="float" office:value="106.728323807215">
                <text:p>106.7283238072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99.11753312518">
                <text:p>1799.11753312518</text:p>
              </table:table-cell>
              <table:table-cell office:value-type="float" office:value="106.731470202508">
                <text:p>106.7314702025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99.12012316018">
                <text:p>1799.12012316018</text:p>
              </table:table-cell>
              <table:table-cell office:value-type="float" office:value="106.731221571692">
                <text:p>106.731221571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99.13131652504">
                <text:p>1799.13131652504</text:p>
              </table:table-cell>
              <table:table-cell office:value-type="float" office:value="106.72923812057">
                <text:p>106.729238120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15545083401">
                <text:p>1799.15545083401</text:p>
              </table:table-cell>
              <table:table-cell office:value-type="float" office:value="106.717965706287">
                <text:p>106.7179657062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9.13065319595">
                <text:p>1799.13065319595</text:p>
              </table:table-cell>
              <table:table-cell office:value-type="float" office:value="106.733618745711">
                <text:p>106.7336187457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98.17836849416">
                <text:p>1798.17836849416</text:p>
              </table:table-cell>
              <table:table-cell office:value-type="float" office:value="106.971448881572">
                <text:p>106.9714488815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98.1825749635">
                <text:p>1798.1825749635</text:p>
              </table:table-cell>
              <table:table-cell office:value-type="float" office:value="106.949720173698">
                <text:p>106.9497201736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98.177119699">
                <text:p>1798.177119699</text:p>
              </table:table-cell>
              <table:table-cell office:value-type="float" office:value="106.973264509608">
                <text:p>106.9732645096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98.17931650638">
                <text:p>1798.17931650638</text:p>
              </table:table-cell>
              <table:table-cell office:value-type="float" office:value="106.968898514388">
                <text:p>106.9688985143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98.17014369644">
                <text:p>1798.17014369644</text:p>
              </table:table-cell>
              <table:table-cell office:value-type="float" office:value="106.979413800846">
                <text:p>106.9794138008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97.22767270817">
                <text:p>1797.22767270817</text:p>
              </table:table-cell>
              <table:table-cell office:value-type="float" office:value="107.359858718901">
                <text:p>107.3598587189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97.2244387858">
                <text:p>1797.2244387858</text:p>
              </table:table-cell>
              <table:table-cell office:value-type="float" office:value="107.347636264731">
                <text:p>107.3476362647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7.21873548823">
                <text:p>1797.21873548823</text:p>
              </table:table-cell>
              <table:table-cell office:value-type="float" office:value="107.349952389664">
                <text:p>107.3499523896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97.22173035396">
                <text:p>1797.22173035396</text:p>
              </table:table-cell>
              <table:table-cell office:value-type="float" office:value="107.355947798329">
                <text:p>107.3559477983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97.22608899627">
                <text:p>1797.22608899627</text:p>
              </table:table-cell>
              <table:table-cell office:value-type="float" office:value="107.356862377143">
                <text:p>107.35686237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6.38409815742">
                <text:p>1796.38409815742</text:p>
              </table:table-cell>
              <table:table-cell office:value-type="float" office:value="107.376044555064">
                <text:p>107.3760445550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96.38332559923">
                <text:p>1796.38332559923</text:p>
              </table:table-cell>
              <table:table-cell office:value-type="float" office:value="107.372884566212">
                <text:p>107.3728845662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96.39477684385">
                <text:p>1796.39477684385</text:p>
              </table:table-cell>
              <table:table-cell office:value-type="float" office:value="107.35172724044">
                <text:p>107.351727240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96.37764298915">
                <text:p>1796.37764298915</text:p>
              </table:table-cell>
              <table:table-cell office:value-type="float" office:value="107.363867696536">
                <text:p>107.3638676965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96.38667417879">
                <text:p>1796.38667417879</text:p>
              </table:table-cell>
              <table:table-cell office:value-type="float" office:value="107.361732650298">
                <text:p>107.3617326502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95.93001439207">
                <text:p>1795.93001439207</text:p>
              </table:table-cell>
              <table:table-cell office:value-type="float" office:value="107.35728185978">
                <text:p>107.357281859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5.94921839487">
                <text:p>1795.94921839487</text:p>
              </table:table-cell>
              <table:table-cell office:value-type="float" office:value="107.339748221232">
                <text:p>107.3397482212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95.94634865477">
                <text:p>1795.94634865477</text:p>
              </table:table-cell>
              <table:table-cell office:value-type="float" office:value="107.35144526931">
                <text:p>107.351445269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95.94930679229">
                <text:p>1795.94930679229</text:p>
              </table:table-cell>
              <table:table-cell office:value-type="float" office:value="107.338249937765">
                <text:p>107.3382499377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95.94174580772">
                <text:p>1795.94174580772</text:p>
              </table:table-cell>
              <table:table-cell office:value-type="float" office:value="107.343262445279">
                <text:p>107.3432624452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94.9658576405">
                <text:p>1794.9658576405</text:p>
              </table:table-cell>
              <table:table-cell office:value-type="float" office:value="107.22004119484">
                <text:p>107.220041194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94.98251234688">
                <text:p>1794.98251234688</text:p>
              </table:table-cell>
              <table:table-cell office:value-type="float" office:value="107.219895711033">
                <text:p>107.2198957110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94.9733725561">
                <text:p>1794.9733725561</text:p>
              </table:table-cell>
              <table:table-cell office:value-type="float" office:value="107.21890296642">
                <text:p>107.218902966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94.969270586">
                <text:p>1794.969270586</text:p>
              </table:table-cell>
              <table:table-cell office:value-type="float" office:value="107.211207142179">
                <text:p>107.2112071421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94.97794927812">
                <text:p>1794.97794927812</text:p>
              </table:table-cell>
              <table:table-cell office:value-type="float" office:value="107.208648366261">
                <text:p>107.2086483662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94.27912871251">
                <text:p>1794.27912871251</text:p>
              </table:table-cell>
              <table:table-cell office:value-type="float" office:value="106.883517467763">
                <text:p>106.8835174677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94.43364569889">
                <text:p>1794.43364569889</text:p>
              </table:table-cell>
              <table:table-cell office:value-type="float" office:value="107.605650636889">
                <text:p>107.6056506368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94.27556972891">
                <text:p>1794.27556972891</text:p>
              </table:table-cell>
              <table:table-cell office:value-type="float" office:value="106.899659408719">
                <text:p>106.8996594087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4.26668420591">
                <text:p>1794.26668420591</text:p>
              </table:table-cell>
              <table:table-cell office:value-type="float" office:value="106.876283711119">
                <text:p>106.8762837111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94.27575184502">
                <text:p>1794.27575184502</text:p>
              </table:table-cell>
              <table:table-cell office:value-type="float" office:value="106.900341328413">
                <text:p>106.900341328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4.49711071309">
                <text:p>1794.49711071309</text:p>
              </table:table-cell>
              <table:table-cell office:value-type="float" office:value="107.532724255221">
                <text:p>107.5327242552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94.5271437013">
                <text:p>1794.5271437013</text:p>
              </table:table-cell>
              <table:table-cell office:value-type="float" office:value="107.529950538387">
                <text:p>107.529950538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4.53456611864">
                <text:p>1794.53456611864</text:p>
              </table:table-cell>
              <table:table-cell office:value-type="float" office:value="107.526247279012">
                <text:p>107.5262472790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4.50403336143">
                <text:p>1794.50403336143</text:p>
              </table:table-cell>
              <table:table-cell office:value-type="float" office:value="107.526422074582">
                <text:p>107.5264220745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94.49938483243">
                <text:p>1794.49938483243</text:p>
              </table:table-cell>
              <table:table-cell office:value-type="float" office:value="107.528021566408">
                <text:p>107.5280215664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94.91205142696">
                <text:p>1794.91205142696</text:p>
              </table:table-cell>
              <table:table-cell office:value-type="float" office:value="107.545009455083">
                <text:p>107.545009455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4.92852564451">
                <text:p>1794.92852564451</text:p>
              </table:table-cell>
              <table:table-cell office:value-type="float" office:value="107.528224711289">
                <text:p>107.5282247112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94.93476901664">
                <text:p>1794.93476901664</text:p>
              </table:table-cell>
              <table:table-cell office:value-type="float" office:value="107.539446857789">
                <text:p>107.5394468577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94.90619909207">
                <text:p>1794.90619909207</text:p>
              </table:table-cell>
              <table:table-cell office:value-type="float" office:value="107.542339103803">
                <text:p>107.5423391038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94.93414339639">
                <text:p>1794.93414339639</text:p>
              </table:table-cell>
              <table:table-cell office:value-type="float" office:value="107.525623592633">
                <text:p>107.5256235926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94.29776470978">
                <text:p>1794.29776470978</text:p>
              </table:table-cell>
              <table:table-cell office:value-type="float" office:value="107.447344903296">
                <text:p>107.4473449032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94.28013846247">
                <text:p>1794.28013846247</text:p>
              </table:table-cell>
              <table:table-cell office:value-type="float" office:value="107.433483444585">
                <text:p>107.4334834445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94.27786410977">
                <text:p>1794.27786410977</text:p>
              </table:table-cell>
              <table:table-cell office:value-type="float" office:value="107.43019231829">
                <text:p>107.430192318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94.25884205426">
                <text:p>1794.25884205426</text:p>
              </table:table-cell>
              <table:table-cell office:value-type="float" office:value="107.444761936223">
                <text:p>107.4447619362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94.28660124948">
                <text:p>1794.28660124948</text:p>
              </table:table-cell>
              <table:table-cell office:value-type="float" office:value="107.444115764145">
                <text:p>107.4441157641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94.30813727774">
                <text:p>1794.30813727774</text:p>
              </table:table-cell>
              <table:table-cell office:value-type="float" office:value="107.379721140727">
                <text:p>107.3797211407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94.30470533983">
                <text:p>1794.30470533983</text:p>
              </table:table-cell>
              <table:table-cell office:value-type="float" office:value="107.361020518149">
                <text:p>107.3610205181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94.33316806863">
                <text:p>1794.33316806863</text:p>
              </table:table-cell>
              <table:table-cell office:value-type="float" office:value="107.35397470893">
                <text:p>107.353974708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94.32945572398">
                <text:p>1794.32945572398</text:p>
              </table:table-cell>
              <table:table-cell office:value-type="float" office:value="107.357994854604">
                <text:p>107.3579948546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4.31939603817">
                <text:p>1794.31939603817</text:p>
              </table:table-cell>
              <table:table-cell office:value-type="float" office:value="107.374347211242">
                <text:p>107.3743472112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92.50106985123">
                <text:p>1792.50106985123</text:p>
              </table:table-cell>
              <table:table-cell office:value-type="float" office:value="106.53105768967">
                <text:p>106.531057689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92.48729616989">
                <text:p>1792.48729616989</text:p>
              </table:table-cell>
              <table:table-cell office:value-type="float" office:value="106.546381201712">
                <text:p>106.5463812017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92.49664184052">
                <text:p>1792.49664184052</text:p>
              </table:table-cell>
              <table:table-cell office:value-type="float" office:value="106.546746768715">
                <text:p>106.5467467687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92.5053356062">
                <text:p>1792.5053356062</text:p>
              </table:table-cell>
              <table:table-cell office:value-type="float" office:value="106.557919319236">
                <text:p>106.5579193192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2.48950016681">
                <text:p>1792.48950016681</text:p>
              </table:table-cell>
              <table:table-cell office:value-type="float" office:value="106.559180670253">
                <text:p>106.5591806702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92.18385506396">
                <text:p>1792.18385506396</text:p>
              </table:table-cell>
              <table:table-cell office:value-type="float" office:value="106.49638942854">
                <text:p>106.496389428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92.15787032998">
                <text:p>1792.15787032998</text:p>
              </table:table-cell>
              <table:table-cell office:value-type="float" office:value="106.509299859044">
                <text:p>106.5092998590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92.17706432116">
                <text:p>1792.17706432116</text:p>
              </table:table-cell>
              <table:table-cell office:value-type="float" office:value="106.509653217892">
                <text:p>106.5096532178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92.18208856728">
                <text:p>1792.18208856728</text:p>
              </table:table-cell>
              <table:table-cell office:value-type="float" office:value="106.506321978672">
                <text:p>106.5063219786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92.15545794667">
                <text:p>1792.15545794667</text:p>
              </table:table-cell>
              <table:table-cell office:value-type="float" office:value="106.516767230312">
                <text:p>106.5167672303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91.29605278421">
                <text:p>1791.29605278421</text:p>
              </table:table-cell>
              <table:table-cell office:value-type="float" office:value="106.488031217665">
                <text:p>106.4880312176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91.28935381479">
                <text:p>1791.28935381479</text:p>
              </table:table-cell>
              <table:table-cell office:value-type="float" office:value="106.506424781632">
                <text:p>106.506424781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91.28350039659">
                <text:p>1791.28350039659</text:p>
              </table:table-cell>
              <table:table-cell office:value-type="float" office:value="106.500146112706">
                <text:p>106.5001461127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.30154243908">
                <text:p>1791.30154243908</text:p>
              </table:table-cell>
              <table:table-cell office:value-type="float" office:value="106.484614992564">
                <text:p>106.4846149925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91.29078201668">
                <text:p>1791.29078201668</text:p>
              </table:table-cell>
              <table:table-cell office:value-type="float" office:value="106.506042982627">
                <text:p>106.5060429826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90.47494607945">
                <text:p>1790.47494607945</text:p>
              </table:table-cell>
              <table:table-cell office:value-type="float" office:value="106.210473341219">
                <text:p>106.210473341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90.86960202824">
                <text:p>1790.86960202824</text:p>
              </table:table-cell>
              <table:table-cell office:value-type="float" office:value="106.403330774777">
                <text:p>106.4033307747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90.50914750468">
                <text:p>1790.50914750468</text:p>
              </table:table-cell>
              <table:table-cell office:value-type="float" office:value="106.426657112813">
                <text:p>106.4266571128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0.48731898366">
                <text:p>1790.48731898366</text:p>
              </table:table-cell>
              <table:table-cell office:value-type="float" office:value="106.421988171509">
                <text:p>106.4219881715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0.50056753161">
                <text:p>1790.50056753161</text:p>
              </table:table-cell>
              <table:table-cell office:value-type="float" office:value="106.414223644669">
                <text:p>106.4142236446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90.1681142277">
                <text:p>1790.1681142277</text:p>
              </table:table-cell>
              <table:table-cell office:value-type="float" office:value="106.145001373825">
                <text:p>106.1450013738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90.1655696344">
                <text:p>1790.1655696344</text:p>
              </table:table-cell>
              <table:table-cell office:value-type="float" office:value="106.145613577753">
                <text:p>106.1456135777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0.16477344117">
                <text:p>1790.16477344117</text:p>
              </table:table-cell>
              <table:table-cell office:value-type="float" office:value="106.155047489634">
                <text:p>106.1550474896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0.16523248617">
                <text:p>1790.16523248617</text:p>
              </table:table-cell>
              <table:table-cell office:value-type="float" office:value="106.148752984321">
                <text:p>106.1487529843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90.16320151308">
                <text:p>1790.16320151308</text:p>
              </table:table-cell>
              <table:table-cell office:value-type="float" office:value="106.140360848035">
                <text:p>106.1403608480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89.43264694976">
                <text:p>1789.43264694976</text:p>
              </table:table-cell>
              <table:table-cell office:value-type="float" office:value="106.105675220255">
                <text:p>106.1056752202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89.42537884658">
                <text:p>1789.42537884658</text:p>
              </table:table-cell>
              <table:table-cell office:value-type="float" office:value="106.122588037511">
                <text:p>106.1225880375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89.44138145086">
                <text:p>1789.44138145086</text:p>
              </table:table-cell>
              <table:table-cell office:value-type="float" office:value="106.090831710919">
                <text:p>106.0908317109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89.42677183839">
                <text:p>1789.42677183839</text:p>
              </table:table-cell>
              <table:table-cell office:value-type="float" office:value="106.120149306289">
                <text:p>106.1201493062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89.43639401819">
                <text:p>1789.43639401819</text:p>
              </table:table-cell>
              <table:table-cell office:value-type="float" office:value="106.105418548107">
                <text:p>106.105418548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89.17669480626">
                <text:p>1789.17669480626</text:p>
              </table:table-cell>
              <table:table-cell office:value-type="float" office:value="106.903427028038">
                <text:p>106.9034270280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89.16785476777">
                <text:p>1789.16785476777</text:p>
              </table:table-cell>
              <table:table-cell office:value-type="float" office:value="106.928591429338">
                <text:p>106.9285914293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89.15388826445">
                <text:p>1789.15388826445</text:p>
              </table:table-cell>
              <table:table-cell office:value-type="float" office:value="106.923515948494">
                <text:p>106.923515948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